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ystem" style:font-pitch="variable" svg:panose-1="2 11 5 2 4 2 4 2 2 3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FreeSerif" svg:font-family="FreeSerif" style:font-family-generic="roman" style:font-pitch="variable" svg:panose-1="2 11 6 4 2 2 2 2 2 4"/>
    <style:font-face style:name="-webkit-standard" svg:font-family="-webkit-standard" style:font-family-generic="roman" svg:panose-1="2 11 6 4 2 2 2 2 2 4"/>
  </office:font-face-decls>
  <office:automatic-styles>
    <style:style style:name="P1" style:parent-style-name="Heading1" style:master-page-name="MP0" style:family="paragraph">
      <style:paragraph-properties fo:break-before="page" fo:text-align="justify" fo:margin-top="0in" fo:margin-bottom="0.1666in"/>
      <style:text-properties style:font-name="Calibri" fo:font-weight="bold" style:font-weight-asian="bold" fo:font-size="20pt" style:font-size-asian="20pt" fo:language="en" fo:country="GB"/>
    </style:style>
    <style:style style:name="P2" style:parent-style-name="Standard" style:family="paragraph">
      <style:paragraph-properties fo:text-align="justify"/>
    </style:style>
    <style:style style:name="T3" style:parent-style-name="DefaultParagraphFont" style:family="text">
      <style:text-properties style:font-name="Calibri" fo:font-size="12pt" style:font-size-asian="12pt" fo:language="en" fo:country="GB"/>
    </style:style>
    <style:style style:name="T4" style:parent-style-name="DefaultParagraphFont" style:family="text">
      <style:text-properties fo:language="en" fo:country="US"/>
    </style:style>
    <style:style style:name="T5" style:parent-style-name="Internetlink" style:family="text">
      <style:text-properties style:font-name="Calibri" fo:font-size="12pt" style:font-size-asian="12pt" fo:language="en" fo:country="GB"/>
    </style:style>
    <style:style style:name="T6" style:parent-style-name="Internetlink" style:family="text">
      <style:text-properties style:font-name="Calibri" fo:font-size="12pt" style:font-size-asian="12pt" fo:language="en" fo:country="GB"/>
    </style:style>
    <style:style style:name="T7" style:parent-style-name="Internetlink" style:family="text">
      <style:text-properties style:font-name="Calibri" fo:font-size="12pt" style:font-size-asian="12pt" fo:language="en" fo:country="GB"/>
    </style:style>
    <style:style style:name="T8" style:parent-style-name="DefaultParagraphFont" style:family="text">
      <style:text-properties style:font-name="Calibri" fo:font-size="12pt" style:font-size-asian="12pt" fo:language="en" fo:country="GB"/>
    </style:style>
    <style:style style:name="P9" style:parent-style-name="Standard" style:family="paragraph">
      <style:paragraph-properties fo:text-align="justify" fo:margin-bottom="0.1666in"/>
    </style:style>
    <style:style style:name="T10" style:parent-style-name="DefaultParagraphFont" style:family="text">
      <style:text-properties style:font-name="Calibri" fo:font-size="12pt" style:font-size-asian="12pt" fo:language="en" fo:country="GB"/>
    </style:style>
    <style:style style:name="T11" style:parent-style-name="DefaultParagraphFont" style:family="text">
      <style:text-properties style:font-name="Calibri" fo:font-size="12pt" style:font-size-asian="12pt" fo:language="en" fo:country="GB"/>
    </style:style>
    <style:style style:name="T12" style:parent-style-name="DefaultParagraphFont" style:family="text">
      <style:text-properties style:font-name="Calibri" fo:color="#FF0000" fo:font-size="12pt" style:font-size-asian="12pt" fo:language="en" fo:country="GB"/>
    </style:style>
    <style:style style:name="T13" style:parent-style-name="DefaultParagraphFont" style:family="text">
      <style:text-properties style:font-name="Calibri" fo:font-size="12pt" style:font-size-asian="12pt" fo:language="en" fo:country="GB"/>
    </style:style>
    <style:style style:name="P14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TableColumn16" style:family="table-column">
      <style:table-column-properties style:column-width="6.2986in" style:use-optimal-column-width="false"/>
    </style:style>
    <style:style style:name="Table15" style:family="table">
      <style:table-properties style:width="6.298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justify" fo:margin-left="0.4916in">
        <style:tab-stops/>
      </style:paragraph-properties>
    </style:style>
    <style:style style:name="T20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1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2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3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24" style:parent-style-name="Standard" style:family="paragraph">
      <style:paragraph-properties fo:text-align="justify" fo:margin-left="0.4916in">
        <style:tab-stops/>
      </style:paragraph-properties>
    </style:style>
    <style:style style:name="T25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6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7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8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9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0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1" style:parent-style-name="Standard" style:family="paragraph">
      <style:paragraph-properties fo:text-align="justify" fo:margin-left="0.4916in">
        <style:tab-stops/>
      </style:paragraph-properties>
    </style:style>
    <style:style style:name="T3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3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3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5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3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37" style:parent-style-name="Standard" style:family="paragraph">
      <style:paragraph-properties fo:text-align="justify" fo:margin-left="0.4916in">
        <style:tab-stops/>
      </style:paragraph-properties>
    </style:style>
    <style:style style:name="T3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9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4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41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4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43" style:parent-style-name="Standard" style:family="paragraph">
      <style:paragraph-properties fo:text-align="justify" fo:margin-left="0.4916in">
        <style:tab-stops/>
      </style:paragraph-properties>
    </style:style>
    <style:style style:name="T4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45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4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47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4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49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50" style:parent-style-name="Standard" style:family="paragraph">
      <style:paragraph-properties fo:text-align="justify" fo:margin-left="0.4916in">
        <style:tab-stops/>
      </style:paragraph-properties>
    </style:style>
    <style:style style:name="T51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52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53" style:parent-style-name="Standard" style:family="paragraph">
      <style:paragraph-properties fo:text-align="justify" fo:margin-left="0.4916in">
        <style:tab-stops/>
      </style:paragraph-properties>
    </style:style>
    <style:style style:name="T54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55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P56" style:parent-style-name="TableContents" style:family="paragraph">
      <style:text-properties fo:language="en" fo:country="US"/>
    </style:style>
    <style:style style:name="P57" style:parent-style-name="TableContents" style:family="paragraph">
      <style:text-properties fo:language="en" fo:country="U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justify" fo:margin-left="0.4916in">
        <style:tab-stops/>
      </style:paragraph-properties>
    </style:style>
    <style:style style:name="T61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62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63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64" style:parent-style-name="DefaultParagraphFont" style:family="text">
      <style:text-properties style:font-name="Calibri" fo:font-style="italic" style:font-style-asian="italic" fo:color="#FF0000" fo:font-size="12pt" style:font-size-asian="12pt" style:font-size-complex="14pt" style:text-underline-type="single" style:text-underline-style="solid" style:text-underline-width="auto" style:text-underline-mode="continuous" fo:language="en" fo:country="GB"/>
    </style:style>
    <style:style style:name="T65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66" style:parent-style-name="Standard" style:family="paragraph">
      <style:paragraph-properties fo:text-align="justify" fo:margin-left="0.4916in">
        <style:tab-stops/>
      </style:paragraph-properties>
    </style:style>
    <style:style style:name="T67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68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69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70" style:parent-style-name="DefaultParagraphFont" style:family="text">
      <style:text-properties style:font-name="Calibri" fo:font-style="italic" style:font-style-asian="italic" fo:color="#FF0000" fo:font-size="12pt" style:font-size-asian="12pt" style:font-size-complex="14pt" style:text-underline-type="single" style:text-underline-style="solid" style:text-underline-width="auto" style:text-underline-mode="continuous" fo:language="en" fo:country="GB"/>
    </style:style>
    <style:style style:name="T71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72" style:parent-style-name="Standard" style:family="paragraph">
      <style:paragraph-properties fo:text-align="justify" fo:margin-left="0.4916in">
        <style:tab-stops/>
      </style:paragraph-properties>
    </style:style>
    <style:style style:name="T73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74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75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76" style:parent-style-name="DefaultParagraphFont" style:family="text">
      <style:text-properties style:font-name="Calibri" fo:font-style="italic" style:font-style-asian="italic" fo:color="#FF0000" fo:font-size="12pt" style:font-size-asian="12pt" style:font-size-complex="14pt" style:text-underline-type="single" style:text-underline-style="solid" style:text-underline-width="auto" style:text-underline-mode="continuous" fo:language="en" fo:country="GB"/>
    </style:style>
    <style:style style:name="T77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78" style:parent-style-name="Standard" style:family="paragraph">
      <style:paragraph-properties fo:text-align="justify" fo:margin-left="0.4916in">
        <style:tab-stops/>
      </style:paragraph-properties>
    </style:style>
    <style:style style:name="T79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80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81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8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83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8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85" style:parent-style-name="Standard" style:family="paragraph">
      <style:paragraph-properties fo:text-align="justify" fo:margin-left="0.4916in">
        <style:tab-stops/>
      </style:paragraph-properties>
    </style:style>
    <style:style style:name="T8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87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8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89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9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91" style:parent-style-name="Standard" style:family="paragraph">
      <style:paragraph-properties fo:text-align="justify" fo:margin-left="0.4916in">
        <style:tab-stops/>
      </style:paragraph-properties>
    </style:style>
    <style:style style:name="T9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93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9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95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9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97" style:parent-style-name="Standard" style:family="paragraph">
      <style:paragraph-properties fo:text-align="justify" fo:margin-left="0.4916in">
        <style:tab-stops/>
      </style:paragraph-properties>
    </style:style>
    <style:style style:name="T9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99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0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01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0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103" style:parent-style-name="Standard" style:family="paragraph">
      <style:paragraph-properties fo:text-align="justify" fo:margin-left="0.4916in">
        <style:tab-stops/>
      </style:paragraph-properties>
    </style:style>
    <style:style style:name="T10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05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0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07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style:text-underline-type="single" style:text-underline-style="solid" style:text-underline-width="auto" style:text-underline-mode="continuous" fo:language="en" fo:country="GB"/>
    </style:style>
    <style:style style:name="T10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109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10" style:parent-style-name="Standard" style:family="paragraph">
      <style:paragraph-properties fo:text-align="justify" fo:margin-left="0.4916in">
        <style:tab-stops/>
      </style:paragraph-properties>
    </style:style>
    <style:style style:name="T111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112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13" style:parent-style-name="Standard" style:family="paragraph">
      <style:paragraph-properties fo:text-align="justify" fo:margin-left="0.4916in">
        <style:tab-stops/>
      </style:paragraph-properties>
    </style:style>
    <style:style style:name="T114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15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16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17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P118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19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20" style:parent-style-name="Standard" style:family="paragraph">
      <style:paragraph-properties fo:text-align="justify" fo:margin-left="0.4916in">
        <style:tab-stops/>
      </style:paragraph-properties>
      <style:text-properties style:font-name="Calibri" fo:font-size="12pt" style:font-size-asian="12pt" style:font-size-complex="14pt" fo:language="en" fo:country="GB"/>
    </style:style>
    <style:style style:name="P121" style:parent-style-name="Standard" style:family="paragraph">
      <style:paragraph-properties fo:text-align="justify" fo:margin-left="0.4916in">
        <style:tab-stops/>
      </style:paragraph-properties>
    </style:style>
    <style:style style:name="T122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23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24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25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26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27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28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29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P130" style:parent-style-name="TableContents" style:family="paragraph">
      <style:text-properties fo:language="en" fo:country="US"/>
    </style:style>
    <style:style style:name="P131" style:parent-style-name="TableContents" style:family="paragraph">
      <style:text-properties fo:language="en" fo:country="US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35" style:parent-style-name="Standard" style:family="paragraph">
      <style:paragraph-properties fo:text-align="justify" fo:margin-left="0.4916in">
        <style:tab-stops/>
      </style:paragraph-properties>
    </style:style>
    <style:style style:name="T136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137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138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139" style:parent-style-name="DefaultParagraphFont" style:family="text">
      <style:text-properties style:font-name="Calibri" fo:color="#FF0000" fo:font-size="12pt" style:font-size-asian="12pt" style:font-size-complex="14pt" fo:language="en" fo:country="GB"/>
    </style:style>
    <style:style style:name="T140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141" style:parent-style-name="Standard" style:family="paragraph">
      <style:paragraph-properties fo:text-align="justify" fo:margin-left="0.4916in">
        <style:tab-stops/>
      </style:paragraph-properties>
    </style:style>
    <style:style style:name="T142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143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144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145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146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147" style:parent-style-name="Standard" style:family="paragraph">
      <style:paragraph-properties fo:text-align="justify" fo:margin-left="0.4916in">
        <style:tab-stops/>
      </style:paragraph-properties>
    </style:style>
    <style:style style:name="T14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49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5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51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5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153" style:parent-style-name="Standard" style:family="paragraph">
      <style:paragraph-properties fo:text-align="justify" fo:margin-left="0.4916in">
        <style:tab-stops/>
      </style:paragraph-properties>
    </style:style>
    <style:style style:name="T15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55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5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57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5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159" style:parent-style-name="Standard" style:family="paragraph">
      <style:paragraph-properties fo:text-align="justify" fo:margin-left="0.4916in">
        <style:tab-stops/>
      </style:paragraph-properties>
    </style:style>
    <style:style style:name="T16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61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6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63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6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165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66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67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68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69" style:parent-style-name="Standard" style:family="paragraph">
      <style:paragraph-properties fo:text-align="justify" fo:margin-left="0.4916in">
        <style:tab-stops/>
      </style:paragraph-properties>
    </style:style>
    <style:style style:name="T170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71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72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73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74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75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176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P177" style:parent-style-name="TableContents" style:family="paragraph">
      <style:text-properties fo:language="en" fo:country="US"/>
    </style:style>
    <style:style style:name="P178" style:parent-style-name="TableContents" style:family="paragraph">
      <style:text-properties fo:language="en" fo:country="US"/>
    </style:style>
    <style:style style:name="TableRow179" style:family="table-row">
      <style:table-row-properties style:min-row-height="1.3833in" style:use-optimal-row-height="false"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P181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182" style:parent-style-name="Standard" style:family="paragraph">
      <style:paragraph-properties fo:text-align="justify" fo:margin-left="0.4916in">
        <style:tab-stops/>
      </style:paragraph-properties>
    </style:style>
    <style:style style:name="T183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184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185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186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187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188" style:parent-style-name="Standard" style:family="paragraph">
      <style:paragraph-properties fo:text-align="justify" fo:margin-left="0.4916in">
        <style:tab-stops/>
      </style:paragraph-properties>
    </style:style>
    <style:style style:name="T189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90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91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92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93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194" style:parent-style-name="Standard" style:family="paragraph">
      <style:paragraph-properties fo:text-align="justify" fo:margin-left="0.4916in">
        <style:tab-stops/>
      </style:paragraph-properties>
    </style:style>
    <style:style style:name="T195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96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97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198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199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20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201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202" style:parent-style-name="Standard" style:family="paragraph">
      <style:paragraph-properties fo:text-align="justify" fo:margin-left="0.4916in">
        <style:tab-stops/>
      </style:paragraph-properties>
    </style:style>
    <style:style style:name="T203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20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205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206" style:parent-style-name="Standard" style:family="paragraph">
      <style:paragraph-properties fo:text-align="justify" fo:margin-left="0.4916in">
        <style:tab-stops/>
      </style:paragraph-properties>
    </style:style>
    <style:style style:name="T207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208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209" style:parent-style-name="Standard" style:family="paragraph">
      <style:paragraph-properties fo:text-align="justify" fo:margin-left="0.4916in">
        <style:tab-stops/>
      </style:paragraph-properties>
    </style:style>
    <style:style style:name="T210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11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212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13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14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15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16" style:parent-style-name="DefaultParagraphFont" style:family="text">
      <style:text-properties style:font-name="Calibri" fo:font-style="italic" style:font-style-asian="italic" style:font-style-complex="italic" fo:font-size="12pt" style:font-size-asian="12pt" style:font-size-complex="14pt" fo:language="en" fo:country="GB"/>
    </style:style>
    <style:style style:name="T217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US"/>
    </style:style>
    <style:style style:name="P221" style:parent-style-name="Standard" style:family="paragraph">
      <style:paragraph-properties fo:text-align="justify" fo:margin-left="0.4916in">
        <style:tab-stops/>
      </style:paragraph-properties>
    </style:style>
    <style:style style:name="T222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23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24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25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26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227" style:parent-style-name="Standard" style:family="paragraph">
      <style:paragraph-properties fo:text-align="justify" fo:margin-left="0.4916in">
        <style:tab-stops/>
      </style:paragraph-properties>
    </style:style>
    <style:style style:name="T22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229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230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231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232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233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234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235" style:parent-style-name="Standard" style:family="paragraph">
      <style:paragraph-properties fo:text-align="justify" fo:margin-left="0.4916in">
        <style:tab-stops/>
      </style:paragraph-properties>
    </style:style>
    <style:style style:name="T23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237" style:parent-style-name="Standard" style:family="paragraph">
      <style:paragraph-properties fo:text-align="justify" fo:margin-left="0.4916in">
        <style:tab-stops/>
      </style:paragraph-properties>
      <style:text-properties style:font-name="Calibri" fo:font-size="12pt" style:font-size-asian="12pt" style:font-size-complex="14pt" fo:language="en" fo:country="GB"/>
    </style:style>
    <style:style style:name="P238" style:parent-style-name="Standard" style:family="paragraph">
      <style:paragraph-properties fo:text-align="justify" fo:margin-left="0.4916in">
        <style:tab-stops/>
      </style:paragraph-properties>
    </style:style>
    <style:style style:name="T239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0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1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2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3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4" style:parent-style-name="DefaultParagraphFont" style:family="text">
      <style:text-properties style:font-name="Calibri" fo:font-style="italic" style:font-style-asian="italic" style:font-style-complex="italic" fo:font-size="12pt" style:font-size-asian="12pt" style:font-size-complex="14pt" fo:language="en" fo:country="GB"/>
    </style:style>
    <style:style style:name="T245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6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7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8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49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50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251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P252" style:parent-style-name="Standard" style:family="paragraph">
      <style:paragraph-properties fo:text-align="justify" fo:margin-left="0.4916in">
        <style:tab-stops/>
      </style:paragraph-properties>
      <style:text-properties style:font-name="Calibri" fo:font-size="12pt" style:font-size-asian="12pt" style:font-size-complex="14pt" fo:language="en" fo:country="GB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Standard" style:family="paragraph">
      <style:paragraph-properties fo:text-align="justify" fo:margin-left="0.4916in">
        <style:tab-stops/>
      </style:paragraph-properties>
    </style:style>
    <style:style style:name="T256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57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58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259" style:parent-style-name="Standard" style:family="paragraph">
      <style:paragraph-properties fo:text-align="justify" fo:margin-left="0.4916in">
        <style:tab-stops/>
      </style:paragraph-properties>
    </style:style>
    <style:style style:name="T260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61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62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263" style:parent-style-name="Standard" style:family="paragraph">
      <style:paragraph-properties fo:text-align="justify" fo:margin-left="0.4916in">
        <style:tab-stops/>
      </style:paragraph-properties>
    </style:style>
    <style:style style:name="T264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65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66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267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268" style:parent-style-name="Standard" style:family="paragraph">
      <style:paragraph-properties fo:text-align="justify" fo:margin-left="0.4916in">
        <style:tab-stops/>
      </style:paragraph-properties>
    </style:style>
    <style:style style:name="T269" style:parent-style-name="DefaultParagraphFont" style:family="text"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T270" style:parent-style-name="DefaultParagraphFont" style:family="text"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T271" style:parent-style-name="DefaultParagraphFont" style:family="text"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272" style:parent-style-name="Standard" style:family="paragraph">
      <style:paragraph-properties fo:text-align="justify" fo:margin-top="0.0395in" fo:margin-bottom="0.0395in" fo:margin-left="0.4916in">
        <style:tab-stops/>
      </style:paragraph-properties>
    </style:style>
    <style:style style:name="T273" style:parent-style-name="DefaultParagraphFont" style:family="text"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274" style:parent-style-name="Standard" style:family="paragraph">
      <style:paragraph-properties fo:text-align="justify" fo:margin-left="0.4916in">
        <style:tab-stops/>
      </style:paragraph-properties>
    </style:style>
    <style:style style:name="T275" style:parent-style-name="DefaultParagraphFont" style:family="text"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T276" style:parent-style-name="DefaultParagraphFont" style:family="text"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T277" style:parent-style-name="DefaultParagraphFont" style:family="text"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278" style:parent-style-name="Standard" style:family="paragraph">
      <style:paragraph-properties fo:text-align="justify" fo:margin-left="0.4916in">
        <style:tab-stops/>
      </style:paragraph-properties>
      <style:text-properties style:font-name="Calibri" fo:color="#000000" fo:font-size="12pt" style:font-size-asian="12pt" style:font-size-complex="14pt" fo:language="en" fo:country="GB"/>
    </style:style>
    <style:style style:name="P279" style:parent-style-name="Standard" style:family="paragraph">
      <style:paragraph-properties fo:text-align="justify" fo:margin-left="0.4916in">
        <style:tab-stops/>
      </style:paragraph-properties>
    </style:style>
    <style:style style:name="T280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T281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T282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T283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T284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T285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P286" style:parent-style-name="TableContents" style:family="paragraph">
      <style:text-properties fo:language="en" fo:country="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Standard" style:family="paragraph">
      <style:paragraph-properties fo:text-align="justify" fo:margin-left="0.4916in">
        <style:tab-stops/>
      </style:paragraph-properties>
    </style:style>
    <style:style style:name="T290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91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92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93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94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295" style:parent-style-name="Standard" style:family="paragraph">
      <style:paragraph-properties fo:text-align="justify" fo:margin-left="0.4916in">
        <style:tab-stops/>
      </style:paragraph-properties>
    </style:style>
    <style:style style:name="T296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97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298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299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300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01" style:parent-style-name="Standard" style:family="paragraph">
      <style:paragraph-properties fo:text-align="justify" fo:margin-left="0.4916in">
        <style:tab-stops/>
      </style:paragraph-properties>
    </style:style>
    <style:style style:name="T30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03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304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05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30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307" style:parent-style-name="Standard" style:family="paragraph">
      <style:paragraph-properties fo:text-align="justify" fo:margin-left="0.4916in">
        <style:tab-stops/>
      </style:paragraph-properties>
    </style:style>
    <style:style style:name="T308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09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31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11" style:parent-style-name="DefaultParagraphFont" style:family="text">
      <style:text-properties style:font-name="Calibri" fo:font-weight="bold" style:font-weight-asian="bold" fo:font-style="italic" style:font-style-asian="italic" fo:font-size="12pt" style:font-size-asian="12pt" style:font-size-complex="14pt" fo:language="en" fo:country="GB"/>
    </style:style>
    <style:style style:name="T312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313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314" style:parent-style-name="Standard" style:family="paragraph">
      <style:paragraph-properties fo:text-align="justify" fo:margin-left="0.4916in">
        <style:tab-stops/>
      </style:paragraph-properties>
    </style:style>
    <style:style style:name="T315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16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T317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318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font-size="12pt" style:font-size-asian="12pt" style:font-size-complex="14pt" fo:language="en" fo:country="GB"/>
    </style:style>
    <style:style style:name="P319" style:parent-style-name="Standard" style:family="paragraph">
      <style:paragraph-properties fo:text-align="justify" fo:margin-left="0.4916in">
        <style:tab-stops/>
      </style:paragraph-properties>
    </style:style>
    <style:style style:name="T320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321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322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323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324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325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326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T327" style:parent-style-name="DefaultParagraphFont" style:family="text">
      <style:text-properties style:font-name="Calibri" fo:font-size="12pt" style:font-size-asian="12pt" style:font-size-complex="14pt" fo:language="en" fo:country="GB"/>
    </style:style>
    <style:style style:name="P328" style:parent-style-name="Standard" style:family="paragraph">
      <style:paragraph-properties fo:text-align="justify" fo:margin-left="0.4916in">
        <style:tab-stops/>
      </style:paragraph-properties>
      <style:text-properties style:font-name="Calibri" fo:font-size="12pt" style:font-size-asian="12pt" style:font-size-complex="14pt" fo:language="en" fo:country="GB"/>
    </style:style>
    <style:style style:name="P329" style:parent-style-name="Standard" style:family="paragraph">
      <style:paragraph-properties fo:text-align="justify" fo:margin-left="0.4916in">
        <style:tab-stops/>
      </style:paragraph-properties>
    </style:style>
    <style:style style:name="T330" style:parent-style-name="DefaultParagraphFont" style:family="text">
      <style:text-properties style:font-name="Calibri" fo:font-style="italic" style:font-style-asian="italic" fo:font-size="12pt" style:font-size-asian="12pt" style:font-size-complex="14pt" fo:language="en" fo:country="GB"/>
    </style:style>
    <style:style style:name="P331" style:parent-style-name="Standard" style:family="paragraph">
      <style:paragraph-properties fo:text-align="justify" fo:margin-left="0.4916in">
        <style:tab-stops/>
      </style:paragraph-properties>
      <style:text-properties style:font-name="Calibri" fo:font-size="12pt" style:font-size-asian="12pt" style:font-size-complex="14pt" fo:language="en" fo:country="GB"/>
    </style:style>
    <style:style style:name="P332" style:parent-style-name="Standard" style:family="paragraph">
      <style:paragraph-properties fo:text-align="justify" fo:margin-left="0.4916in">
        <style:tab-stops/>
      </style:paragraph-properties>
      <style:text-properties style:font-name="Calibri" fo:font-size="12pt" style:font-size-asian="12pt" style:font-size-complex="14pt" fo:language="en" fo:country="GB"/>
    </style:style>
    <style:style style:name="P333" style:parent-style-name="Standard" style:family="paragraph">
      <style:paragraph-properties fo:text-align="justify" fo:margin-left="0.4916in">
        <style:tab-stops/>
      </style:paragraph-properties>
      <style:text-properties style:font-name="Calibri" fo:font-size="12pt" style:font-size-asian="12pt" style:font-size-complex="14pt" fo:language="en" fo:country="GB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P336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FF0000" fo:font-size="12pt" style:font-size-asian="12pt" style:font-size-complex="14pt" fo:language="en" fo:country="US"/>
    </style:style>
    <style:style style:name="P337" style:parent-style-name="Standard" style:family="paragraph">
      <style:paragraph-properties fo:text-align="justify" fo:margin-left="0.4916in">
        <style:tab-stops/>
      </style:paragraph-properties>
    </style:style>
    <style:style style:name="T338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339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340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41" style:parent-style-name="Standard" style:family="paragraph">
      <style:paragraph-properties fo:text-align="justify" fo:margin-left="0.4916in">
        <style:tab-stops/>
      </style:paragraph-properties>
    </style:style>
    <style:style style:name="T342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343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344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345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46" style:parent-style-name="Standard" style:family="paragraph">
      <style:paragraph-properties fo:text-align="justify" fo:margin-left="0.4916in">
        <style:tab-stops/>
      </style:paragraph-properties>
    </style:style>
    <style:style style:name="T347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348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349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T350" style:parent-style-name="DefaultParagraphFont" style:family="text">
      <style:text-properties style:font-name="Calibri" fo:font-weight="bold" style:font-weight-asian="bold" fo:font-style="italic" style:font-style-asian="italic" fo:color="#FF0000" fo:font-size="12pt" style:font-size-asian="12pt" style:font-size-complex="14pt" fo:language="en" fo:country="GB"/>
    </style:style>
    <style:style style:name="T351" style:parent-style-name="DefaultParagraphFont" style:family="text"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52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53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354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355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356" style:parent-style-name="Standard" style:family="paragraph">
      <style:paragraph-properties fo:text-align="justify" fo:margin-left="0.4916in">
        <style:tab-stops/>
      </style:paragraph-properties>
      <style:text-properties style:font-name="Calibri" fo:color="#000000" fo:font-size="12pt" style:font-size-asian="12pt" style:font-size-complex="14pt" fo:language="en" fo:country="GB"/>
    </style:style>
    <style:style style:name="P357" style:parent-style-name="Standard" style:family="paragraph">
      <style:paragraph-properties fo:text-align="justify" fo:margin-left="0.4916in">
        <style:tab-stops/>
      </style:paragraph-properties>
      <style:text-properties style:font-name="Calibri" fo:color="#000000" fo:font-size="12pt" style:font-size-asian="12pt" style:font-size-complex="14pt" fo:language="en" fo:country="GB"/>
    </style:style>
    <style:style style:name="P358" style:parent-style-name="Standard" style:family="paragraph">
      <style:paragraph-properties fo:text-align="justify" fo:margin-left="0.4916in">
        <style:tab-stops/>
      </style:paragraph-properties>
    </style:style>
    <style:style style:name="T359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T360" style:parent-style-name="DefaultParagraphFont" style:family="text">
      <style:text-properties style:font-name="Calibri" fo:color="#000000" fo:font-size="12pt" style:font-size-asian="12pt" style:font-size-complex="14pt" fo:language="en" fo:country="GB"/>
    </style:style>
    <style:style style:name="P361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362" style:parent-style-name="Standard" style:family="paragraph">
      <style:paragraph-properties fo:text-align="justify" fo:margin-left="0.4916in">
        <style:tab-stops/>
      </style:paragraph-properties>
      <style:text-properties style:font-name="Calibri" fo:color="#000000" fo:font-size="12pt" style:font-size-asian="12pt" style:font-size-complex="14pt" fo:language="en" fo:country="GB"/>
    </style:style>
    <style:style style:name="P363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364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000000" fo:font-size="12pt" style:font-size-asian="12pt" style:font-size-complex="14pt" fo:language="en" fo:country="GB"/>
    </style:style>
    <style:style style:name="P365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66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67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68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69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0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1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2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3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4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5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6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7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8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79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80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P381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82" style:parent-style-name="Standard" style:family="paragraph">
      <style:paragraph-properties fo:text-align="justify" fo:margin-left="0.4916in">
        <style:tab-stops/>
      </style:paragraph-properties>
      <style:text-properties style:font-name="Calibri" fo:font-style="italic" style:font-style-asian="italic" fo:color="#FF0000" fo:font-size="12pt" style:font-size-asian="12pt" style:font-size-complex="14pt" fo:language="en" fo:country="GB"/>
    </style:style>
    <style:style style:name="P383" style:parent-style-name="Standard" style:family="paragraph">
      <style:paragraph-properties fo:text-align="justify" fo:margin-bottom="0.1666in"/>
    </style:style>
    <style:style style:name="T384" style:parent-style-name="DefaultParagraphFont" style:family="text">
      <style:text-properties style:font-name="Calibri" fo:font-weight="bold" style:font-weight-asian="bold" fo:font-size="12pt" style:font-size-asian="12pt" fo:language="en" fo:country="GB"/>
    </style:style>
    <style:style style:name="T385" style:parent-style-name="DefaultParagraphFont" style:family="text">
      <style:text-properties style:font-name="Calibri" fo:font-size="12pt" style:font-size-asian="12pt" fo:language="en" fo:country="GB"/>
    </style:style>
    <style:style style:name="T386" style:parent-style-name="DefaultParagraphFont" style:family="text">
      <style:text-properties style:font-name="Calibri" fo:font-size="12pt" style:font-size-asian="12pt" fo:language="en" fo:country="GB"/>
    </style:style>
    <style:style style:name="T387" style:parent-style-name="DefaultParagraphFont" style:family="text">
      <style:text-properties style:font-name="Calibri" fo:font-size="12pt" style:font-size-asian="12pt" fo:language="en" fo:country="GB"/>
    </style:style>
    <style:style style:name="P388" style:parent-style-name="ListParagraph" style:family="paragraph">
      <style:paragraph-properties fo:text-align="justify"/>
    </style:style>
    <style:style style:name="T389" style:parent-style-name="DefaultParagraphFont" style:family="text">
      <style:text-properties style:font-name="Calibri" fo:font-size="12pt" style:font-size-asian="12pt" fo:language="en" fo:country="GB"/>
    </style:style>
    <style:style style:name="T390" style:parent-style-name="DefaultParagraphFont" style:family="text">
      <style:text-properties style:font-name="Calibri" fo:font-size="12pt" style:font-size-asian="12pt" fo:language="en" fo:country="GB"/>
    </style:style>
    <style:style style:name="T391" style:parent-style-name="DefaultParagraphFont" style:family="text">
      <style:text-properties style:font-name="Calibri" fo:font-weight="bold" style:font-weight-asian="bold" fo:font-size="12pt" style:font-size-asian="12pt" fo:language="en" fo:country="GB"/>
    </style:style>
    <style:style style:name="T392" style:parent-style-name="DefaultParagraphFont" style:family="text">
      <style:text-properties style:font-name="Calibri" fo:font-size="12pt" style:font-size-asian="12pt" fo:language="en" fo:country="GB"/>
    </style:style>
    <style:style style:name="T393" style:parent-style-name="DefaultParagraphFont" style:family="text">
      <style:text-properties style:font-name="Calibri" fo:font-weight="bold" style:font-weight-asian="bold" fo:font-size="12pt" style:font-size-asian="12pt" fo:language="en" fo:country="GB"/>
    </style:style>
    <style:style style:name="T394" style:parent-style-name="DefaultParagraphFont" style:family="text">
      <style:text-properties style:font-name="Calibri" fo:font-size="12pt" style:font-size-asian="12pt" fo:language="en" fo:country="GB"/>
    </style:style>
    <style:style style:name="P395" style:parent-style-name="ListParagraph" style:family="paragraph">
      <style:paragraph-properties fo:text-align="justify"/>
    </style:style>
    <style:style style:name="T396" style:parent-style-name="DefaultParagraphFont" style:family="text">
      <style:text-properties style:font-name="Calibri" fo:font-size="12pt" style:font-size-asian="12pt" fo:language="en" fo:country="GB"/>
    </style:style>
    <style:style style:name="T397" style:parent-style-name="DefaultParagraphFont" style:family="text">
      <style:text-properties style:font-name="Calibri" fo:font-weight="bold" style:font-weight-asian="bold" fo:font-size="12pt" style:font-size-asian="12pt" fo:language="en" fo:country="GB"/>
    </style:style>
    <style:style style:name="T398" style:parent-style-name="DefaultParagraphFont" style:family="text">
      <style:text-properties style:font-name="Calibri" fo:font-size="12pt" style:font-size-asian="12pt" fo:language="en" fo:country="GB"/>
    </style:style>
    <style:style style:name="P399" style:parent-style-name="Standard" style:family="paragraph">
      <style:paragraph-properties fo:text-align="justify"/>
      <style:text-properties style:font-name="Calibri" fo:font-size="12pt" style:font-size-asian="12pt" fo:language="en" fo:country="GB"/>
    </style:style>
    <style:style style:name="P400" style:parent-style-name="Standard" style:family="paragraph">
      <style:paragraph-properties fo:text-align="justify" fo:margin-bottom="0.1666in"/>
      <style:text-properties style:font-name="Calibri" fo:font-size="12pt" style:font-size-asian="12pt" fo:language="en" fo:country="GB"/>
    </style:style>
    <style:style style:name="TableColumn402" style:family="table-column">
      <style:table-column-properties style:column-width="6.4958in" style:use-optimal-column-width="false"/>
    </style:style>
    <style:style style:name="Table401" style:family="table">
      <style:table-properties style:width="6.4958in" fo:margin-left="-0.1972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style:writing-mode="lr-tb" fo:padding-top="0in" fo:padding-left="0.0069in" fo:padding-bottom="0in" fo:padding-right="0.0069in"/>
    </style:style>
    <style:style style:name="P405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06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07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08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09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0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1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2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3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4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5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6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7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8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19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0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1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2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3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4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5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6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7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8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29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30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31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9pt" style:font-size-asian="9pt" fo:language="en" fo:country="GB"/>
    </style:style>
    <style:style style:name="P432" style:parent-style-name="Standard" style:family="paragraph">
      <style:paragraph-properties fo:text-align="justify"/>
      <style:text-properties style:font-name="FreeSerif" fo:font-size="12pt" style:font-size-asian="12pt" style:font-size-complex="12pt" fo:language="en" fo:country="US"/>
    </style:style>
    <style:style style:name="P433" style:parent-style-name="Standard" style:family="paragraph">
      <style:paragraph-properties fo:text-align="justify" fo:margin-top="0.0395in" fo:margin-bottom="0.0395in"/>
      <style:text-properties style:font-name="FreeSerif" fo:font-style="italic" style:font-style-asian="italic" fo:color="#000000" fo:font-size="12pt" style:font-size-asian="12pt" style:font-size-complex="12pt" fo:language="en" fo:country="GB"/>
    </style:style>
    <style:style style:name="T434" style:parent-style-name="DefaultParagraphFont" style:family="text">
      <style:text-properties style:font-name="-webkit-standard" fo:font-weight="bold" style:font-weight-asian="bold" style:font-weight-complex="bold" fo:color="#008000" fo:font-size="7.5pt" style:font-size-asian="7.5pt" style:font-size-complex="7.5pt"/>
    </style:style>
    <style:style style:name="P435" style:parent-style-name="HTMLPreformatted" style:family="paragraph">
      <style:text-properties fo:color="#008000" fo:font-size="7.5pt" style:font-size-asian="7.5pt" style:font-size-complex="7.5pt"/>
    </style:style>
    <style:style style:name="T436" style:parent-style-name="DefaultParagraphFont" style:family="text">
      <style:text-properties style:font-name="-webkit-standard" fo:color="#000000" fo:font-size="7.5pt" style:font-size-asian="7.5pt" style:font-size-complex="7.5pt"/>
    </style:style>
    <style:style style:name="P437" style:parent-style-name="HTMLPreformatted" style:family="paragraph">
      <style:text-properties fo:color="#000000" fo:font-size="7.5pt" style:font-size-asian="7.5pt" style:font-size-complex="7.5pt"/>
    </style:style>
    <style:style style:name="P438" style:parent-style-name="HTMLPreformatted" style:family="paragraph">
      <style:text-properties fo:color="#000000" fo:font-size="7.5pt" style:font-size-asian="7.5pt" style:font-size-complex="7.5pt"/>
    </style:style>
    <style:style style:name="P439" style:parent-style-name="HTMLPreformatted" style:family="paragraph">
      <style:text-properties fo:color="#000000" fo:font-size="7.5pt" style:font-size-asian="7.5pt" style:font-size-complex="7.5pt"/>
    </style:style>
    <style:style style:name="P440" style:parent-style-name="HTMLPreformatted" style:family="paragraph">
      <style:text-properties fo:color="#000000" fo:font-size="7.5pt" style:font-size-asian="7.5pt" style:font-size-complex="7.5pt"/>
    </style:style>
    <style:style style:name="P441" style:parent-style-name="HTMLPreformatted" style:family="paragraph">
      <style:text-properties fo:color="#000000" fo:font-size="7.5pt" style:font-size-asian="7.5pt" style:font-size-complex="7.5pt"/>
    </style:style>
    <style:style style:name="P442" style:parent-style-name="HTMLPreformatted" style:family="paragraph">
      <style:text-properties fo:color="#000000" fo:font-size="7.5pt" style:font-size-asian="7.5pt" style:font-size-complex="7.5pt"/>
    </style:style>
    <style:style style:name="P443" style:parent-style-name="HTMLPreformatted" style:family="paragraph">
      <style:text-properties fo:color="#000000" fo:font-size="7.5pt" style:font-size-asian="7.5pt" style:font-size-complex="7.5pt"/>
    </style:style>
    <style:style style:name="P444" style:parent-style-name="HTMLPreformatted" style:family="paragraph">
      <style:text-properties fo:color="#000000" fo:font-size="7.5pt" style:font-size-asian="7.5pt" style:font-size-complex="7.5pt"/>
    </style:style>
    <style:style style:name="P445" style:parent-style-name="HTMLPreformatted" style:family="paragraph">
      <style:text-properties fo:color="#000000" fo:font-size="7.5pt" style:font-size-asian="7.5pt" style:font-size-complex="7.5pt"/>
    </style:style>
    <style:style style:name="P446" style:parent-style-name="HTMLPreformatted" style:family="paragraph">
      <style:text-properties fo:color="#000000" fo:font-size="7.5pt" style:font-size-asian="7.5pt" style:font-size-complex="7.5pt"/>
    </style:style>
    <style:style style:name="P447" style:parent-style-name="HTMLPreformatted" style:family="paragraph">
      <style:text-properties fo:color="#000000" fo:font-size="7.5pt" style:font-size-asian="7.5pt" style:font-size-complex="7.5pt"/>
    </style:style>
    <style:style style:name="P448" style:parent-style-name="HTMLPreformatted" style:family="paragraph">
      <style:text-properties fo:color="#000000" fo:font-size="7.5pt" style:font-size-asian="7.5pt" style:font-size-complex="7.5pt"/>
    </style:style>
    <style:style style:name="P449" style:parent-style-name="HTMLPreformatted" style:family="paragraph">
      <style:text-properties fo:color="#000000" fo:font-size="7.5pt" style:font-size-asian="7.5pt" style:font-size-complex="7.5pt"/>
    </style:style>
    <style:style style:name="P450" style:parent-style-name="HTMLPreformatted" style:family="paragraph">
      <style:text-properties fo:color="#000000" fo:font-size="7.5pt" style:font-size-asian="7.5pt" style:font-size-complex="7.5pt"/>
    </style:style>
    <style:style style:name="P451" style:parent-style-name="HTMLPreformatted" style:family="paragraph">
      <style:text-properties fo:color="#000000" fo:font-size="7.5pt" style:font-size-asian="7.5pt" style:font-size-complex="7.5pt"/>
    </style:style>
    <style:style style:name="P452" style:parent-style-name="HTMLPreformatted" style:family="paragraph">
      <style:text-properties fo:color="#000000" fo:font-size="7.5pt" style:font-size-asian="7.5pt" style:font-size-complex="7.5pt"/>
    </style:style>
    <style:style style:name="P453" style:parent-style-name="HTMLPreformatted" style:family="paragraph">
      <style:text-properties fo:color="#000000" fo:font-size="7.5pt" style:font-size-asian="7.5pt" style:font-size-complex="7.5pt"/>
    </style:style>
    <style:style style:name="P454" style:parent-style-name="HTMLPreformatted" style:family="paragraph">
      <style:text-properties fo:color="#000000" fo:font-size="7.5pt" style:font-size-asian="7.5pt" style:font-size-complex="7.5pt"/>
    </style:style>
    <style:style style:name="P455" style:parent-style-name="HTMLPreformatted" style:family="paragraph">
      <style:text-properties fo:color="#000000" fo:font-size="7.5pt" style:font-size-asian="7.5pt" style:font-size-complex="7.5pt"/>
    </style:style>
    <style:style style:name="P456" style:parent-style-name="HTMLPreformatted" style:family="paragraph">
      <style:text-properties fo:color="#000000" fo:font-size="7.5pt" style:font-size-asian="7.5pt" style:font-size-complex="7.5pt"/>
    </style:style>
    <style:style style:name="P457" style:parent-style-name="HTMLPreformatted" style:family="paragraph">
      <style:text-properties fo:color="#000000" fo:font-size="7.5pt" style:font-size-asian="7.5pt" style:font-size-complex="7.5pt"/>
    </style:style>
    <style:style style:name="P458" style:parent-style-name="HTMLPreformatted" style:family="paragraph">
      <style:text-properties fo:color="#000000" fo:font-size="7.5pt" style:font-size-asian="7.5pt" style:font-size-complex="7.5pt"/>
    </style:style>
    <style:style style:name="P459" style:parent-style-name="HTMLPreformatted" style:family="paragraph">
      <style:text-properties fo:color="#000000" fo:font-size="7.5pt" style:font-size-asian="7.5pt" style:font-size-complex="7.5pt"/>
    </style:style>
    <style:style style:name="P460" style:parent-style-name="HTMLPreformatted" style:family="paragraph">
      <style:text-properties fo:color="#000000" fo:font-size="7.5pt" style:font-size-asian="7.5pt" style:font-size-complex="7.5pt"/>
    </style:style>
    <style:style style:name="P461" style:parent-style-name="HTMLPreformatted" style:family="paragraph">
      <style:text-properties fo:color="#000000" fo:font-size="7.5pt" style:font-size-asian="7.5pt" style:font-size-complex="7.5pt"/>
    </style:style>
    <style:style style:name="P462" style:parent-style-name="HTMLPreformatted" style:family="paragraph">
      <style:text-properties fo:color="#000000" fo:font-size="7.5pt" style:font-size-asian="7.5pt" style:font-size-complex="7.5pt"/>
    </style:style>
    <style:style style:name="P463" style:parent-style-name="HTMLPreformatted" style:family="paragraph">
      <style:text-properties fo:color="#000000" fo:font-size="7.5pt" style:font-size-asian="7.5pt" style:font-size-complex="7.5pt"/>
    </style:style>
    <style:style style:name="P464" style:parent-style-name="HTMLPreformatted" style:family="paragraph">
      <style:text-properties fo:color="#000000" fo:font-size="7.5pt" style:font-size-asian="7.5pt" style:font-size-complex="7.5pt"/>
    </style:style>
    <style:style style:name="P465" style:parent-style-name="HTMLPreformatted" style:family="paragraph">
      <style:text-properties fo:color="#000000" fo:font-size="7.5pt" style:font-size-asian="7.5pt" style:font-size-complex="7.5pt"/>
    </style:style>
    <style:style style:name="P466" style:parent-style-name="HTMLPreformatted" style:family="paragraph">
      <style:text-properties fo:color="#000000" fo:font-size="7.5pt" style:font-size-asian="7.5pt" style:font-size-complex="7.5pt"/>
    </style:style>
    <style:style style:name="P467" style:parent-style-name="HTMLPreformatted" style:family="paragraph">
      <style:text-properties fo:color="#000000" fo:font-size="7.5pt" style:font-size-asian="7.5pt" style:font-size-complex="7.5pt"/>
    </style:style>
    <style:style style:name="P468" style:parent-style-name="HTMLPreformatted" style:family="paragraph">
      <style:text-properties fo:color="#000000" fo:font-size="7.5pt" style:font-size-asian="7.5pt" style:font-size-complex="7.5pt"/>
    </style:style>
    <style:style style:name="P469" style:parent-style-name="HTMLPreformatted" style:family="paragraph">
      <style:text-properties fo:color="#000000" fo:font-size="7.5pt" style:font-size-asian="7.5pt" style:font-size-complex="7.5pt"/>
    </style:style>
    <style:style style:name="P470" style:parent-style-name="HTMLPreformatted" style:family="paragraph">
      <style:text-properties fo:color="#000000" fo:font-size="7.5pt" style:font-size-asian="7.5pt" style:font-size-complex="7.5pt"/>
    </style:style>
    <style:style style:name="P471" style:parent-style-name="HTMLPreformatted" style:family="paragraph">
      <style:text-properties fo:color="#000000" fo:font-size="7.5pt" style:font-size-asian="7.5pt" style:font-size-complex="7.5pt"/>
    </style:style>
    <style:style style:name="P472" style:parent-style-name="HTMLPreformatted" style:family="paragraph">
      <style:text-properties fo:color="#000000" fo:font-size="7.5pt" style:font-size-asian="7.5pt" style:font-size-complex="7.5pt"/>
    </style:style>
    <style:style style:name="P473" style:parent-style-name="HTMLPreformatted" style:family="paragraph">
      <style:text-properties fo:color="#000000" fo:font-size="7.5pt" style:font-size-asian="7.5pt" style:font-size-complex="7.5pt"/>
    </style:style>
    <style:style style:name="P474" style:parent-style-name="HTMLPreformatted" style:family="paragraph">
      <style:text-properties fo:color="#000000" fo:font-size="7.5pt" style:font-size-asian="7.5pt" style:font-size-complex="7.5pt"/>
    </style:style>
    <style:style style:name="P475" style:parent-style-name="HTMLPreformatted" style:family="paragraph">
      <style:text-properties fo:color="#000000" fo:font-size="7.5pt" style:font-size-asian="7.5pt" style:font-size-complex="7.5pt"/>
    </style:style>
    <style:style style:name="P476" style:parent-style-name="HTMLPreformatted" style:family="paragraph">
      <style:text-properties fo:color="#000000" fo:font-size="7.5pt" style:font-size-asian="7.5pt" style:font-size-complex="7.5pt"/>
    </style:style>
    <style:style style:name="P477" style:parent-style-name="HTMLPreformatted" style:family="paragraph">
      <style:text-properties fo:color="#000000" fo:font-size="7.5pt" style:font-size-asian="7.5pt" style:font-size-complex="7.5pt"/>
    </style:style>
    <style:style style:name="P478" style:parent-style-name="HTMLPreformatted" style:family="paragraph">
      <style:text-properties fo:color="#000000" fo:font-size="7.5pt" style:font-size-asian="7.5pt" style:font-size-complex="7.5pt"/>
    </style:style>
    <style:style style:name="P479" style:parent-style-name="HTMLPreformatted" style:family="paragraph">
      <style:text-properties fo:color="#000000" fo:font-size="7.5pt" style:font-size-asian="7.5pt" style:font-size-complex="7.5pt"/>
    </style:style>
    <style:style style:name="P480" style:parent-style-name="HTMLPreformatted" style:family="paragraph">
      <style:text-properties fo:color="#000000" fo:font-size="7.5pt" style:font-size-asian="7.5pt" style:font-size-complex="7.5pt"/>
    </style:style>
    <style:style style:name="P481" style:parent-style-name="HTMLPreformatted" style:family="paragraph">
      <style:text-properties fo:color="#000000" fo:font-size="7.5pt" style:font-size-asian="7.5pt" style:font-size-complex="7.5pt"/>
    </style:style>
    <style:style style:name="P482" style:parent-style-name="HTMLPreformatted" style:family="paragraph">
      <style:text-properties fo:color="#000000" fo:font-size="7.5pt" style:font-size-asian="7.5pt" style:font-size-complex="7.5pt"/>
    </style:style>
    <style:style style:name="P483" style:parent-style-name="HTMLPreformatted" style:family="paragraph">
      <style:text-properties fo:color="#000000" fo:font-size="7.5pt" style:font-size-asian="7.5pt" style:font-size-complex="7.5pt"/>
    </style:style>
    <style:style style:name="P484" style:parent-style-name="HTMLPreformatted" style:family="paragraph">
      <style:text-properties fo:color="#000000" fo:font-size="7.5pt" style:font-size-asian="7.5pt" style:font-size-complex="7.5pt"/>
    </style:style>
    <style:style style:name="P485" style:parent-style-name="HTMLPreformatted" style:family="paragraph">
      <style:text-properties fo:color="#000000" fo:font-size="7.5pt" style:font-size-asian="7.5pt" style:font-size-complex="7.5pt"/>
    </style:style>
    <style:style style:name="P486" style:parent-style-name="HTMLPreformatted" style:family="paragraph">
      <style:text-properties fo:color="#000000" fo:font-size="7.5pt" style:font-size-asian="7.5pt" style:font-size-complex="7.5pt"/>
    </style:style>
    <style:style style:name="P487" style:parent-style-name="HTMLPreformatted" style:family="paragraph">
      <style:text-properties fo:color="#000000" fo:font-size="7.5pt" style:font-size-asian="7.5pt" style:font-size-complex="7.5pt"/>
    </style:style>
    <style:style style:name="P488" style:parent-style-name="HTMLPreformatted" style:family="paragraph">
      <style:text-properties fo:color="#000000" fo:font-size="7.5pt" style:font-size-asian="7.5pt" style:font-size-complex="7.5pt"/>
    </style:style>
    <style:style style:name="P489" style:parent-style-name="HTMLPreformatted" style:family="paragraph">
      <style:text-properties fo:color="#000000" fo:font-size="7.5pt" style:font-size-asian="7.5pt" style:font-size-complex="7.5pt"/>
    </style:style>
    <style:style style:name="P490" style:parent-style-name="HTMLPreformatted" style:family="paragraph">
      <style:text-properties fo:color="#000000" fo:font-size="7.5pt" style:font-size-asian="7.5pt" style:font-size-complex="7.5pt"/>
    </style:style>
    <style:style style:name="P491" style:parent-style-name="HTMLPreformatted" style:family="paragraph">
      <style:text-properties fo:color="#000000" fo:font-size="7.5pt" style:font-size-asian="7.5pt" style:font-size-complex="7.5pt"/>
    </style:style>
    <style:style style:name="P492" style:parent-style-name="HTMLPreformatted" style:family="paragraph">
      <style:text-properties fo:color="#000000" fo:font-size="7.5pt" style:font-size-asian="7.5pt" style:font-size-complex="7.5pt"/>
    </style:style>
    <style:style style:name="P493" style:parent-style-name="HTMLPreformatted" style:family="paragraph">
      <style:text-properties fo:color="#000000" fo:font-size="7.5pt" style:font-size-asian="7.5pt" style:font-size-complex="7.5pt"/>
    </style:style>
    <style:style style:name="P494" style:parent-style-name="HTMLPreformatted" style:family="paragraph">
      <style:text-properties fo:color="#000000" fo:font-size="7.5pt" style:font-size-asian="7.5pt" style:font-size-complex="7.5pt"/>
    </style:style>
    <style:style style:name="P495" style:parent-style-name="HTMLPreformatted" style:family="paragraph">
      <style:text-properties fo:color="#000000" fo:font-size="7.5pt" style:font-size-asian="7.5pt" style:font-size-complex="7.5pt"/>
    </style:style>
    <style:style style:name="P496" style:parent-style-name="HTMLPreformatted" style:family="paragraph">
      <style:text-properties fo:color="#000000" fo:font-size="7.5pt" style:font-size-asian="7.5pt" style:font-size-complex="7.5pt"/>
    </style:style>
    <style:style style:name="P497" style:parent-style-name="HTMLPreformatted" style:family="paragraph">
      <style:text-properties fo:color="#000000" fo:font-size="7.5pt" style:font-size-asian="7.5pt" style:font-size-complex="7.5pt"/>
    </style:style>
    <style:style style:name="P498" style:parent-style-name="HTMLPreformatted" style:family="paragraph">
      <style:text-properties fo:color="#000000" fo:font-size="7.5pt" style:font-size-asian="7.5pt" style:font-size-complex="7.5pt"/>
    </style:style>
    <style:style style:name="P499" style:parent-style-name="HTMLPreformatted" style:family="paragraph">
      <style:text-properties fo:color="#000000" fo:font-size="7.5pt" style:font-size-asian="7.5pt" style:font-size-complex="7.5pt"/>
    </style:style>
    <style:style style:name="P500" style:parent-style-name="HTMLPreformatted" style:family="paragraph">
      <style:text-properties fo:color="#000000" fo:font-size="7.5pt" style:font-size-asian="7.5pt" style:font-size-complex="7.5pt"/>
    </style:style>
    <style:style style:name="P501" style:parent-style-name="HTMLPreformatted" style:family="paragraph">
      <style:text-properties fo:color="#000000" fo:font-size="7.5pt" style:font-size-asian="7.5pt" style:font-size-complex="7.5pt"/>
    </style:style>
    <style:style style:name="P502" style:parent-style-name="HTMLPreformatted" style:family="paragraph">
      <style:text-properties fo:color="#000000" fo:font-size="7.5pt" style:font-size-asian="7.5pt" style:font-size-complex="7.5pt"/>
    </style:style>
    <style:style style:name="P503" style:parent-style-name="HTMLPreformatted" style:family="paragraph">
      <style:text-properties fo:color="#000000" fo:font-size="7.5pt" style:font-size-asian="7.5pt" style:font-size-complex="7.5pt"/>
    </style:style>
    <style:style style:name="P504" style:parent-style-name="HTMLPreformatted" style:family="paragraph">
      <style:text-properties fo:color="#000000" fo:font-size="7.5pt" style:font-size-asian="7.5pt" style:font-size-complex="7.5pt"/>
    </style:style>
    <style:style style:name="P505" style:parent-style-name="HTMLPreformatted" style:family="paragraph">
      <style:text-properties fo:color="#000000" fo:font-size="7.5pt" style:font-size-asian="7.5pt" style:font-size-complex="7.5pt"/>
    </style:style>
    <style:style style:name="P506" style:parent-style-name="HTMLPreformatted" style:family="paragraph">
      <style:text-properties fo:color="#000000" fo:font-size="7.5pt" style:font-size-asian="7.5pt" style:font-size-complex="7.5pt"/>
    </style:style>
    <style:style style:name="P507" style:parent-style-name="HTMLPreformatted" style:family="paragraph">
      <style:text-properties fo:color="#000000" fo:font-size="7.5pt" style:font-size-asian="7.5pt" style:font-size-complex="7.5pt"/>
    </style:style>
    <style:style style:name="P508" style:parent-style-name="HTMLPreformatted" style:family="paragraph">
      <style:text-properties fo:color="#000000" fo:font-size="7.5pt" style:font-size-asian="7.5pt" style:font-size-complex="7.5pt"/>
    </style:style>
    <style:style style:name="P509" style:parent-style-name="HTMLPreformatted" style:family="paragraph">
      <style:text-properties fo:color="#000000" fo:font-size="7.5pt" style:font-size-asian="7.5pt" style:font-size-complex="7.5pt"/>
    </style:style>
    <style:style style:name="P510" style:parent-style-name="HTMLPreformatted" style:family="paragraph">
      <style:text-properties fo:color="#000000" fo:font-size="7.5pt" style:font-size-asian="7.5pt" style:font-size-complex="7.5pt"/>
    </style:style>
    <style:style style:name="P511" style:parent-style-name="HTMLPreformatted" style:family="paragraph">
      <style:text-properties fo:color="#000000" fo:font-size="7.5pt" style:font-size-asian="7.5pt" style:font-size-complex="7.5pt"/>
    </style:style>
    <style:style style:name="P512" style:parent-style-name="HTMLPreformatted" style:family="paragraph">
      <style:text-properties fo:color="#000000" fo:font-size="7.5pt" style:font-size-asian="7.5pt" style:font-size-complex="7.5pt"/>
    </style:style>
    <style:style style:name="P513" style:parent-style-name="HTMLPreformatted" style:family="paragraph">
      <style:text-properties fo:color="#000000" fo:font-size="7.5pt" style:font-size-asian="7.5pt" style:font-size-complex="7.5pt"/>
    </style:style>
    <style:style style:name="P514" style:parent-style-name="HTMLPreformatted" style:family="paragraph">
      <style:text-properties fo:color="#000000" fo:font-size="7.5pt" style:font-size-asian="7.5pt" style:font-size-complex="7.5pt"/>
    </style:style>
    <style:style style:name="P515" style:parent-style-name="HTMLPreformatted" style:family="paragraph">
      <style:text-properties fo:color="#000000" fo:font-size="7.5pt" style:font-size-asian="7.5pt" style:font-size-complex="7.5pt"/>
    </style:style>
    <style:style style:name="P516" style:parent-style-name="HTMLPreformatted" style:family="paragraph">
      <style:text-properties fo:color="#000000" fo:font-size="7.5pt" style:font-size-asian="7.5pt" style:font-size-complex="7.5pt"/>
    </style:style>
    <style:style style:name="P517" style:parent-style-name="HTMLPreformatted" style:family="paragraph">
      <style:text-properties fo:color="#000000" fo:font-size="7.5pt" style:font-size-asian="7.5pt" style:font-size-complex="7.5pt"/>
    </style:style>
    <style:style style:name="P518" style:parent-style-name="HTMLPreformatted" style:family="paragraph">
      <style:text-properties fo:color="#000000" fo:font-size="7.5pt" style:font-size-asian="7.5pt" style:font-size-complex="7.5pt"/>
    </style:style>
    <style:style style:name="P519" style:parent-style-name="HTMLPreformatted" style:family="paragraph">
      <style:text-properties fo:color="#000000" fo:font-size="7.5pt" style:font-size-asian="7.5pt" style:font-size-complex="7.5pt"/>
    </style:style>
    <style:style style:name="P520" style:parent-style-name="HTMLPreformatted" style:family="paragraph">
      <style:text-properties fo:color="#000000" fo:font-size="7.5pt" style:font-size-asian="7.5pt" style:font-size-complex="7.5pt"/>
    </style:style>
    <style:style style:name="P521" style:parent-style-name="HTMLPreformatted" style:family="paragraph">
      <style:text-properties fo:color="#000000" fo:font-size="7.5pt" style:font-size-asian="7.5pt" style:font-size-complex="7.5pt"/>
    </style:style>
    <style:style style:name="P522" style:parent-style-name="HTMLPreformatted" style:family="paragraph">
      <style:text-properties fo:color="#000000" fo:font-size="7.5pt" style:font-size-asian="7.5pt" style:font-size-complex="7.5pt"/>
    </style:style>
    <style:style style:name="P523" style:parent-style-name="HTMLPreformatted" style:family="paragraph">
      <style:text-properties fo:color="#000000" fo:font-size="7.5pt" style:font-size-asian="7.5pt" style:font-size-complex="7.5pt"/>
    </style:style>
    <style:style style:name="P524" style:parent-style-name="HTMLPreformatted" style:family="paragraph">
      <style:text-properties fo:color="#000000" fo:font-size="7.5pt" style:font-size-asian="7.5pt" style:font-size-complex="7.5pt"/>
    </style:style>
    <style:style style:name="P525" style:parent-style-name="HTMLPreformatted" style:family="paragraph">
      <style:text-properties fo:color="#000000" fo:font-size="7.5pt" style:font-size-asian="7.5pt" style:font-size-complex="7.5pt"/>
    </style:style>
    <style:style style:name="P526" style:parent-style-name="HTMLPreformatted" style:family="paragraph">
      <style:text-properties fo:color="#000000" fo:font-size="7.5pt" style:font-size-asian="7.5pt" style:font-size-complex="7.5pt"/>
    </style:style>
    <style:style style:name="P527" style:parent-style-name="HTMLPreformatted" style:family="paragraph">
      <style:text-properties fo:color="#000000" fo:font-size="7.5pt" style:font-size-asian="7.5pt" style:font-size-complex="7.5pt"/>
    </style:style>
    <style:style style:name="P528" style:parent-style-name="HTMLPreformatted" style:family="paragraph">
      <style:text-properties fo:color="#000000" fo:font-size="7.5pt" style:font-size-asian="7.5pt" style:font-size-complex="7.5pt"/>
    </style:style>
    <style:style style:name="P529" style:parent-style-name="HTMLPreformatted" style:family="paragraph">
      <style:text-properties fo:color="#000000" fo:font-size="7.5pt" style:font-size-asian="7.5pt" style:font-size-complex="7.5pt"/>
    </style:style>
    <style:style style:name="P530" style:parent-style-name="HTMLPreformatted" style:family="paragraph">
      <style:text-properties fo:color="#000000" fo:font-size="7.5pt" style:font-size-asian="7.5pt" style:font-size-complex="7.5pt"/>
    </style:style>
    <style:style style:name="P531" style:parent-style-name="HTMLPreformatted" style:family="paragraph">
      <style:text-properties fo:color="#000000" fo:font-size="7.5pt" style:font-size-asian="7.5pt" style:font-size-complex="7.5pt"/>
    </style:style>
    <style:style style:name="P532" style:parent-style-name="HTMLPreformatted" style:family="paragraph">
      <style:text-properties fo:color="#000000" fo:font-size="7.5pt" style:font-size-asian="7.5pt" style:font-size-complex="7.5pt"/>
    </style:style>
    <style:style style:name="P533" style:parent-style-name="HTMLPreformatted" style:family="paragraph">
      <style:text-properties fo:color="#000000" fo:font-size="7.5pt" style:font-size-asian="7.5pt" style:font-size-complex="7.5pt"/>
    </style:style>
    <style:style style:name="P534" style:parent-style-name="HTMLPreformatted" style:family="paragraph">
      <style:text-properties fo:color="#000000" fo:font-size="7.5pt" style:font-size-asian="7.5pt" style:font-size-complex="7.5pt"/>
    </style:style>
    <style:style style:name="P535" style:parent-style-name="HTMLPreformatted" style:family="paragraph">
      <style:text-properties fo:color="#000000" fo:font-size="7.5pt" style:font-size-asian="7.5pt" style:font-size-complex="7.5pt"/>
    </style:style>
    <style:style style:name="P536" style:parent-style-name="HTMLPreformatted" style:family="paragraph">
      <style:text-properties fo:color="#000000" fo:font-size="7.5pt" style:font-size-asian="7.5pt" style:font-size-complex="7.5pt"/>
    </style:style>
    <style:style style:name="P537" style:parent-style-name="HTMLPreformatted" style:family="paragraph">
      <style:text-properties fo:color="#000000" fo:font-size="7.5pt" style:font-size-asian="7.5pt" style:font-size-complex="7.5pt"/>
    </style:style>
    <style:style style:name="P538" style:parent-style-name="HTMLPreformatted" style:family="paragraph">
      <style:text-properties fo:color="#000000" fo:font-size="7.5pt" style:font-size-asian="7.5pt" style:font-size-complex="7.5pt"/>
    </style:style>
    <style:style style:name="P539" style:parent-style-name="HTMLPreformatted" style:family="paragraph">
      <style:text-properties fo:color="#000000" fo:font-size="7.5pt" style:font-size-asian="7.5pt" style:font-size-complex="7.5pt"/>
    </style:style>
    <style:style style:name="P540" style:parent-style-name="HTMLPreformatted" style:family="paragraph">
      <style:text-properties fo:color="#000000" fo:font-size="7.5pt" style:font-size-asian="7.5pt" style:font-size-complex="7.5pt"/>
    </style:style>
    <style:style style:name="P541" style:parent-style-name="HTMLPreformatted" style:family="paragraph">
      <style:text-properties fo:color="#000000" fo:font-size="7.5pt" style:font-size-asian="7.5pt" style:font-size-complex="7.5pt"/>
    </style:style>
    <style:style style:name="P542" style:parent-style-name="HTMLPreformatted" style:family="paragraph">
      <style:text-properties fo:color="#000000" fo:font-size="7.5pt" style:font-size-asian="7.5pt" style:font-size-complex="7.5pt"/>
    </style:style>
    <style:style style:name="P543" style:parent-style-name="HTMLPreformatted" style:family="paragraph">
      <style:text-properties fo:color="#000000" fo:font-size="7.5pt" style:font-size-asian="7.5pt" style:font-size-complex="7.5pt"/>
    </style:style>
    <style:style style:name="P544" style:parent-style-name="HTMLPreformatted" style:family="paragraph">
      <style:text-properties fo:color="#000000" fo:font-size="7.5pt" style:font-size-asian="7.5pt" style:font-size-complex="7.5pt"/>
    </style:style>
    <style:style style:name="P545" style:parent-style-name="HTMLPreformatted" style:family="paragraph">
      <style:text-properties fo:color="#000000" fo:font-size="7.5pt" style:font-size-asian="7.5pt" style:font-size-complex="7.5pt"/>
    </style:style>
    <style:style style:name="P546" style:parent-style-name="HTMLPreformatted" style:family="paragraph">
      <style:text-properties fo:color="#000000" fo:font-size="7.5pt" style:font-size-asian="7.5pt" style:font-size-complex="7.5pt"/>
    </style:style>
    <style:style style:name="P547" style:parent-style-name="HTMLPreformatted" style:family="paragraph">
      <style:text-properties fo:color="#000000" fo:font-size="7.5pt" style:font-size-asian="7.5pt" style:font-size-complex="7.5pt"/>
    </style:style>
    <style:style style:name="P548" style:parent-style-name="HTMLPreformatted" style:family="paragraph">
      <style:text-properties fo:color="#000000" fo:font-size="7.5pt" style:font-size-asian="7.5pt" style:font-size-complex="7.5pt"/>
    </style:style>
    <style:style style:name="P549" style:parent-style-name="HTMLPreformatted" style:family="paragraph">
      <style:text-properties fo:color="#000000" fo:font-size="7.5pt" style:font-size-asian="7.5pt" style:font-size-complex="7.5pt"/>
    </style:style>
    <style:style style:name="P550" style:parent-style-name="HTMLPreformatted" style:family="paragraph">
      <style:text-properties fo:color="#000000" fo:font-size="7.5pt" style:font-size-asian="7.5pt" style:font-size-complex="7.5pt"/>
    </style:style>
    <style:style style:name="P551" style:parent-style-name="HTMLPreformatted" style:family="paragraph">
      <style:text-properties fo:color="#000000" fo:font-size="7.5pt" style:font-size-asian="7.5pt" style:font-size-complex="7.5pt"/>
    </style:style>
    <style:style style:name="P552" style:parent-style-name="HTMLPreformatted" style:family="paragraph">
      <style:text-properties fo:color="#000000" fo:font-size="7.5pt" style:font-size-asian="7.5pt" style:font-size-complex="7.5pt"/>
    </style:style>
    <style:style style:name="P553" style:parent-style-name="HTMLPreformatted" style:family="paragraph">
      <style:text-properties fo:color="#000000" fo:font-size="7.5pt" style:font-size-asian="7.5pt" style:font-size-complex="7.5pt"/>
    </style:style>
    <style:style style:name="P554" style:parent-style-name="HTMLPreformatted" style:family="paragraph">
      <style:text-properties fo:color="#000000" fo:font-size="7.5pt" style:font-size-asian="7.5pt" style:font-size-complex="7.5pt"/>
    </style:style>
    <style:style style:name="P555" style:parent-style-name="HTMLPreformatted" style:family="paragraph">
      <style:text-properties fo:color="#000000" fo:font-size="7.5pt" style:font-size-asian="7.5pt" style:font-size-complex="7.5pt"/>
    </style:style>
    <style:style style:name="P556" style:parent-style-name="HTMLPreformatted" style:family="paragraph">
      <style:text-properties fo:color="#000000" fo:font-size="7.5pt" style:font-size-asian="7.5pt" style:font-size-complex="7.5pt"/>
    </style:style>
    <style:style style:name="P557" style:parent-style-name="HTMLPreformatted" style:family="paragraph">
      <style:text-properties fo:color="#000000" fo:font-size="7.5pt" style:font-size-asian="7.5pt" style:font-size-complex="7.5pt"/>
    </style:style>
    <style:style style:name="P558" style:parent-style-name="HTMLPreformatted" style:family="paragraph">
      <style:text-properties fo:color="#000000" fo:font-size="7.5pt" style:font-size-asian="7.5pt" style:font-size-complex="7.5pt"/>
    </style:style>
    <style:style style:name="P559" style:parent-style-name="HTMLPreformatted" style:family="paragraph">
      <style:text-properties fo:color="#000000" fo:font-size="7.5pt" style:font-size-asian="7.5pt" style:font-size-complex="7.5pt"/>
    </style:style>
    <style:style style:name="P560" style:parent-style-name="HTMLPreformatted" style:family="paragraph">
      <style:text-properties fo:color="#000000" fo:font-size="7.5pt" style:font-size-asian="7.5pt" style:font-size-complex="7.5pt"/>
    </style:style>
    <style:style style:name="P561" style:parent-style-name="HTMLPreformatted" style:family="paragraph">
      <style:text-properties fo:color="#000000" fo:font-size="7.5pt" style:font-size-asian="7.5pt" style:font-size-complex="7.5pt"/>
    </style:style>
    <style:style style:name="P562" style:parent-style-name="HTMLPreformatted" style:family="paragraph">
      <style:text-properties fo:color="#000000" fo:font-size="7.5pt" style:font-size-asian="7.5pt" style:font-size-complex="7.5pt"/>
    </style:style>
    <style:style style:name="P563" style:parent-style-name="HTMLPreformatted" style:family="paragraph">
      <style:text-properties fo:color="#000000" fo:font-size="7.5pt" style:font-size-asian="7.5pt" style:font-size-complex="7.5pt"/>
    </style:style>
    <style:style style:name="P564" style:parent-style-name="HTMLPreformatted" style:family="paragraph">
      <style:text-properties fo:color="#000000" fo:font-size="7.5pt" style:font-size-asian="7.5pt" style:font-size-complex="7.5pt"/>
    </style:style>
    <style:style style:name="P565" style:parent-style-name="HTMLPreformatted" style:family="paragraph">
      <style:text-properties fo:color="#000000" fo:font-size="7.5pt" style:font-size-asian="7.5pt" style:font-size-complex="7.5pt"/>
    </style:style>
    <style:style style:name="P566" style:parent-style-name="HTMLPreformatted" style:family="paragraph">
      <style:text-properties fo:color="#000000" fo:font-size="7.5pt" style:font-size-asian="7.5pt" style:font-size-complex="7.5pt"/>
    </style:style>
    <style:style style:name="P567" style:parent-style-name="HTMLPreformatted" style:family="paragraph">
      <style:text-properties fo:color="#000000" fo:font-size="7.5pt" style:font-size-asian="7.5pt" style:font-size-complex="7.5pt"/>
    </style:style>
    <style:style style:name="P568" style:parent-style-name="HTMLPreformatted" style:family="paragraph">
      <style:text-properties fo:color="#000000" fo:font-size="7.5pt" style:font-size-asian="7.5pt" style:font-size-complex="7.5pt"/>
    </style:style>
    <style:style style:name="P569" style:parent-style-name="HTMLPreformatted" style:family="paragraph">
      <style:text-properties fo:color="#000000" fo:font-size="7.5pt" style:font-size-asian="7.5pt" style:font-size-complex="7.5pt"/>
    </style:style>
    <style:style style:name="P570" style:parent-style-name="HTMLPreformatted" style:family="paragraph">
      <style:text-properties fo:color="#000000" fo:font-size="7.5pt" style:font-size-asian="7.5pt" style:font-size-complex="7.5pt"/>
    </style:style>
    <style:style style:name="P571" style:parent-style-name="HTMLPreformatted" style:family="paragraph">
      <style:text-properties fo:color="#000000" fo:font-size="7.5pt" style:font-size-asian="7.5pt" style:font-size-complex="7.5pt"/>
    </style:style>
    <style:style style:name="P572" style:parent-style-name="HTMLPreformatted" style:family="paragraph">
      <style:text-properties fo:color="#000000" fo:font-size="7.5pt" style:font-size-asian="7.5pt" style:font-size-complex="7.5pt"/>
    </style:style>
    <style:style style:name="P573" style:parent-style-name="HTMLPreformatted" style:family="paragraph">
      <style:text-properties fo:color="#000000" fo:font-size="7.5pt" style:font-size-asian="7.5pt" style:font-size-complex="7.5pt"/>
    </style:style>
    <style:style style:name="P574" style:parent-style-name="HTMLPreformatted" style:family="paragraph">
      <style:text-properties fo:color="#000000" fo:font-size="7.5pt" style:font-size-asian="7.5pt" style:font-size-complex="7.5pt"/>
    </style:style>
    <style:style style:name="P575" style:parent-style-name="HTMLPreformatted" style:family="paragraph">
      <style:text-properties fo:color="#000000" fo:font-size="7.5pt" style:font-size-asian="7.5pt" style:font-size-complex="7.5pt"/>
    </style:style>
    <style:style style:name="P576" style:parent-style-name="HTMLPreformatted" style:family="paragraph">
      <style:text-properties fo:color="#000000" fo:font-size="7.5pt" style:font-size-asian="7.5pt" style:font-size-complex="7.5pt"/>
    </style:style>
    <style:style style:name="P577" style:parent-style-name="HTMLPreformatted" style:family="paragraph">
      <style:text-properties fo:color="#000000" fo:font-size="7.5pt" style:font-size-asian="7.5pt" style:font-size-complex="7.5pt"/>
    </style:style>
    <style:style style:name="P578" style:parent-style-name="HTMLPreformatted" style:family="paragraph">
      <style:text-properties fo:color="#000000" fo:font-size="7.5pt" style:font-size-asian="7.5pt" style:font-size-complex="7.5pt"/>
    </style:style>
    <style:style style:name="P579" style:parent-style-name="HTMLPreformatted" style:family="paragraph">
      <style:text-properties fo:color="#000000" fo:font-size="7.5pt" style:font-size-asian="7.5pt" style:font-size-complex="7.5pt"/>
    </style:style>
    <style:style style:name="P580" style:parent-style-name="HTMLPreformatted" style:family="paragraph">
      <style:text-properties fo:color="#000000" fo:font-size="7.5pt" style:font-size-asian="7.5pt" style:font-size-complex="7.5pt"/>
    </style:style>
    <style:style style:name="P581" style:parent-style-name="HTMLPreformatted" style:family="paragraph">
      <style:text-properties fo:color="#000000" fo:font-size="7.5pt" style:font-size-asian="7.5pt" style:font-size-complex="7.5pt"/>
    </style:style>
    <style:style style:name="P582" style:parent-style-name="HTMLPreformatted" style:family="paragraph">
      <style:text-properties fo:color="#000000" fo:font-size="7.5pt" style:font-size-asian="7.5pt" style:font-size-complex="7.5pt"/>
    </style:style>
    <style:style style:name="P583" style:parent-style-name="HTMLPreformatted" style:family="paragraph">
      <style:text-properties fo:color="#000000" fo:font-size="7.5pt" style:font-size-asian="7.5pt" style:font-size-complex="7.5pt"/>
    </style:style>
    <style:style style:name="P584" style:parent-style-name="HTMLPreformatted" style:family="paragraph">
      <style:text-properties fo:color="#000000" fo:font-size="7.5pt" style:font-size-asian="7.5pt" style:font-size-complex="7.5pt"/>
    </style:style>
    <style:style style:name="P585" style:parent-style-name="HTMLPreformatted" style:family="paragraph">
      <style:text-properties fo:color="#000000" fo:font-size="7.5pt" style:font-size-asian="7.5pt" style:font-size-complex="7.5pt"/>
    </style:style>
    <style:style style:name="P586" style:parent-style-name="HTMLPreformatted" style:family="paragraph">
      <style:text-properties fo:color="#000000" fo:font-size="7.5pt" style:font-size-asian="7.5pt" style:font-size-complex="7.5pt"/>
    </style:style>
    <style:style style:name="P587" style:parent-style-name="HTMLPreformatted" style:family="paragraph">
      <style:text-properties fo:color="#000000" fo:font-size="7.5pt" style:font-size-asian="7.5pt" style:font-size-complex="7.5pt"/>
    </style:style>
    <style:style style:name="P588" style:parent-style-name="HTMLPreformatted" style:family="paragraph">
      <style:text-properties fo:color="#000000" fo:font-size="7.5pt" style:font-size-asian="7.5pt" style:font-size-complex="7.5pt"/>
    </style:style>
    <style:style style:name="P589" style:parent-style-name="HTMLPreformatted" style:family="paragraph">
      <style:text-properties fo:color="#000000" fo:font-size="7.5pt" style:font-size-asian="7.5pt" style:font-size-complex="7.5pt"/>
    </style:style>
    <style:style style:name="P590" style:parent-style-name="HTMLPreformatted" style:family="paragraph">
      <style:text-properties fo:color="#000000" fo:font-size="7.5pt" style:font-size-asian="7.5pt" style:font-size-complex="7.5pt"/>
    </style:style>
    <style:style style:name="P591" style:parent-style-name="HTMLPreformatted" style:family="paragraph">
      <style:text-properties fo:color="#000000" fo:font-size="7.5pt" style:font-size-asian="7.5pt" style:font-size-complex="7.5pt"/>
    </style:style>
    <style:style style:name="P592" style:parent-style-name="HTMLPreformatted" style:family="paragraph">
      <style:text-properties fo:color="#000000" fo:font-size="7.5pt" style:font-size-asian="7.5pt" style:font-size-complex="7.5pt"/>
    </style:style>
    <style:style style:name="P593" style:parent-style-name="HTMLPreformatted" style:family="paragraph">
      <style:text-properties fo:color="#000000" fo:font-size="7.5pt" style:font-size-asian="7.5pt" style:font-size-complex="7.5pt"/>
    </style:style>
    <style:style style:name="P594" style:parent-style-name="HTMLPreformatted" style:family="paragraph">
      <style:text-properties fo:color="#000000" fo:font-size="7.5pt" style:font-size-asian="7.5pt" style:font-size-complex="7.5pt"/>
    </style:style>
    <style:style style:name="P595" style:parent-style-name="HTMLPreformatted" style:family="paragraph">
      <style:text-properties fo:color="#000000" fo:font-size="7.5pt" style:font-size-asian="7.5pt" style:font-size-complex="7.5pt"/>
    </style:style>
    <style:style style:name="P596" style:parent-style-name="HTMLPreformatted" style:family="paragraph">
      <style:text-properties fo:color="#000000" fo:font-size="7.5pt" style:font-size-asian="7.5pt" style:font-size-complex="7.5pt"/>
    </style:style>
    <style:style style:name="P597" style:parent-style-name="HTMLPreformatted" style:family="paragraph">
      <style:text-properties fo:color="#000000" fo:font-size="7.5pt" style:font-size-asian="7.5pt" style:font-size-complex="7.5pt"/>
    </style:style>
    <style:style style:name="P598" style:parent-style-name="HTMLPreformatted" style:family="paragraph">
      <style:text-properties fo:color="#000000" fo:font-size="7.5pt" style:font-size-asian="7.5pt" style:font-size-complex="7.5pt"/>
    </style:style>
    <style:style style:name="P599" style:parent-style-name="HTMLPreformatted" style:family="paragraph">
      <style:text-properties fo:color="#000000" fo:font-size="7.5pt" style:font-size-asian="7.5pt" style:font-size-complex="7.5pt"/>
    </style:style>
    <style:style style:name="P600" style:parent-style-name="HTMLPreformatted" style:family="paragraph">
      <style:text-properties fo:color="#000000" fo:font-size="7.5pt" style:font-size-asian="7.5pt" style:font-size-complex="7.5pt"/>
    </style:style>
    <style:style style:name="P601" style:parent-style-name="HTMLPreformatted" style:family="paragraph">
      <style:text-properties fo:color="#000000" fo:font-size="7.5pt" style:font-size-asian="7.5pt" style:font-size-complex="7.5pt"/>
    </style:style>
    <style:style style:name="P602" style:parent-style-name="HTMLPreformatted" style:family="paragraph">
      <style:text-properties fo:color="#000000" fo:font-size="7.5pt" style:font-size-asian="7.5pt" style:font-size-complex="7.5pt"/>
    </style:style>
    <style:style style:name="P603" style:parent-style-name="HTMLPreformatted" style:family="paragraph">
      <style:text-properties fo:color="#000000" fo:font-size="7.5pt" style:font-size-asian="7.5pt" style:font-size-complex="7.5pt"/>
    </style:style>
    <style:style style:name="P604" style:parent-style-name="HTMLPreformatted" style:family="paragraph">
      <style:text-properties fo:color="#000000" fo:font-size="7.5pt" style:font-size-asian="7.5pt" style:font-size-complex="7.5pt"/>
    </style:style>
    <style:style style:name="P605" style:parent-style-name="HTMLPreformatted" style:family="paragraph">
      <style:text-properties fo:color="#000000" fo:font-size="7.5pt" style:font-size-asian="7.5pt" style:font-size-complex="7.5pt"/>
    </style:style>
    <style:style style:name="P606" style:parent-style-name="HTMLPreformatted" style:family="paragraph">
      <style:text-properties fo:color="#000000" fo:font-size="7.5pt" style:font-size-asian="7.5pt" style:font-size-complex="7.5pt"/>
    </style:style>
    <style:style style:name="P607" style:parent-style-name="HTMLPreformatted" style:family="paragraph">
      <style:text-properties fo:color="#000000" fo:font-size="7.5pt" style:font-size-asian="7.5pt" style:font-size-complex="7.5pt"/>
    </style:style>
    <style:style style:name="P608" style:parent-style-name="HTMLPreformatted" style:family="paragraph">
      <style:text-properties fo:color="#000000" fo:font-size="7.5pt" style:font-size-asian="7.5pt" style:font-size-complex="7.5pt"/>
    </style:style>
    <style:style style:name="P609" style:parent-style-name="HTMLPreformatted" style:family="paragraph">
      <style:text-properties fo:color="#000000" fo:font-size="7.5pt" style:font-size-asian="7.5pt" style:font-size-complex="7.5pt"/>
    </style:style>
    <style:style style:name="P610" style:parent-style-name="HTMLPreformatted" style:family="paragraph">
      <style:text-properties fo:color="#000000" fo:font-size="7.5pt" style:font-size-asian="7.5pt" style:font-size-complex="7.5pt"/>
    </style:style>
    <style:style style:name="P611" style:parent-style-name="HTMLPreformatted" style:family="paragraph">
      <style:text-properties fo:color="#000000" fo:font-size="7.5pt" style:font-size-asian="7.5pt" style:font-size-complex="7.5pt"/>
    </style:style>
    <style:style style:name="P612" style:parent-style-name="HTMLPreformatted" style:family="paragraph">
      <style:text-properties fo:color="#000000" fo:font-size="7.5pt" style:font-size-asian="7.5pt" style:font-size-complex="7.5pt"/>
    </style:style>
    <style:style style:name="P613" style:parent-style-name="HTMLPreformatted" style:family="paragraph">
      <style:text-properties fo:color="#000000" fo:font-size="7.5pt" style:font-size-asian="7.5pt" style:font-size-complex="7.5pt"/>
    </style:style>
    <style:style style:name="P614" style:parent-style-name="HTMLPreformatted" style:family="paragraph">
      <style:text-properties fo:color="#000000" fo:font-size="7.5pt" style:font-size-asian="7.5pt" style:font-size-complex="7.5pt"/>
    </style:style>
    <style:style style:name="P615" style:parent-style-name="HTMLPreformatted" style:family="paragraph">
      <style:text-properties fo:color="#000000" fo:font-size="7.5pt" style:font-size-asian="7.5pt" style:font-size-complex="7.5pt"/>
    </style:style>
    <style:style style:name="P616" style:parent-style-name="HTMLPreformatted" style:family="paragraph">
      <style:text-properties fo:color="#000000" fo:font-size="7.5pt" style:font-size-asian="7.5pt" style:font-size-complex="7.5pt"/>
    </style:style>
    <style:style style:name="P617" style:parent-style-name="HTMLPreformatted" style:family="paragraph">
      <style:text-properties fo:color="#000000" fo:font-size="7.5pt" style:font-size-asian="7.5pt" style:font-size-complex="7.5pt"/>
    </style:style>
    <style:style style:name="P618" style:parent-style-name="HTMLPreformatted" style:family="paragraph">
      <style:text-properties fo:color="#000000" fo:font-size="7.5pt" style:font-size-asian="7.5pt" style:font-size-complex="7.5pt"/>
    </style:style>
    <style:style style:name="P619" style:parent-style-name="HTMLPreformatted" style:family="paragraph">
      <style:text-properties fo:color="#000000" fo:font-size="7.5pt" style:font-size-asian="7.5pt" style:font-size-complex="7.5pt"/>
    </style:style>
    <style:style style:name="P620" style:parent-style-name="HTMLPreformatted" style:family="paragraph">
      <style:text-properties fo:color="#000000" fo:font-size="7.5pt" style:font-size-asian="7.5pt" style:font-size-complex="7.5pt"/>
    </style:style>
    <style:style style:name="P621" style:parent-style-name="HTMLPreformatted" style:family="paragraph">
      <style:text-properties fo:color="#000000" fo:font-size="7.5pt" style:font-size-asian="7.5pt" style:font-size-complex="7.5pt"/>
    </style:style>
    <style:style style:name="P622" style:parent-style-name="HTMLPreformatted" style:family="paragraph">
      <style:text-properties fo:color="#000000" fo:font-size="7.5pt" style:font-size-asian="7.5pt" style:font-size-complex="7.5pt"/>
    </style:style>
    <style:style style:name="P623" style:parent-style-name="HTMLPreformatted" style:family="paragraph">
      <style:text-properties fo:color="#000000" fo:font-size="7.5pt" style:font-size-asian="7.5pt" style:font-size-complex="7.5pt"/>
    </style:style>
    <style:style style:name="P624" style:parent-style-name="HTMLPreformatted" style:family="paragraph">
      <style:text-properties fo:color="#000000" fo:font-size="7.5pt" style:font-size-asian="7.5pt" style:font-size-complex="7.5pt"/>
    </style:style>
    <style:style style:name="P625" style:parent-style-name="HTMLPreformatted" style:family="paragraph">
      <style:text-properties fo:color="#000000" fo:font-size="7.5pt" style:font-size-asian="7.5pt" style:font-size-complex="7.5pt"/>
    </style:style>
    <style:style style:name="P626" style:parent-style-name="HTMLPreformatted" style:family="paragraph">
      <style:text-properties fo:color="#000000" fo:font-size="7.5pt" style:font-size-asian="7.5pt" style:font-size-complex="7.5pt"/>
    </style:style>
    <style:style style:name="P627" style:parent-style-name="HTMLPreformatted" style:family="paragraph">
      <style:text-properties fo:color="#000000" fo:font-size="7.5pt" style:font-size-asian="7.5pt" style:font-size-complex="7.5pt"/>
    </style:style>
    <style:style style:name="P628" style:parent-style-name="HTMLPreformatted" style:family="paragraph">
      <style:text-properties fo:color="#000000" fo:font-size="7.5pt" style:font-size-asian="7.5pt" style:font-size-complex="7.5pt"/>
    </style:style>
    <style:style style:name="P629" style:parent-style-name="HTMLPreformatted" style:family="paragraph">
      <style:text-properties fo:color="#000000" fo:font-size="7.5pt" style:font-size-asian="7.5pt" style:font-size-complex="7.5pt"/>
    </style:style>
    <style:style style:name="P630" style:parent-style-name="HTMLPreformatted" style:family="paragraph">
      <style:text-properties fo:color="#000000" fo:font-size="7.5pt" style:font-size-asian="7.5pt" style:font-size-complex="7.5pt"/>
    </style:style>
    <style:style style:name="P631" style:parent-style-name="HTMLPreformatted" style:family="paragraph">
      <style:text-properties fo:color="#000000" fo:font-size="7.5pt" style:font-size-asian="7.5pt" style:font-size-complex="7.5pt"/>
    </style:style>
    <style:style style:name="P632" style:parent-style-name="HTMLPreformatted" style:family="paragraph">
      <style:text-properties fo:color="#000000" fo:font-size="7.5pt" style:font-size-asian="7.5pt" style:font-size-complex="7.5pt"/>
    </style:style>
    <style:style style:name="P633" style:parent-style-name="HTMLPreformatted" style:family="paragraph">
      <style:text-properties fo:color="#000000" fo:font-size="7.5pt" style:font-size-asian="7.5pt" style:font-size-complex="7.5pt"/>
    </style:style>
    <style:style style:name="P634" style:parent-style-name="HTMLPreformatted" style:family="paragraph">
      <style:text-properties fo:color="#000000" fo:font-size="7.5pt" style:font-size-asian="7.5pt" style:font-size-complex="7.5pt"/>
    </style:style>
    <style:style style:name="P635" style:parent-style-name="HTMLPreformatted" style:family="paragraph">
      <style:text-properties fo:color="#000000" fo:font-size="7.5pt" style:font-size-asian="7.5pt" style:font-size-complex="7.5pt"/>
    </style:style>
    <style:style style:name="P636" style:parent-style-name="HTMLPreformatted" style:family="paragraph">
      <style:text-properties fo:color="#000000" fo:font-size="7.5pt" style:font-size-asian="7.5pt" style:font-size-complex="7.5pt"/>
    </style:style>
    <style:style style:name="P637" style:parent-style-name="HTMLPreformatted" style:family="paragraph">
      <style:text-properties fo:color="#000000" fo:font-size="7.5pt" style:font-size-asian="7.5pt" style:font-size-complex="7.5pt"/>
    </style:style>
    <style:style style:name="P638" style:parent-style-name="HTMLPreformatted" style:family="paragraph">
      <style:text-properties fo:color="#000000" fo:font-size="7.5pt" style:font-size-asian="7.5pt" style:font-size-complex="7.5pt"/>
    </style:style>
    <style:style style:name="P639" style:parent-style-name="HTMLPreformatted" style:family="paragraph">
      <style:text-properties fo:color="#000000" fo:font-size="7.5pt" style:font-size-asian="7.5pt" style:font-size-complex="7.5pt"/>
    </style:style>
    <style:style style:name="P640" style:parent-style-name="HTMLPreformatted" style:family="paragraph">
      <style:text-properties fo:color="#000000" fo:font-size="7.5pt" style:font-size-asian="7.5pt" style:font-size-complex="7.5pt"/>
    </style:style>
    <style:style style:name="P641" style:parent-style-name="HTMLPreformatted" style:family="paragraph">
      <style:text-properties fo:color="#000000" fo:font-size="7.5pt" style:font-size-asian="7.5pt" style:font-size-complex="7.5pt"/>
    </style:style>
    <style:style style:name="P642" style:parent-style-name="HTMLPreformatted" style:family="paragraph">
      <style:text-properties fo:color="#000000" fo:font-size="7.5pt" style:font-size-asian="7.5pt" style:font-size-complex="7.5pt"/>
    </style:style>
    <style:style style:name="P643" style:parent-style-name="HTMLPreformatted" style:family="paragraph">
      <style:text-properties fo:color="#000000" fo:font-size="7.5pt" style:font-size-asian="7.5pt" style:font-size-complex="7.5pt"/>
    </style:style>
    <style:style style:name="P644" style:parent-style-name="HTMLPreformatted" style:family="paragraph">
      <style:text-properties fo:color="#000000" fo:font-size="7.5pt" style:font-size-asian="7.5pt" style:font-size-complex="7.5pt"/>
    </style:style>
    <style:style style:name="P645" style:parent-style-name="HTMLPreformatted" style:family="paragraph">
      <style:text-properties fo:color="#000000" fo:font-size="7.5pt" style:font-size-asian="7.5pt" style:font-size-complex="7.5pt"/>
    </style:style>
    <style:style style:name="P646" style:parent-style-name="HTMLPreformatted" style:family="paragraph">
      <style:text-properties fo:color="#000000" fo:font-size="7.5pt" style:font-size-asian="7.5pt" style:font-size-complex="7.5pt"/>
    </style:style>
    <style:style style:name="P647" style:parent-style-name="HTMLPreformatted" style:family="paragraph">
      <style:text-properties fo:color="#000000" fo:font-size="7.5pt" style:font-size-asian="7.5pt" style:font-size-complex="7.5pt"/>
    </style:style>
    <style:style style:name="P648" style:parent-style-name="HTMLPreformatted" style:family="paragraph">
      <style:text-properties fo:color="#000000" fo:font-size="7.5pt" style:font-size-asian="7.5pt" style:font-size-complex="7.5pt"/>
    </style:style>
    <style:style style:name="P649" style:parent-style-name="HTMLPreformatted" style:family="paragraph">
      <style:text-properties fo:color="#000000" fo:font-size="7.5pt" style:font-size-asian="7.5pt" style:font-size-complex="7.5pt"/>
    </style:style>
    <style:style style:name="P650" style:parent-style-name="HTMLPreformatted" style:family="paragraph">
      <style:text-properties fo:color="#000000" fo:font-size="7.5pt" style:font-size-asian="7.5pt" style:font-size-complex="7.5pt"/>
    </style:style>
    <style:style style:name="P651" style:parent-style-name="HTMLPreformatted" style:family="paragraph">
      <style:text-properties fo:color="#000000" fo:font-size="7.5pt" style:font-size-asian="7.5pt" style:font-size-complex="7.5pt"/>
    </style:style>
    <style:style style:name="P652" style:parent-style-name="HTMLPreformatted" style:family="paragraph">
      <style:text-properties fo:color="#000000" fo:font-size="7.5pt" style:font-size-asian="7.5pt" style:font-size-complex="7.5pt"/>
    </style:style>
    <style:style style:name="P653" style:parent-style-name="HTMLPreformatted" style:family="paragraph">
      <style:text-properties fo:color="#000000" fo:font-size="7.5pt" style:font-size-asian="7.5pt" style:font-size-complex="7.5pt"/>
    </style:style>
    <style:style style:name="P654" style:parent-style-name="HTMLPreformatted" style:family="paragraph">
      <style:text-properties fo:color="#000000" fo:font-size="7.5pt" style:font-size-asian="7.5pt" style:font-size-complex="7.5pt"/>
    </style:style>
    <style:style style:name="P655" style:parent-style-name="HTMLPreformatted" style:family="paragraph">
      <style:text-properties fo:color="#000000" fo:font-size="7.5pt" style:font-size-asian="7.5pt" style:font-size-complex="7.5pt"/>
    </style:style>
    <style:style style:name="P656" style:parent-style-name="HTMLPreformatted" style:family="paragraph">
      <style:text-properties fo:color="#000000" fo:font-size="7.5pt" style:font-size-asian="7.5pt" style:font-size-complex="7.5pt"/>
    </style:style>
    <style:style style:name="P657" style:parent-style-name="HTMLPreformatted" style:family="paragraph">
      <style:text-properties fo:color="#000000" fo:font-size="7.5pt" style:font-size-asian="7.5pt" style:font-size-complex="7.5pt"/>
    </style:style>
    <style:style style:name="P658" style:parent-style-name="HTMLPreformatted" style:family="paragraph">
      <style:text-properties fo:color="#000000" fo:font-size="7.5pt" style:font-size-asian="7.5pt" style:font-size-complex="7.5pt"/>
    </style:style>
    <style:style style:name="P659" style:parent-style-name="HTMLPreformatted" style:family="paragraph">
      <style:text-properties fo:color="#000000" fo:font-size="7.5pt" style:font-size-asian="7.5pt" style:font-size-complex="7.5pt"/>
    </style:style>
    <style:style style:name="P660" style:parent-style-name="HTMLPreformatted" style:family="paragraph">
      <style:text-properties fo:color="#000000" fo:font-size="7.5pt" style:font-size-asian="7.5pt" style:font-size-complex="7.5pt"/>
    </style:style>
    <style:style style:name="P661" style:parent-style-name="HTMLPreformatted" style:family="paragraph">
      <style:text-properties fo:color="#000000" fo:font-size="7.5pt" style:font-size-asian="7.5pt" style:font-size-complex="7.5pt"/>
    </style:style>
    <style:style style:name="P662" style:parent-style-name="HTMLPreformatted" style:family="paragraph">
      <style:text-properties fo:color="#000000" fo:font-size="7.5pt" style:font-size-asian="7.5pt" style:font-size-complex="7.5pt"/>
    </style:style>
    <style:style style:name="P663" style:parent-style-name="HTMLPreformatted" style:family="paragraph">
      <style:text-properties fo:color="#000000" fo:font-size="7.5pt" style:font-size-asian="7.5pt" style:font-size-complex="7.5pt"/>
    </style:style>
    <style:style style:name="P664" style:parent-style-name="HTMLPreformatted" style:family="paragraph">
      <style:text-properties fo:color="#000000" fo:font-size="7.5pt" style:font-size-asian="7.5pt" style:font-size-complex="7.5pt"/>
    </style:style>
    <style:style style:name="P665" style:parent-style-name="HTMLPreformatted" style:family="paragraph">
      <style:text-properties fo:color="#000000" fo:font-size="7.5pt" style:font-size-asian="7.5pt" style:font-size-complex="7.5pt"/>
    </style:style>
    <style:style style:name="P666" style:parent-style-name="HTMLPreformatted" style:family="paragraph">
      <style:text-properties fo:color="#000000" fo:font-size="7.5pt" style:font-size-asian="7.5pt" style:font-size-complex="7.5pt"/>
    </style:style>
    <style:style style:name="P667" style:parent-style-name="HTMLPreformatted" style:family="paragraph">
      <style:text-properties fo:color="#000000" fo:font-size="7.5pt" style:font-size-asian="7.5pt" style:font-size-complex="7.5pt"/>
    </style:style>
    <style:style style:name="P668" style:parent-style-name="HTMLPreformatted" style:family="paragraph">
      <style:text-properties fo:color="#000000" fo:font-size="7.5pt" style:font-size-asian="7.5pt" style:font-size-complex="7.5pt"/>
    </style:style>
    <style:style style:name="P669" style:parent-style-name="HTMLPreformatted" style:family="paragraph">
      <style:text-properties fo:color="#000000" fo:font-size="7.5pt" style:font-size-asian="7.5pt" style:font-size-complex="7.5pt"/>
    </style:style>
    <style:style style:name="P670" style:parent-style-name="HTMLPreformatted" style:family="paragraph">
      <style:text-properties fo:color="#000000" fo:font-size="7.5pt" style:font-size-asian="7.5pt" style:font-size-complex="7.5pt"/>
    </style:style>
    <style:style style:name="P671" style:parent-style-name="HTMLPreformatted" style:family="paragraph">
      <style:text-properties fo:color="#000000" fo:font-size="7.5pt" style:font-size-asian="7.5pt" style:font-size-complex="7.5pt"/>
    </style:style>
    <style:style style:name="P672" style:parent-style-name="HTMLPreformatted" style:family="paragraph">
      <style:text-properties fo:color="#000000" fo:font-size="7.5pt" style:font-size-asian="7.5pt" style:font-size-complex="7.5pt"/>
    </style:style>
    <style:style style:name="P673" style:parent-style-name="HTMLPreformatted" style:family="paragraph">
      <style:text-properties fo:color="#000000" fo:font-size="7.5pt" style:font-size-asian="7.5pt" style:font-size-complex="7.5pt"/>
    </style:style>
    <style:style style:name="P674" style:parent-style-name="HTMLPreformatted" style:family="paragraph">
      <style:text-properties fo:color="#000000" fo:font-size="7.5pt" style:font-size-asian="7.5pt" style:font-size-complex="7.5pt"/>
    </style:style>
    <style:style style:name="P675" style:parent-style-name="HTMLPreformatted" style:family="paragraph">
      <style:text-properties fo:color="#000000" fo:font-size="7.5pt" style:font-size-asian="7.5pt" style:font-size-complex="7.5pt"/>
    </style:style>
    <style:style style:name="P676" style:parent-style-name="HTMLPreformatted" style:family="paragraph">
      <style:text-properties fo:color="#000000" fo:font-size="7.5pt" style:font-size-asian="7.5pt" style:font-size-complex="7.5pt"/>
    </style:style>
    <style:style style:name="P677" style:parent-style-name="HTMLPreformatted" style:family="paragraph">
      <style:text-properties fo:color="#000000" fo:font-size="7.5pt" style:font-size-asian="7.5pt" style:font-size-complex="7.5pt"/>
    </style:style>
    <style:style style:name="P678" style:parent-style-name="HTMLPreformatted" style:family="paragraph">
      <style:text-properties fo:color="#000000" fo:font-size="7.5pt" style:font-size-asian="7.5pt" style:font-size-complex="7.5pt"/>
    </style:style>
    <style:style style:name="P679" style:parent-style-name="HTMLPreformatted" style:family="paragraph">
      <style:text-properties fo:color="#000000" fo:font-size="7.5pt" style:font-size-asian="7.5pt" style:font-size-complex="7.5pt"/>
    </style:style>
    <style:style style:name="P680" style:parent-style-name="HTMLPreformatted" style:family="paragraph">
      <style:text-properties fo:color="#000000" fo:font-size="7.5pt" style:font-size-asian="7.5pt" style:font-size-complex="7.5pt"/>
    </style:style>
    <style:style style:name="P681" style:parent-style-name="HTMLPreformatted" style:family="paragraph">
      <style:text-properties fo:color="#000000" fo:font-size="7.5pt" style:font-size-asian="7.5pt" style:font-size-complex="7.5pt"/>
    </style:style>
    <style:style style:name="P682" style:parent-style-name="HTMLPreformatted" style:family="paragraph">
      <style:text-properties fo:color="#000000" fo:font-size="7.5pt" style:font-size-asian="7.5pt" style:font-size-complex="7.5pt"/>
    </style:style>
    <style:style style:name="P683" style:parent-style-name="HTMLPreformatted" style:family="paragraph">
      <style:text-properties fo:color="#000000" fo:font-size="7.5pt" style:font-size-asian="7.5pt" style:font-size-complex="7.5pt"/>
    </style:style>
    <style:style style:name="P684" style:parent-style-name="HTMLPreformatted" style:family="paragraph">
      <style:text-properties fo:color="#000000" fo:font-size="7.5pt" style:font-size-asian="7.5pt" style:font-size-complex="7.5pt"/>
    </style:style>
    <style:style style:name="P685" style:parent-style-name="HTMLPreformatted" style:family="paragraph">
      <style:text-properties fo:color="#000000" fo:font-size="7.5pt" style:font-size-asian="7.5pt" style:font-size-complex="7.5pt"/>
    </style:style>
    <style:style style:name="P686" style:parent-style-name="HTMLPreformatted" style:family="paragraph">
      <style:text-properties fo:color="#000000" fo:font-size="7.5pt" style:font-size-asian="7.5pt" style:font-size-complex="7.5pt"/>
    </style:style>
    <style:style style:name="P687" style:parent-style-name="HTMLPreformatted" style:family="paragraph">
      <style:text-properties fo:color="#000000" fo:font-size="7.5pt" style:font-size-asian="7.5pt" style:font-size-complex="7.5pt"/>
    </style:style>
    <style:style style:name="P688" style:parent-style-name="HTMLPreformatted" style:family="paragraph">
      <style:text-properties fo:color="#000000" fo:font-size="7.5pt" style:font-size-asian="7.5pt" style:font-size-complex="7.5pt"/>
    </style:style>
    <style:style style:name="P689" style:parent-style-name="HTMLPreformatted" style:family="paragraph">
      <style:text-properties fo:color="#000000" fo:font-size="7.5pt" style:font-size-asian="7.5pt" style:font-size-complex="7.5pt"/>
    </style:style>
    <style:style style:name="P690" style:parent-style-name="HTMLPreformatted" style:family="paragraph">
      <style:text-properties fo:color="#000000" fo:font-size="7.5pt" style:font-size-asian="7.5pt" style:font-size-complex="7.5pt"/>
    </style:style>
    <style:style style:name="P691" style:parent-style-name="HTMLPreformatted" style:family="paragraph">
      <style:text-properties fo:color="#000000" fo:font-size="7.5pt" style:font-size-asian="7.5pt" style:font-size-complex="7.5pt"/>
    </style:style>
    <style:style style:name="P692" style:parent-style-name="HTMLPreformatted" style:family="paragraph">
      <style:text-properties fo:color="#000000" fo:font-size="7.5pt" style:font-size-asian="7.5pt" style:font-size-complex="7.5pt"/>
    </style:style>
    <style:style style:name="P693" style:parent-style-name="HTMLPreformatted" style:family="paragraph">
      <style:text-properties fo:color="#000000" fo:font-size="7.5pt" style:font-size-asian="7.5pt" style:font-size-complex="7.5pt"/>
    </style:style>
    <style:style style:name="P694" style:parent-style-name="HTMLPreformatted" style:family="paragraph">
      <style:text-properties fo:color="#000000" fo:font-size="7.5pt" style:font-size-asian="7.5pt" style:font-size-complex="7.5pt"/>
    </style:style>
    <style:style style:name="P695" style:parent-style-name="HTMLPreformatted" style:family="paragraph">
      <style:text-properties fo:color="#000000" fo:font-size="7.5pt" style:font-size-asian="7.5pt" style:font-size-complex="7.5pt"/>
    </style:style>
    <style:style style:name="P696" style:parent-style-name="HTMLPreformatted" style:family="paragraph">
      <style:text-properties fo:color="#000000" fo:font-size="7.5pt" style:font-size-asian="7.5pt" style:font-size-complex="7.5pt"/>
    </style:style>
    <style:style style:name="P697" style:parent-style-name="HTMLPreformatted" style:family="paragraph">
      <style:text-properties fo:color="#000000" fo:font-size="7.5pt" style:font-size-asian="7.5pt" style:font-size-complex="7.5pt"/>
    </style:style>
    <style:style style:name="P698" style:parent-style-name="HTMLPreformatted" style:family="paragraph">
      <style:text-properties fo:color="#000000" fo:font-size="7.5pt" style:font-size-asian="7.5pt" style:font-size-complex="7.5pt"/>
    </style:style>
    <style:style style:name="P699" style:parent-style-name="HTMLPreformatted" style:family="paragraph">
      <style:text-properties fo:color="#000000" fo:font-size="7.5pt" style:font-size-asian="7.5pt" style:font-size-complex="7.5pt"/>
    </style:style>
    <style:style style:name="P700" style:parent-style-name="HTMLPreformatted" style:family="paragraph">
      <style:text-properties fo:color="#000000" fo:font-size="7.5pt" style:font-size-asian="7.5pt" style:font-size-complex="7.5pt"/>
    </style:style>
    <style:style style:name="P701" style:parent-style-name="HTMLPreformatted" style:family="paragraph">
      <style:text-properties fo:color="#000000" fo:font-size="7.5pt" style:font-size-asian="7.5pt" style:font-size-complex="7.5pt"/>
    </style:style>
    <style:style style:name="P702" style:parent-style-name="HTMLPreformatted" style:family="paragraph">
      <style:text-properties fo:color="#000000" fo:font-size="7.5pt" style:font-size-asian="7.5pt" style:font-size-complex="7.5pt"/>
    </style:style>
    <style:style style:name="P703" style:parent-style-name="HTMLPreformatted" style:family="paragraph">
      <style:text-properties fo:color="#000000" fo:font-size="7.5pt" style:font-size-asian="7.5pt" style:font-size-complex="7.5pt"/>
    </style:style>
    <style:style style:name="P704" style:parent-style-name="HTMLPreformatted" style:family="paragraph">
      <style:text-properties fo:color="#000000" fo:font-size="7.5pt" style:font-size-asian="7.5pt" style:font-size-complex="7.5pt"/>
    </style:style>
    <style:style style:name="P705" style:parent-style-name="HTMLPreformatted" style:family="paragraph">
      <style:text-properties fo:color="#000000" fo:font-size="7.5pt" style:font-size-asian="7.5pt" style:font-size-complex="7.5pt"/>
    </style:style>
    <style:style style:name="P706" style:parent-style-name="HTMLPreformatted" style:family="paragraph">
      <style:text-properties fo:color="#000000" fo:font-size="7.5pt" style:font-size-asian="7.5pt" style:font-size-complex="7.5pt"/>
    </style:style>
    <style:style style:name="P707" style:parent-style-name="HTMLPreformatted" style:family="paragraph">
      <style:text-properties fo:color="#000000" fo:font-size="7.5pt" style:font-size-asian="7.5pt" style:font-size-complex="7.5pt"/>
    </style:style>
    <style:style style:name="P708" style:parent-style-name="HTMLPreformatted" style:family="paragraph">
      <style:text-properties fo:color="#000000" fo:font-size="7.5pt" style:font-size-asian="7.5pt" style:font-size-complex="7.5pt"/>
    </style:style>
    <style:style style:name="P709" style:parent-style-name="HTMLPreformatted" style:family="paragraph">
      <style:text-properties fo:color="#000000" fo:font-size="7.5pt" style:font-size-asian="7.5pt" style:font-size-complex="7.5pt"/>
    </style:style>
    <style:style style:name="P710" style:parent-style-name="HTMLPreformatted" style:family="paragraph">
      <style:text-properties fo:color="#000000" fo:font-size="7.5pt" style:font-size-asian="7.5pt" style:font-size-complex="7.5pt"/>
    </style:style>
    <style:style style:name="P711" style:parent-style-name="HTMLPreformatted" style:family="paragraph">
      <style:text-properties fo:color="#000000" fo:font-size="7.5pt" style:font-size-asian="7.5pt" style:font-size-complex="7.5pt"/>
    </style:style>
    <style:style style:name="P712" style:parent-style-name="HTMLPreformatted" style:family="paragraph">
      <style:text-properties fo:color="#000000" fo:font-size="7.5pt" style:font-size-asian="7.5pt" style:font-size-complex="7.5pt"/>
    </style:style>
    <style:style style:name="P713" style:parent-style-name="HTMLPreformatted" style:family="paragraph">
      <style:text-properties fo:color="#000000" fo:font-size="7.5pt" style:font-size-asian="7.5pt" style:font-size-complex="7.5pt"/>
    </style:style>
    <style:style style:name="P714" style:parent-style-name="HTMLPreformatted" style:family="paragraph">
      <style:text-properties fo:color="#000000" fo:font-size="7.5pt" style:font-size-asian="7.5pt" style:font-size-complex="7.5pt"/>
    </style:style>
    <style:style style:name="P715" style:parent-style-name="HTMLPreformatted" style:family="paragraph">
      <style:text-properties fo:color="#000000" fo:font-size="7.5pt" style:font-size-asian="7.5pt" style:font-size-complex="7.5pt"/>
    </style:style>
    <style:style style:name="P716" style:parent-style-name="HTMLPreformatted" style:family="paragraph">
      <style:text-properties fo:color="#000000" fo:font-size="7.5pt" style:font-size-asian="7.5pt" style:font-size-complex="7.5pt"/>
    </style:style>
    <style:style style:name="P717" style:parent-style-name="HTMLPreformatted" style:family="paragraph">
      <style:text-properties fo:color="#000000" fo:font-size="7.5pt" style:font-size-asian="7.5pt" style:font-size-complex="7.5pt"/>
    </style:style>
    <style:style style:name="P718" style:parent-style-name="HTMLPreformatted" style:family="paragraph">
      <style:text-properties fo:color="#000000" fo:font-size="7.5pt" style:font-size-asian="7.5pt" style:font-size-complex="7.5pt"/>
    </style:style>
    <style:style style:name="P719" style:parent-style-name="HTMLPreformatted" style:family="paragraph">
      <style:text-properties fo:color="#000000" fo:font-size="7.5pt" style:font-size-asian="7.5pt" style:font-size-complex="7.5pt"/>
    </style:style>
    <style:style style:name="P720" style:parent-style-name="HTMLPreformatted" style:family="paragraph">
      <style:text-properties fo:color="#000000" fo:font-size="7.5pt" style:font-size-asian="7.5pt" style:font-size-complex="7.5pt"/>
    </style:style>
    <style:style style:name="P721" style:parent-style-name="HTMLPreformatted" style:family="paragraph">
      <style:text-properties fo:color="#000000" fo:font-size="7.5pt" style:font-size-asian="7.5pt" style:font-size-complex="7.5pt"/>
    </style:style>
    <style:style style:name="P722" style:parent-style-name="HTMLPreformatted" style:family="paragraph">
      <style:text-properties fo:color="#000000" fo:font-size="7.5pt" style:font-size-asian="7.5pt" style:font-size-complex="7.5pt"/>
    </style:style>
    <style:style style:name="P723" style:parent-style-name="HTMLPreformatted" style:family="paragraph">
      <style:text-properties fo:color="#000000" fo:font-size="7.5pt" style:font-size-asian="7.5pt" style:font-size-complex="7.5pt"/>
    </style:style>
    <style:style style:name="P724" style:parent-style-name="HTMLPreformatted" style:family="paragraph">
      <style:text-properties fo:color="#000000" fo:font-size="7.5pt" style:font-size-asian="7.5pt" style:font-size-complex="7.5pt"/>
    </style:style>
    <style:style style:name="P725" style:parent-style-name="HTMLPreformatted" style:family="paragraph">
      <style:text-properties fo:color="#000000" fo:font-size="7.5pt" style:font-size-asian="7.5pt" style:font-size-complex="7.5pt"/>
    </style:style>
    <style:style style:name="P726" style:parent-style-name="HTMLPreformatted" style:family="paragraph">
      <style:text-properties fo:color="#000000" fo:font-size="7.5pt" style:font-size-asian="7.5pt" style:font-size-complex="7.5pt"/>
    </style:style>
    <style:style style:name="P727" style:parent-style-name="HTMLPreformatted" style:family="paragraph">
      <style:text-properties fo:color="#000000" fo:font-size="7.5pt" style:font-size-asian="7.5pt" style:font-size-complex="7.5pt"/>
    </style:style>
    <style:style style:name="P728" style:parent-style-name="HTMLPreformatted" style:family="paragraph">
      <style:text-properties fo:color="#000000" fo:font-size="7.5pt" style:font-size-asian="7.5pt" style:font-size-complex="7.5pt"/>
    </style:style>
    <style:style style:name="P729" style:parent-style-name="HTMLPreformatted" style:family="paragraph">
      <style:text-properties fo:color="#000000" fo:font-size="7.5pt" style:font-size-asian="7.5pt" style:font-size-complex="7.5pt"/>
    </style:style>
    <style:style style:name="P730" style:parent-style-name="HTMLPreformatted" style:family="paragraph">
      <style:text-properties fo:color="#000000" fo:font-size="7.5pt" style:font-size-asian="7.5pt" style:font-size-complex="7.5pt"/>
    </style:style>
    <style:style style:name="P731" style:parent-style-name="HTMLPreformatted" style:family="paragraph">
      <style:text-properties fo:color="#000000" fo:font-size="7.5pt" style:font-size-asian="7.5pt" style:font-size-complex="7.5pt"/>
    </style:style>
    <style:style style:name="P732" style:parent-style-name="HTMLPreformatted" style:family="paragraph">
      <style:text-properties fo:color="#000000" fo:font-size="7.5pt" style:font-size-asian="7.5pt" style:font-size-complex="7.5pt"/>
    </style:style>
    <style:style style:name="P733" style:parent-style-name="HTMLPreformatted" style:family="paragraph">
      <style:text-properties fo:color="#000000" fo:font-size="7.5pt" style:font-size-asian="7.5pt" style:font-size-complex="7.5pt"/>
    </style:style>
    <style:style style:name="P734" style:parent-style-name="HTMLPreformatted" style:family="paragraph">
      <style:text-properties fo:color="#000000" fo:font-size="7.5pt" style:font-size-asian="7.5pt" style:font-size-complex="7.5pt"/>
    </style:style>
    <style:style style:name="P735" style:parent-style-name="HTMLPreformatted" style:family="paragraph">
      <style:text-properties fo:color="#000000" fo:font-size="7.5pt" style:font-size-asian="7.5pt" style:font-size-complex="7.5pt"/>
    </style:style>
    <style:style style:name="P736" style:parent-style-name="HTMLPreformatted" style:family="paragraph">
      <style:text-properties fo:color="#000000" fo:font-size="7.5pt" style:font-size-asian="7.5pt" style:font-size-complex="7.5pt"/>
    </style:style>
    <style:style style:name="P737" style:parent-style-name="HTMLPreformatted" style:family="paragraph">
      <style:text-properties fo:color="#000000" fo:font-size="7.5pt" style:font-size-asian="7.5pt" style:font-size-complex="7.5pt"/>
    </style:style>
    <style:style style:name="P738" style:parent-style-name="HTMLPreformatted" style:family="paragraph">
      <style:text-properties fo:color="#000000" fo:font-size="7.5pt" style:font-size-asian="7.5pt" style:font-size-complex="7.5pt"/>
    </style:style>
    <style:style style:name="P739" style:parent-style-name="HTMLPreformatted" style:family="paragraph">
      <style:text-properties fo:color="#000000" fo:font-size="7.5pt" style:font-size-asian="7.5pt" style:font-size-complex="7.5pt"/>
    </style:style>
    <style:style style:name="P740" style:parent-style-name="HTMLPreformatted" style:family="paragraph">
      <style:text-properties fo:color="#000000" fo:font-size="7.5pt" style:font-size-asian="7.5pt" style:font-size-complex="7.5pt"/>
    </style:style>
    <style:style style:name="P741" style:parent-style-name="HTMLPreformatted" style:family="paragraph">
      <style:text-properties fo:color="#000000" fo:font-size="7.5pt" style:font-size-asian="7.5pt" style:font-size-complex="7.5pt"/>
    </style:style>
    <style:style style:name="P742" style:parent-style-name="HTMLPreformatted" style:family="paragraph">
      <style:text-properties fo:color="#000000" fo:font-size="7.5pt" style:font-size-asian="7.5pt" style:font-size-complex="7.5pt"/>
    </style:style>
    <style:style style:name="P743" style:parent-style-name="HTMLPreformatted" style:family="paragraph">
      <style:text-properties fo:color="#000000" fo:font-size="7.5pt" style:font-size-asian="7.5pt" style:font-size-complex="7.5pt"/>
    </style:style>
    <style:style style:name="P744" style:parent-style-name="HTMLPreformatted" style:family="paragraph">
      <style:text-properties fo:color="#000000" fo:font-size="7.5pt" style:font-size-asian="7.5pt" style:font-size-complex="7.5pt"/>
    </style:style>
    <style:style style:name="P745" style:parent-style-name="HTMLPreformatted" style:family="paragraph">
      <style:text-properties fo:color="#000000" fo:font-size="7.5pt" style:font-size-asian="7.5pt" style:font-size-complex="7.5pt"/>
    </style:style>
    <style:style style:name="P746" style:parent-style-name="HTMLPreformatted" style:family="paragraph">
      <style:text-properties fo:color="#000000" fo:font-size="7.5pt" style:font-size-asian="7.5pt" style:font-size-complex="7.5pt"/>
    </style:style>
    <style:style style:name="P747" style:parent-style-name="HTMLPreformatted" style:family="paragraph">
      <style:text-properties fo:color="#000000" fo:font-size="7.5pt" style:font-size-asian="7.5pt" style:font-size-complex="7.5pt"/>
    </style:style>
    <style:style style:name="P748" style:parent-style-name="HTMLPreformatted" style:family="paragraph">
      <style:text-properties fo:color="#000000" fo:font-size="7.5pt" style:font-size-asian="7.5pt" style:font-size-complex="7.5pt"/>
    </style:style>
    <style:style style:name="P749" style:parent-style-name="HTMLPreformatted" style:family="paragraph">
      <style:text-properties fo:color="#000000" fo:font-size="7.5pt" style:font-size-asian="7.5pt" style:font-size-complex="7.5pt"/>
    </style:style>
    <style:style style:name="P750" style:parent-style-name="HTMLPreformatted" style:family="paragraph">
      <style:text-properties fo:color="#000000" fo:font-size="7.5pt" style:font-size-asian="7.5pt" style:font-size-complex="7.5pt"/>
    </style:style>
    <style:style style:name="P751" style:parent-style-name="HTMLPreformatted" style:family="paragraph">
      <style:text-properties fo:color="#000000" fo:font-size="7.5pt" style:font-size-asian="7.5pt" style:font-size-complex="7.5pt"/>
    </style:style>
    <style:style style:name="P752" style:parent-style-name="HTMLPreformatted" style:family="paragraph">
      <style:text-properties fo:color="#000000" fo:font-size="7.5pt" style:font-size-asian="7.5pt" style:font-size-complex="7.5pt"/>
    </style:style>
    <style:style style:name="P753" style:parent-style-name="HTMLPreformatted" style:family="paragraph">
      <style:text-properties fo:color="#000000" fo:font-size="7.5pt" style:font-size-asian="7.5pt" style:font-size-complex="7.5pt"/>
    </style:style>
    <style:style style:name="P754" style:parent-style-name="HTMLPreformatted" style:family="paragraph">
      <style:text-properties fo:color="#000000" fo:font-size="7.5pt" style:font-size-asian="7.5pt" style:font-size-complex="7.5pt"/>
    </style:style>
    <style:style style:name="P755" style:parent-style-name="HTMLPreformatted" style:family="paragraph">
      <style:text-properties fo:color="#000000" fo:font-size="7.5pt" style:font-size-asian="7.5pt" style:font-size-complex="7.5pt"/>
    </style:style>
    <style:style style:name="P756" style:parent-style-name="HTMLPreformatted" style:family="paragraph">
      <style:text-properties fo:color="#000000" fo:font-size="7.5pt" style:font-size-asian="7.5pt" style:font-size-complex="7.5pt"/>
    </style:style>
    <style:style style:name="P757" style:parent-style-name="HTMLPreformatted" style:family="paragraph">
      <style:text-properties fo:color="#000000" fo:font-size="7.5pt" style:font-size-asian="7.5pt" style:font-size-complex="7.5pt"/>
    </style:style>
    <style:style style:name="P758" style:parent-style-name="HTMLPreformatted" style:family="paragraph">
      <style:text-properties fo:color="#000000" fo:font-size="7.5pt" style:font-size-asian="7.5pt" style:font-size-complex="7.5pt"/>
    </style:style>
    <style:style style:name="P759" style:parent-style-name="HTMLPreformatted" style:family="paragraph">
      <style:text-properties fo:color="#000000" fo:font-size="7.5pt" style:font-size-asian="7.5pt" style:font-size-complex="7.5pt"/>
    </style:style>
    <style:style style:name="P760" style:parent-style-name="HTMLPreformatted" style:family="paragraph">
      <style:text-properties fo:color="#000000" fo:font-size="7.5pt" style:font-size-asian="7.5pt" style:font-size-complex="7.5pt"/>
    </style:style>
    <style:style style:name="P761" style:parent-style-name="HTMLPreformatted" style:family="paragraph">
      <style:text-properties fo:color="#000000" fo:font-size="7.5pt" style:font-size-asian="7.5pt" style:font-size-complex="7.5pt"/>
    </style:style>
    <style:style style:name="P762" style:parent-style-name="HTMLPreformatted" style:family="paragraph">
      <style:text-properties fo:color="#000000" fo:font-size="7.5pt" style:font-size-asian="7.5pt" style:font-size-complex="7.5pt"/>
    </style:style>
    <style:style style:name="P763" style:parent-style-name="HTMLPreformatted" style:family="paragraph">
      <style:text-properties fo:color="#000000" fo:font-size="7.5pt" style:font-size-asian="7.5pt" style:font-size-complex="7.5pt"/>
    </style:style>
    <style:style style:name="P764" style:parent-style-name="HTMLPreformatted" style:family="paragraph">
      <style:text-properties fo:color="#000000" fo:font-size="7.5pt" style:font-size-asian="7.5pt" style:font-size-complex="7.5pt"/>
    </style:style>
    <style:style style:name="P765" style:parent-style-name="HTMLPreformatted" style:family="paragraph">
      <style:text-properties fo:color="#000000" fo:font-size="7.5pt" style:font-size-asian="7.5pt" style:font-size-complex="7.5pt"/>
    </style:style>
    <style:style style:name="P766" style:parent-style-name="HTMLPreformatted" style:family="paragraph">
      <style:text-properties fo:color="#000000" fo:font-size="7.5pt" style:font-size-asian="7.5pt" style:font-size-complex="7.5pt"/>
    </style:style>
    <style:style style:name="P767" style:parent-style-name="HTMLPreformatted" style:family="paragraph">
      <style:text-properties fo:color="#000000" fo:font-size="7.5pt" style:font-size-asian="7.5pt" style:font-size-complex="7.5pt"/>
    </style:style>
    <style:style style:name="P768" style:parent-style-name="HTMLPreformatted" style:family="paragraph">
      <style:text-properties fo:color="#000000" fo:font-size="7.5pt" style:font-size-asian="7.5pt" style:font-size-complex="7.5pt"/>
    </style:style>
    <style:style style:name="P769" style:parent-style-name="HTMLPreformatted" style:family="paragraph">
      <style:text-properties fo:color="#000000" fo:font-size="7.5pt" style:font-size-asian="7.5pt" style:font-size-complex="7.5pt"/>
    </style:style>
    <style:style style:name="P770" style:parent-style-name="HTMLPreformatted" style:family="paragraph">
      <style:text-properties fo:color="#000000" fo:font-size="7.5pt" style:font-size-asian="7.5pt" style:font-size-complex="7.5pt"/>
    </style:style>
    <style:style style:name="P771" style:parent-style-name="HTMLPreformatted" style:family="paragraph">
      <style:text-properties fo:color="#000000" fo:font-size="7.5pt" style:font-size-asian="7.5pt" style:font-size-complex="7.5pt"/>
    </style:style>
    <style:style style:name="P772" style:parent-style-name="HTMLPreformatted" style:family="paragraph">
      <style:text-properties fo:color="#000000" fo:font-size="7.5pt" style:font-size-asian="7.5pt" style:font-size-complex="7.5pt"/>
    </style:style>
    <style:style style:name="P773" style:parent-style-name="HTMLPreformatted" style:family="paragraph">
      <style:text-properties fo:color="#000000" fo:font-size="7.5pt" style:font-size-asian="7.5pt" style:font-size-complex="7.5pt"/>
    </style:style>
    <style:style style:name="P774" style:parent-style-name="HTMLPreformatted" style:family="paragraph">
      <style:text-properties fo:color="#000000" fo:font-size="7.5pt" style:font-size-asian="7.5pt" style:font-size-complex="7.5pt"/>
    </style:style>
    <style:style style:name="P775" style:parent-style-name="HTMLPreformatted" style:family="paragraph">
      <style:text-properties fo:color="#000000" fo:font-size="7.5pt" style:font-size-asian="7.5pt" style:font-size-complex="7.5pt"/>
    </style:style>
    <style:style style:name="P776" style:parent-style-name="HTMLPreformatted" style:family="paragraph">
      <style:text-properties fo:color="#000000" fo:font-size="7.5pt" style:font-size-asian="7.5pt" style:font-size-complex="7.5pt"/>
    </style:style>
    <style:style style:name="P777" style:parent-style-name="HTMLPreformatted" style:family="paragraph">
      <style:text-properties fo:color="#000000" fo:font-size="7.5pt" style:font-size-asian="7.5pt" style:font-size-complex="7.5pt"/>
    </style:style>
    <style:style style:name="P778" style:parent-style-name="HTMLPreformatted" style:family="paragraph">
      <style:text-properties fo:color="#000000" fo:font-size="7.5pt" style:font-size-asian="7.5pt" style:font-size-complex="7.5pt"/>
    </style:style>
    <style:style style:name="P779" style:parent-style-name="HTMLPreformatted" style:family="paragraph">
      <style:text-properties fo:color="#000000" fo:font-size="7.5pt" style:font-size-asian="7.5pt" style:font-size-complex="7.5pt"/>
    </style:style>
    <style:style style:name="P780" style:parent-style-name="HTMLPreformatted" style:family="paragraph">
      <style:text-properties fo:color="#000000" fo:font-size="7.5pt" style:font-size-asian="7.5pt" style:font-size-complex="7.5pt"/>
    </style:style>
    <style:style style:name="P781" style:parent-style-name="HTMLPreformatted" style:family="paragraph">
      <style:text-properties fo:color="#000000" fo:font-size="7.5pt" style:font-size-asian="7.5pt" style:font-size-complex="7.5pt"/>
    </style:style>
    <style:style style:name="P782" style:parent-style-name="HTMLPreformatted" style:family="paragraph">
      <style:text-properties fo:color="#000000" fo:font-size="7.5pt" style:font-size-asian="7.5pt" style:font-size-complex="7.5pt"/>
    </style:style>
    <style:style style:name="P783" style:parent-style-name="HTMLPreformatted" style:family="paragraph">
      <style:text-properties fo:color="#000000" fo:font-size="7.5pt" style:font-size-asian="7.5pt" style:font-size-complex="7.5pt"/>
    </style:style>
    <style:style style:name="P784" style:parent-style-name="HTMLPreformatted" style:family="paragraph">
      <style:text-properties fo:color="#000000" fo:font-size="7.5pt" style:font-size-asian="7.5pt" style:font-size-complex="7.5pt"/>
    </style:style>
    <style:style style:name="P785" style:parent-style-name="HTMLPreformatted" style:family="paragraph">
      <style:text-properties fo:color="#000000" fo:font-size="7.5pt" style:font-size-asian="7.5pt" style:font-size-complex="7.5pt"/>
    </style:style>
    <style:style style:name="P786" style:parent-style-name="HTMLPreformatted" style:family="paragraph">
      <style:text-properties fo:color="#000000" fo:font-size="7.5pt" style:font-size-asian="7.5pt" style:font-size-complex="7.5pt"/>
    </style:style>
    <style:style style:name="P787" style:parent-style-name="HTMLPreformatted" style:family="paragraph">
      <style:text-properties fo:color="#000000" fo:font-size="7.5pt" style:font-size-asian="7.5pt" style:font-size-complex="7.5pt"/>
    </style:style>
    <style:style style:name="P788" style:parent-style-name="HTMLPreformatted" style:family="paragraph">
      <style:text-properties fo:color="#000000" fo:font-size="7.5pt" style:font-size-asian="7.5pt" style:font-size-complex="7.5pt"/>
    </style:style>
    <style:style style:name="P789" style:parent-style-name="HTMLPreformatted" style:family="paragraph">
      <style:text-properties fo:color="#000000" fo:font-size="7.5pt" style:font-size-asian="7.5pt" style:font-size-complex="7.5pt"/>
    </style:style>
    <style:style style:name="P790" style:parent-style-name="HTMLPreformatted" style:family="paragraph">
      <style:text-properties fo:color="#000000" fo:font-size="7.5pt" style:font-size-asian="7.5pt" style:font-size-complex="7.5pt"/>
    </style:style>
    <style:style style:name="P791" style:parent-style-name="HTMLPreformatted" style:family="paragraph">
      <style:text-properties fo:color="#000000" fo:font-size="7.5pt" style:font-size-asian="7.5pt" style:font-size-complex="7.5pt"/>
    </style:style>
    <style:style style:name="P792" style:parent-style-name="HTMLPreformatted" style:family="paragraph">
      <style:text-properties fo:color="#000000" fo:font-size="7.5pt" style:font-size-asian="7.5pt" style:font-size-complex="7.5pt"/>
    </style:style>
    <style:style style:name="P793" style:parent-style-name="HTMLPreformatted" style:family="paragraph">
      <style:text-properties fo:color="#000000" fo:font-size="7.5pt" style:font-size-asian="7.5pt" style:font-size-complex="7.5pt"/>
    </style:style>
    <style:style style:name="P794" style:parent-style-name="HTMLPreformatted" style:family="paragraph">
      <style:text-properties fo:color="#000000" fo:font-size="7.5pt" style:font-size-asian="7.5pt" style:font-size-complex="7.5pt"/>
    </style:style>
    <style:style style:name="P795" style:parent-style-name="HTMLPreformatted" style:family="paragraph">
      <style:text-properties fo:color="#000000" fo:font-size="7.5pt" style:font-size-asian="7.5pt" style:font-size-complex="7.5pt"/>
    </style:style>
    <style:style style:name="P796" style:parent-style-name="HTMLPreformatted" style:family="paragraph">
      <style:text-properties fo:color="#000000" fo:font-size="7.5pt" style:font-size-asian="7.5pt" style:font-size-complex="7.5pt"/>
    </style:style>
    <style:style style:name="P797" style:parent-style-name="HTMLPreformatted" style:family="paragraph">
      <style:text-properties fo:color="#000000" fo:font-size="7.5pt" style:font-size-asian="7.5pt" style:font-size-complex="7.5pt"/>
    </style:style>
    <style:style style:name="P798" style:parent-style-name="HTMLPreformatted" style:family="paragraph">
      <style:text-properties fo:color="#000000" fo:font-size="7.5pt" style:font-size-asian="7.5pt" style:font-size-complex="7.5pt"/>
    </style:style>
    <style:style style:name="P799" style:parent-style-name="HTMLPreformatted" style:family="paragraph">
      <style:text-properties fo:color="#000000" fo:font-size="7.5pt" style:font-size-asian="7.5pt" style:font-size-complex="7.5pt"/>
    </style:style>
    <style:style style:name="P800" style:parent-style-name="HTMLPreformatted" style:family="paragraph">
      <style:text-properties fo:color="#000000" fo:font-size="7.5pt" style:font-size-asian="7.5pt" style:font-size-complex="7.5pt"/>
    </style:style>
    <style:style style:name="P801" style:parent-style-name="HTMLPreformatted" style:family="paragraph">
      <style:text-properties fo:color="#000000" fo:font-size="7.5pt" style:font-size-asian="7.5pt" style:font-size-complex="7.5pt"/>
    </style:style>
    <style:style style:name="P802" style:parent-style-name="HTMLPreformatted" style:family="paragraph">
      <style:text-properties fo:color="#000000" fo:font-size="7.5pt" style:font-size-asian="7.5pt" style:font-size-complex="7.5pt"/>
    </style:style>
    <style:style style:name="P803" style:parent-style-name="HTMLPreformatted" style:family="paragraph">
      <style:text-properties fo:color="#000000" fo:font-size="7.5pt" style:font-size-asian="7.5pt" style:font-size-complex="7.5pt"/>
    </style:style>
    <style:style style:name="P804" style:parent-style-name="HTMLPreformatted" style:family="paragraph">
      <style:text-properties fo:color="#000000" fo:font-size="7.5pt" style:font-size-asian="7.5pt" style:font-size-complex="7.5pt"/>
    </style:style>
    <style:style style:name="P805" style:parent-style-name="HTMLPreformatted" style:family="paragraph">
      <style:text-properties fo:color="#000000" fo:font-size="7.5pt" style:font-size-asian="7.5pt" style:font-size-complex="7.5pt"/>
    </style:style>
    <style:style style:name="P806" style:parent-style-name="HTMLPreformatted" style:family="paragraph">
      <style:text-properties fo:color="#000000" fo:font-size="7.5pt" style:font-size-asian="7.5pt" style:font-size-complex="7.5pt"/>
    </style:style>
    <style:style style:name="P807" style:parent-style-name="HTMLPreformatted" style:family="paragraph">
      <style:text-properties fo:color="#000000" fo:font-size="7.5pt" style:font-size-asian="7.5pt" style:font-size-complex="7.5pt"/>
    </style:style>
    <style:style style:name="P808" style:parent-style-name="HTMLPreformatted" style:family="paragraph">
      <style:text-properties fo:color="#000000" fo:font-size="7.5pt" style:font-size-asian="7.5pt" style:font-size-complex="7.5pt"/>
    </style:style>
    <style:style style:name="P809" style:parent-style-name="HTMLPreformatted" style:family="paragraph">
      <style:text-properties fo:color="#000000" fo:font-size="7.5pt" style:font-size-asian="7.5pt" style:font-size-complex="7.5pt"/>
    </style:style>
    <style:style style:name="P810" style:parent-style-name="HTMLPreformatted" style:family="paragraph">
      <style:text-properties fo:color="#000000" fo:font-size="7.5pt" style:font-size-asian="7.5pt" style:font-size-complex="7.5pt"/>
    </style:style>
    <style:style style:name="P811" style:parent-style-name="HTMLPreformatted" style:family="paragraph">
      <style:text-properties fo:color="#000000" fo:font-size="7.5pt" style:font-size-asian="7.5pt" style:font-size-complex="7.5pt"/>
    </style:style>
    <style:style style:name="P812" style:parent-style-name="HTMLPreformatted" style:family="paragraph">
      <style:text-properties fo:color="#000000" fo:font-size="7.5pt" style:font-size-asian="7.5pt" style:font-size-complex="7.5pt"/>
    </style:style>
    <style:style style:name="P813" style:parent-style-name="HTMLPreformatted" style:family="paragraph">
      <style:text-properties fo:color="#000000" fo:font-size="7.5pt" style:font-size-asian="7.5pt" style:font-size-complex="7.5pt"/>
    </style:style>
    <style:style style:name="P814" style:parent-style-name="HTMLPreformatted" style:family="paragraph">
      <style:text-properties fo:color="#000000" fo:font-size="7.5pt" style:font-size-asian="7.5pt" style:font-size-complex="7.5pt"/>
    </style:style>
    <style:style style:name="P815" style:parent-style-name="HTMLPreformatted" style:family="paragraph">
      <style:text-properties fo:color="#000000" fo:font-size="7.5pt" style:font-size-asian="7.5pt" style:font-size-complex="7.5pt"/>
    </style:style>
    <style:style style:name="P816" style:parent-style-name="HTMLPreformatted" style:family="paragraph">
      <style:text-properties fo:color="#000000" fo:font-size="7.5pt" style:font-size-asian="7.5pt" style:font-size-complex="7.5pt"/>
    </style:style>
    <style:style style:name="P817" style:parent-style-name="HTMLPreformatted" style:family="paragraph">
      <style:text-properties fo:color="#000000" fo:font-size="7.5pt" style:font-size-asian="7.5pt" style:font-size-complex="7.5pt"/>
    </style:style>
    <style:style style:name="P818" style:parent-style-name="HTMLPreformatted" style:family="paragraph">
      <style:text-properties fo:color="#000000" fo:font-size="7.5pt" style:font-size-asian="7.5pt" style:font-size-complex="7.5pt"/>
    </style:style>
    <style:style style:name="P819" style:parent-style-name="HTMLPreformatted" style:family="paragraph">
      <style:text-properties fo:color="#000000" fo:font-size="7.5pt" style:font-size-asian="7.5pt" style:font-size-complex="7.5pt"/>
    </style:style>
    <style:style style:name="P820" style:parent-style-name="HTMLPreformatted" style:family="paragraph">
      <style:text-properties fo:color="#000000" fo:font-size="7.5pt" style:font-size-asian="7.5pt" style:font-size-complex="7.5pt"/>
    </style:style>
    <style:style style:name="P821" style:parent-style-name="HTMLPreformatted" style:family="paragraph">
      <style:text-properties fo:color="#000000" fo:font-size="7.5pt" style:font-size-asian="7.5pt" style:font-size-complex="7.5pt"/>
    </style:style>
    <style:style style:name="P822" style:parent-style-name="HTMLPreformatted" style:family="paragraph">
      <style:text-properties fo:color="#000000" fo:font-size="7.5pt" style:font-size-asian="7.5pt" style:font-size-complex="7.5pt"/>
    </style:style>
    <style:style style:name="P823" style:parent-style-name="HTMLPreformatted" style:family="paragraph">
      <style:text-properties fo:color="#000000" fo:font-size="7.5pt" style:font-size-asian="7.5pt" style:font-size-complex="7.5pt"/>
    </style:style>
    <style:style style:name="P824" style:parent-style-name="HTMLPreformatted" style:family="paragraph">
      <style:text-properties fo:color="#000000" fo:font-size="7.5pt" style:font-size-asian="7.5pt" style:font-size-complex="7.5pt"/>
    </style:style>
    <style:style style:name="P825" style:parent-style-name="HTMLPreformatted" style:family="paragraph">
      <style:text-properties fo:color="#000000" fo:font-size="7.5pt" style:font-size-asian="7.5pt" style:font-size-complex="7.5pt"/>
    </style:style>
    <style:style style:name="P826" style:parent-style-name="HTMLPreformatted" style:family="paragraph">
      <style:text-properties fo:color="#000000" fo:font-size="7.5pt" style:font-size-asian="7.5pt" style:font-size-complex="7.5pt"/>
    </style:style>
    <style:style style:name="P827" style:parent-style-name="HTMLPreformatted" style:family="paragraph">
      <style:text-properties fo:color="#000000" fo:font-size="7.5pt" style:font-size-asian="7.5pt" style:font-size-complex="7.5pt"/>
    </style:style>
    <style:style style:name="P828" style:parent-style-name="HTMLPreformatted" style:family="paragraph">
      <style:text-properties fo:color="#000000" fo:font-size="7.5pt" style:font-size-asian="7.5pt" style:font-size-complex="7.5pt"/>
    </style:style>
    <style:style style:name="P829" style:parent-style-name="HTMLPreformatted" style:family="paragraph">
      <style:text-properties fo:color="#000000" fo:font-size="7.5pt" style:font-size-asian="7.5pt" style:font-size-complex="7.5pt"/>
    </style:style>
    <style:style style:name="P830" style:parent-style-name="HTMLPreformatted" style:family="paragraph">
      <style:text-properties fo:color="#000000" fo:font-size="7.5pt" style:font-size-asian="7.5pt" style:font-size-complex="7.5pt"/>
    </style:style>
    <style:style style:name="P831" style:parent-style-name="HTMLPreformatted" style:family="paragraph">
      <style:text-properties fo:color="#000000" fo:font-size="7.5pt" style:font-size-asian="7.5pt" style:font-size-complex="7.5pt"/>
    </style:style>
    <style:style style:name="P832" style:parent-style-name="HTMLPreformatted" style:family="paragraph">
      <style:text-properties fo:color="#000000" fo:font-size="7.5pt" style:font-size-asian="7.5pt" style:font-size-complex="7.5pt"/>
    </style:style>
    <style:style style:name="P833" style:parent-style-name="HTMLPreformatted" style:family="paragraph">
      <style:text-properties fo:color="#000000" fo:font-size="7.5pt" style:font-size-asian="7.5pt" style:font-size-complex="7.5pt"/>
    </style:style>
    <style:style style:name="P834" style:parent-style-name="HTMLPreformatted" style:family="paragraph">
      <style:text-properties fo:color="#000000" fo:font-size="7.5pt" style:font-size-asian="7.5pt" style:font-size-complex="7.5pt"/>
    </style:style>
    <style:style style:name="P835" style:parent-style-name="HTMLPreformatted" style:family="paragraph">
      <style:text-properties fo:color="#000000" fo:font-size="7.5pt" style:font-size-asian="7.5pt" style:font-size-complex="7.5pt"/>
    </style:style>
    <style:style style:name="P836" style:parent-style-name="HTMLPreformatted" style:family="paragraph">
      <style:text-properties fo:color="#000000" fo:font-size="7.5pt" style:font-size-asian="7.5pt" style:font-size-complex="7.5pt"/>
    </style:style>
    <style:style style:name="P837" style:parent-style-name="HTMLPreformatted" style:family="paragraph">
      <style:text-properties fo:color="#000000" fo:font-size="7.5pt" style:font-size-asian="7.5pt" style:font-size-complex="7.5pt"/>
    </style:style>
    <style:style style:name="P838" style:parent-style-name="HTMLPreformatted" style:family="paragraph">
      <style:text-properties fo:color="#000000" fo:font-size="7.5pt" style:font-size-asian="7.5pt" style:font-size-complex="7.5pt"/>
    </style:style>
    <style:style style:name="P839" style:parent-style-name="HTMLPreformatted" style:family="paragraph">
      <style:text-properties fo:color="#000000" fo:font-size="7.5pt" style:font-size-asian="7.5pt" style:font-size-complex="7.5pt"/>
    </style:style>
    <style:style style:name="P840" style:parent-style-name="HTMLPreformatted" style:family="paragraph">
      <style:text-properties fo:color="#000000" fo:font-size="7.5pt" style:font-size-asian="7.5pt" style:font-size-complex="7.5pt"/>
    </style:style>
    <style:style style:name="P841" style:parent-style-name="HTMLPreformatted" style:family="paragraph">
      <style:text-properties fo:color="#000000" fo:font-size="7.5pt" style:font-size-asian="7.5pt" style:font-size-complex="7.5pt"/>
    </style:style>
    <style:style style:name="P842" style:parent-style-name="HTMLPreformatted" style:family="paragraph">
      <style:text-properties fo:color="#000000" fo:font-size="7.5pt" style:font-size-asian="7.5pt" style:font-size-complex="7.5pt"/>
    </style:style>
    <style:style style:name="P843" style:parent-style-name="HTMLPreformatted" style:family="paragraph">
      <style:text-properties fo:color="#000000" fo:font-size="7.5pt" style:font-size-asian="7.5pt" style:font-size-complex="7.5pt"/>
    </style:style>
    <style:style style:name="P844" style:parent-style-name="HTMLPreformatted" style:family="paragraph">
      <style:text-properties fo:color="#000000" fo:font-size="7.5pt" style:font-size-asian="7.5pt" style:font-size-complex="7.5pt"/>
    </style:style>
    <style:style style:name="P845" style:parent-style-name="HTMLPreformatted" style:family="paragraph">
      <style:text-properties fo:color="#000000" fo:font-size="7.5pt" style:font-size-asian="7.5pt" style:font-size-complex="7.5pt"/>
    </style:style>
    <style:style style:name="P846" style:parent-style-name="HTMLPreformatted" style:family="paragraph">
      <style:text-properties fo:color="#000000" fo:font-size="7.5pt" style:font-size-asian="7.5pt" style:font-size-complex="7.5pt"/>
    </style:style>
    <style:style style:name="P847" style:parent-style-name="HTMLPreformatted" style:family="paragraph">
      <style:text-properties fo:color="#000000" fo:font-size="7.5pt" style:font-size-asian="7.5pt" style:font-size-complex="7.5pt"/>
    </style:style>
    <style:style style:name="P848" style:parent-style-name="HTMLPreformatted" style:family="paragraph">
      <style:text-properties fo:color="#000000" fo:font-size="7.5pt" style:font-size-asian="7.5pt" style:font-size-complex="7.5pt"/>
    </style:style>
    <style:style style:name="P849" style:parent-style-name="HTMLPreformatted" style:family="paragraph">
      <style:text-properties fo:color="#000000" fo:font-size="7.5pt" style:font-size-asian="7.5pt" style:font-size-complex="7.5pt"/>
    </style:style>
    <style:style style:name="P850" style:parent-style-name="HTMLPreformatted" style:family="paragraph">
      <style:text-properties fo:color="#000000" fo:font-size="7.5pt" style:font-size-asian="7.5pt" style:font-size-complex="7.5pt"/>
    </style:style>
    <style:style style:name="P851" style:parent-style-name="HTMLPreformatted" style:family="paragraph">
      <style:text-properties fo:color="#000000" fo:font-size="7.5pt" style:font-size-asian="7.5pt" style:font-size-complex="7.5pt"/>
    </style:style>
    <style:style style:name="P852" style:parent-style-name="HTMLPreformatted" style:family="paragraph">
      <style:text-properties fo:color="#000000" fo:font-size="7.5pt" style:font-size-asian="7.5pt" style:font-size-complex="7.5pt"/>
    </style:style>
    <style:style style:name="P853" style:parent-style-name="HTMLPreformatted" style:family="paragraph">
      <style:text-properties fo:color="#000000" fo:font-size="7.5pt" style:font-size-asian="7.5pt" style:font-size-complex="7.5pt"/>
    </style:style>
    <style:style style:name="P854" style:parent-style-name="HTMLPreformatted" style:family="paragraph">
      <style:text-properties fo:color="#000000" fo:font-size="7.5pt" style:font-size-asian="7.5pt" style:font-size-complex="7.5pt"/>
    </style:style>
    <style:style style:name="P855" style:parent-style-name="HTMLPreformatted" style:family="paragraph">
      <style:text-properties fo:color="#000000" fo:font-size="7.5pt" style:font-size-asian="7.5pt" style:font-size-complex="7.5pt"/>
    </style:style>
    <style:style style:name="P856" style:parent-style-name="HTMLPreformatted" style:family="paragraph">
      <style:text-properties fo:color="#000000" fo:font-size="7.5pt" style:font-size-asian="7.5pt" style:font-size-complex="7.5pt"/>
    </style:style>
    <style:style style:name="P857" style:parent-style-name="HTMLPreformatted" style:family="paragraph">
      <style:text-properties fo:color="#000000" fo:font-size="7.5pt" style:font-size-asian="7.5pt" style:font-size-complex="7.5pt"/>
    </style:style>
    <style:style style:name="P858" style:parent-style-name="HTMLPreformatted" style:family="paragraph">
      <style:text-properties fo:color="#000000" fo:font-size="7.5pt" style:font-size-asian="7.5pt" style:font-size-complex="7.5pt"/>
    </style:style>
    <style:style style:name="P859" style:parent-style-name="HTMLPreformatted" style:family="paragraph">
      <style:text-properties fo:color="#000000" fo:font-size="7.5pt" style:font-size-asian="7.5pt" style:font-size-complex="7.5pt"/>
    </style:style>
    <style:style style:name="P860" style:parent-style-name="HTMLPreformatted" style:family="paragraph">
      <style:text-properties fo:color="#000000" fo:font-size="7.5pt" style:font-size-asian="7.5pt" style:font-size-complex="7.5pt"/>
    </style:style>
    <style:style style:name="P861" style:parent-style-name="HTMLPreformatted" style:family="paragraph">
      <style:text-properties fo:color="#000000" fo:font-size="7.5pt" style:font-size-asian="7.5pt" style:font-size-complex="7.5pt"/>
    </style:style>
    <style:style style:name="P862" style:parent-style-name="HTMLPreformatted" style:family="paragraph">
      <style:text-properties fo:color="#000000" fo:font-size="7.5pt" style:font-size-asian="7.5pt" style:font-size-complex="7.5pt"/>
    </style:style>
    <style:style style:name="P863" style:parent-style-name="HTMLPreformatted" style:family="paragraph">
      <style:text-properties fo:color="#000000" fo:font-size="7.5pt" style:font-size-asian="7.5pt" style:font-size-complex="7.5pt"/>
    </style:style>
    <style:style style:name="P864" style:parent-style-name="HTMLPreformatted" style:family="paragraph">
      <style:text-properties fo:color="#000000" fo:font-size="7.5pt" style:font-size-asian="7.5pt" style:font-size-complex="7.5pt"/>
    </style:style>
    <style:style style:name="P865" style:parent-style-name="HTMLPreformatted" style:family="paragraph">
      <style:text-properties fo:color="#000000" fo:font-size="7.5pt" style:font-size-asian="7.5pt" style:font-size-complex="7.5pt"/>
    </style:style>
    <style:style style:name="P866" style:parent-style-name="HTMLPreformatted" style:family="paragraph">
      <style:text-properties fo:color="#000000" fo:font-size="7.5pt" style:font-size-asian="7.5pt" style:font-size-complex="7.5pt"/>
    </style:style>
    <style:style style:name="P867" style:parent-style-name="HTMLPreformatted" style:family="paragraph">
      <style:text-properties fo:color="#000000" fo:font-size="7.5pt" style:font-size-asian="7.5pt" style:font-size-complex="7.5pt"/>
    </style:style>
    <style:style style:name="P868" style:parent-style-name="HTMLPreformatted" style:family="paragraph">
      <style:text-properties fo:color="#000000" fo:font-size="7.5pt" style:font-size-asian="7.5pt" style:font-size-complex="7.5pt"/>
    </style:style>
    <style:style style:name="P869" style:parent-style-name="HTMLPreformatted" style:family="paragraph">
      <style:text-properties fo:color="#000000" fo:font-size="7.5pt" style:font-size-asian="7.5pt" style:font-size-complex="7.5pt"/>
    </style:style>
    <style:style style:name="P870" style:parent-style-name="HTMLPreformatted" style:family="paragraph">
      <style:text-properties fo:color="#000000" fo:font-size="7.5pt" style:font-size-asian="7.5pt" style:font-size-complex="7.5pt"/>
    </style:style>
    <style:style style:name="P871" style:parent-style-name="HTMLPreformatted" style:family="paragraph">
      <style:text-properties fo:color="#000000" fo:font-size="7.5pt" style:font-size-asian="7.5pt" style:font-size-complex="7.5pt"/>
    </style:style>
    <style:style style:name="P872" style:parent-style-name="HTMLPreformatted" style:family="paragraph">
      <style:text-properties fo:color="#000000" fo:font-size="7.5pt" style:font-size-asian="7.5pt" style:font-size-complex="7.5pt"/>
    </style:style>
    <style:style style:name="P873" style:parent-style-name="HTMLPreformatted" style:family="paragraph">
      <style:text-properties fo:color="#000000" fo:font-size="7.5pt" style:font-size-asian="7.5pt" style:font-size-complex="7.5pt"/>
    </style:style>
    <style:style style:name="P874" style:parent-style-name="HTMLPreformatted" style:family="paragraph">
      <style:text-properties fo:color="#000000" fo:font-size="7.5pt" style:font-size-asian="7.5pt" style:font-size-complex="7.5pt"/>
    </style:style>
    <style:style style:name="P875" style:parent-style-name="HTMLPreformatted" style:family="paragraph">
      <style:text-properties fo:color="#000000" fo:font-size="7.5pt" style:font-size-asian="7.5pt" style:font-size-complex="7.5pt"/>
    </style:style>
    <style:style style:name="P876" style:parent-style-name="HTMLPreformatted" style:family="paragraph">
      <style:text-properties fo:color="#000000" fo:font-size="7.5pt" style:font-size-asian="7.5pt" style:font-size-complex="7.5pt"/>
    </style:style>
    <style:style style:name="P877" style:parent-style-name="HTMLPreformatted" style:family="paragraph">
      <style:text-properties fo:color="#000000" fo:font-size="7.5pt" style:font-size-asian="7.5pt" style:font-size-complex="7.5pt"/>
    </style:style>
    <style:style style:name="P878" style:parent-style-name="HTMLPreformatted" style:family="paragraph">
      <style:text-properties fo:color="#000000" fo:font-size="7.5pt" style:font-size-asian="7.5pt" style:font-size-complex="7.5pt"/>
    </style:style>
    <style:style style:name="P879" style:parent-style-name="HTMLPreformatted" style:family="paragraph">
      <style:text-properties fo:color="#000000" fo:font-size="7.5pt" style:font-size-asian="7.5pt" style:font-size-complex="7.5pt"/>
    </style:style>
    <style:style style:name="P880" style:parent-style-name="HTMLPreformatted" style:family="paragraph">
      <style:text-properties fo:color="#000000" fo:font-size="7.5pt" style:font-size-asian="7.5pt" style:font-size-complex="7.5pt"/>
    </style:style>
    <style:style style:name="P881" style:parent-style-name="HTMLPreformatted" style:family="paragraph">
      <style:text-properties fo:color="#000000" fo:font-size="7.5pt" style:font-size-asian="7.5pt" style:font-size-complex="7.5pt"/>
    </style:style>
    <style:style style:name="P882" style:parent-style-name="HTMLPreformatted" style:family="paragraph">
      <style:text-properties fo:color="#000000" fo:font-size="7.5pt" style:font-size-asian="7.5pt" style:font-size-complex="7.5pt"/>
    </style:style>
    <style:style style:name="P883" style:parent-style-name="HTMLPreformatted" style:family="paragraph">
      <style:text-properties fo:color="#000000" fo:font-size="7.5pt" style:font-size-asian="7.5pt" style:font-size-complex="7.5pt"/>
    </style:style>
    <style:style style:name="P884" style:parent-style-name="HTMLPreformatted" style:family="paragraph">
      <style:text-properties fo:color="#000000" fo:font-size="7.5pt" style:font-size-asian="7.5pt" style:font-size-complex="7.5pt"/>
    </style:style>
    <style:style style:name="P885" style:parent-style-name="HTMLPreformatted" style:family="paragraph">
      <style:text-properties fo:color="#000000" fo:font-size="7.5pt" style:font-size-asian="7.5pt" style:font-size-complex="7.5pt"/>
    </style:style>
    <style:style style:name="P886" style:parent-style-name="HTMLPreformatted" style:family="paragraph">
      <style:text-properties fo:color="#000000" fo:font-size="7.5pt" style:font-size-asian="7.5pt" style:font-size-complex="7.5pt"/>
    </style:style>
    <style:style style:name="P887" style:parent-style-name="HTMLPreformatted" style:family="paragraph">
      <style:text-properties fo:color="#000000" fo:font-size="7.5pt" style:font-size-asian="7.5pt" style:font-size-complex="7.5pt"/>
    </style:style>
    <style:style style:name="P888" style:parent-style-name="HTMLPreformatted" style:family="paragraph">
      <style:text-properties fo:color="#000000" fo:font-size="7.5pt" style:font-size-asian="7.5pt" style:font-size-complex="7.5pt"/>
    </style:style>
    <style:style style:name="P889" style:parent-style-name="HTMLPreformatted" style:family="paragraph">
      <style:text-properties fo:color="#000000" fo:font-size="7.5pt" style:font-size-asian="7.5pt" style:font-size-complex="7.5pt"/>
    </style:style>
    <style:style style:name="P890" style:parent-style-name="HTMLPreformatted" style:family="paragraph">
      <style:text-properties fo:color="#000000" fo:font-size="7.5pt" style:font-size-asian="7.5pt" style:font-size-complex="7.5pt"/>
    </style:style>
    <style:style style:name="P891" style:parent-style-name="HTMLPreformatted" style:family="paragraph">
      <style:text-properties fo:color="#000000" fo:font-size="7.5pt" style:font-size-asian="7.5pt" style:font-size-complex="7.5pt"/>
    </style:style>
    <style:style style:name="P892" style:parent-style-name="HTMLPreformatted" style:family="paragraph">
      <style:text-properties fo:color="#000000" fo:font-size="7.5pt" style:font-size-asian="7.5pt" style:font-size-complex="7.5pt"/>
    </style:style>
    <style:style style:name="P893" style:parent-style-name="Standard" style:family="paragraph">
      <style:paragraph-properties fo:text-align="justify"/>
      <style:text-properties fo:font-size="7.5pt" style:font-size-asian="7.5pt" style:font-size-complex="7.5pt"/>
    </style:style>
  </office:automatic-styles>
  <office:body>
    <office:text text:use-soft-page-breaks="true">
      <text:h text:style-name="P1" text:outline-level="1">CG3 PRACTICAL EXERCISE 2</text:h>
      <text:p text:style-name="P2"><text:span text:style-name="T3">For this exercise, we will use VISL's CG Lab:<text:s/></text:span><text:a xlink:href="https://beta.visl.sdu.dk/cglab.htm" office:target-frame-name="_top" xlink:show="replace"><text:span text:style-name="T4"><text:s/></text:span></text:a><text:a xlink:href="https://beta.visl.sdu.dk/cglab.htm" office:target-frame-name="_top" xlink:show="replace"><text:span text:style-name="T5">https://vi</text:span><text:bookmark-start text:name="_Hlt92699360"/><text:bookmark-start text:name="_Hlt92699361"/><text:span text:style-name="T6">s</text:span><text:bookmark-end text:name="_Hlt92699360"/><text:bookmark-end text:name="_Hlt92699361"/><text:span text:style-name="T7">l.sdu.dk/cglab.htm</text:span></text:a><text:span text:style-name="T8">.</text:span></text:p>
      <text:p text:style-name="P9"><text:span text:style-name="T10">Given the following<text:s/></text:span><text:span text:style-name="T11">sentences<text:s/></text:span><text:span text:style-name="T12">in red</text:span><text:span text:style-name="T13"><text:s/>with common mistakes in English made by Spanish speakers, and other correct sentences in black:</text:span></text:p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Are</text:span><text:span text:style-name="T21"><text:s/>you<text:s/></text:span><text:span text:style-name="T22">agree</text:span><text:span text:style-name="T23"><text:s/>with me?</text:span></text:p>
            <text:p text:style-name="P24"><text:span text:style-name="T25">I<text:s/></text:span><text:span text:style-name="T26">am</text:span><text:span text:style-name="T27"><text:s/>completely<text:s/></text:span><text:span text:style-name="T28">agree</text:span><text:span text:style-name="T29"><text:s/>with you.</text:span></text:p>
            <text:p text:style-name="P30">They aren't agree with your theory</text:p>
            <text:p text:style-name="P31"><text:span text:style-name="T32">It<text:s/></text:span><text:span text:style-name="T33">is</text:span><text:span text:style-name="T34"><text:s/>the first time you<text:s/></text:span><text:span text:style-name="T35">agree</text:span><text:span text:style-name="T36"><text:s/>with me.</text:span></text:p>
            <text:p text:style-name="P37"><text:span text:style-name="T38">Your father<text:s/></text:span><text:span text:style-name="T39">is</text:span><text:span text:style-name="T40">n't going to<text:s/></text:span><text:span text:style-name="T41">agree</text:span><text:span text:style-name="T42"><text:s/>to what they are saying.</text:span></text:p>
            <text:p text:style-name="P43"><text:span text:style-name="T44">I<text:s/></text:span><text:span text:style-name="T45">am</text:span><text:span text:style-name="T46"><text:s/>sure you will<text:s/></text:span><text:span text:style-name="T47">agree</text:span><text:span text:style-name="T48"><text:s/>once I have explained the full context.</text:span></text:p>
            <text:p text:style-name="P49"/>
            <text:p text:style-name="P50"><text:span text:style-name="T51">→ ADD(@AGREEMENT-MISTAKE) TARGET ("be" V) IF (*1 ("&lt;agree&gt;") BARRIER (V));</text:span></text:p>
            <text:p text:style-name="P52"/>
            <text:p text:style-name="P53"><text:span text:style-name="T54">This rule Adds</text:span><text:span text:style-name="T55"><text:s/>the tag “@AGREEMENT-MISTAKE in the TARGET “be V” <text:s/>if in any cohort to the right there is “agree”, and stop scanning if you find another verb.</text:span></text:p>
            <text:p text:style-name="P56"/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I am<text:s/></text:span><text:span text:style-name="T62">taking</text:span><text:span text:style-name="T63"><text:s/>a<text:s/></text:span><text:span text:style-name="T64">coffee</text:span><text:span text:style-name="T65">.</text:span></text:p>
            <text:p text:style-name="P66"><text:span text:style-name="T67">I<text:s/></text:span><text:span text:style-name="T68">took</text:span><text:span text:style-name="T69"><text:s/>a couple of<text:s/></text:span><text:span text:style-name="T70">beers</text:span><text:span text:style-name="T71"><text:s/>yesterday.</text:span></text:p>
            <text:p text:style-name="P72"><text:span text:style-name="T73">Let's go out and<text:s/></text:span><text:span text:style-name="T74">take</text:span><text:span text:style-name="T75"><text:s/>a<text:s/></text:span><text:span text:style-name="T76">drink</text:span><text:span text:style-name="T77">.</text:span></text:p>
            <text:p text:style-name="P78"><text:span text:style-name="T79">I<text:s/></text:span><text:span text:style-name="T80">took</text:span><text:span text:style-name="T81"><text:s/>the decision n</text:span><text:span text:style-name="T82">ot to<text:s/></text:span><text:span text:style-name="T83">drink</text:span><text:span text:style-name="T84"><text:s/>anymore.</text:span></text:p>
            <text:p text:style-name="P85"><text:span text:style-name="T86">Do you<text:s/></text:span><text:span text:style-name="T87">take</text:span><text:span text:style-name="T88"><text:s/>sugar in your<text:s/></text:span><text:span text:style-name="T89">coffee</text:span><text:span text:style-name="T90">?</text:span></text:p>
            <text:p text:style-name="P91"><text:span text:style-name="T92">She<text:s/></text:span><text:span text:style-name="T93">took</text:span><text:span text:style-name="T94"><text:s/>a sip of<text:s/></text:span><text:span text:style-name="T95">whisky</text:span><text:span text:style-name="T96">.</text:span></text:p>
            <text:p text:style-name="P97"><text:span text:style-name="T98">We were<text:s/></text:span><text:span text:style-name="T99">taken</text:span><text:span text:style-name="T100"><text:s/>to have a<text:s/></text:span><text:span text:style-name="T101">drink</text:span><text:span text:style-name="T102">.</text:span></text:p>
            <text:p text:style-name="P103"><text:span text:style-name="T104">She was finally free to<text:s/></text:span><text:span text:style-name="T105">take<text:s/></text:span><text:span text:style-name="T106">an official<text:s/></text:span><text:span text:style-name="T107">coffee<text:s/></text:span><text:span text:style-name="T108">break.</text:span></text:p>
            <text:p text:style-name="P109"/>
            <text:p text:style-name="P110"><text:span text:style-name="T111">ADD(@TAKE-MISTAKE) TARGET ("take" V) IF (1 (ART) LINK 1 (&lt;drink&gt;)) ;</text:span></text:p>
            <text:p text:style-name="P112"/>
            <text:p text:style-name="P113"><text:span text:style-name="T114">This rule Adds the tag “@TAKE-MISTAKE” in the Target “take v” if the next cohort to the right is an article w</text:span><text:span text:style-name="T115">ith a<text:s/></text:span><text:span text:style-name="T116">noun referring</text:span><text:span text:style-name="T117"><text:s/>a drink.</text:span></text:p>
            <text:p text:style-name="P118"/>
            <text:p text:style-name="P119">ADD(@TAKE-MISTAKE) TARGET ("take" V) IF (1 (ART) LINK 1 (&lt;amount&gt;) LINK 1 (PRP) LINK 1 (&lt;drink&gt;));</text:p>
            <text:p text:style-name="P120"/>
            <text:p text:style-name="P121"><text:span text:style-name="T122">This rule Adds the tag “@TAKE-MISTAKE” in the TARGET “Take v” if the next cohort to the right is an article<text:s/></text:span><text:span text:style-name="T123">+</text:span><text:span text:style-name="T124"><text:s/></text:span><text:span text:style-name="T125">quantitative det</text:span><text:span text:style-name="T126"><text:s/></text:span><text:span text:style-name="T127">+</text:span><text:span text:style-name="T128"><text:s/>personal pronoun<text:s/></text:span><text:span text:style-name="T129">+ noun referring a drink.</text:span></text:p>
            <text:p text:style-name="P130"/>
            <text:p text:style-name="P131"/>
          </table:table-cell>
        </table:table-row>
        <table:table-row table:style-name="TableRow132">
          <table:table-cell table:style-name="TableCell133">
            <text:p text:style-name="P134"/>
            <text:p text:style-name="P135"><text:span text:style-name="T136">Will you help me<text:s/></text:span><text:span text:style-name="T137">do</text:span><text:span text:style-name="T138"><text:s/>a<text:s/></text:span><text:span text:style-name="T139">cake</text:span><text:span text:style-name="T140">?</text:span></text:p>
            <text:p text:style-name="P141"><text:span text:style-name="T142">I have<text:s/></text:span><text:span text:style-name="T143">done</text:span><text:span text:style-name="T144"><text:s/>a lot of<text:s/></text:span><text:span text:style-name="T145">mistakes</text:span><text:span text:style-name="T146"><text:s/>in my essay.</text:span></text:p>
            <text:p text:style-name="P147"><text:span text:style-name="T148">Now<text:s/></text:span><text:span text:style-name="T149">do</text:span><text:span text:style-name="T150"><text:s/>you want any<text:s/></text:span><text:span text:style-name="T151">cake</text:span><text:span text:style-name="T152"><text:s/>with that second cup of tea?</text:span></text:p>
            <text:p text:style-name="P153"><text:span text:style-name="T154">It<text:s/></text:span><text:span text:style-name="T155">does</text:span><text:span text:style-name="T156"><text:s/>not include<text:s/></text:span><text:span text:style-name="T157">mistakes</text:span><text:span text:style-name="T158"><text:s/>other than those occasioned by fraud.</text:span></text:p>
            <text:p text:style-name="P159"><text:span text:style-name="T160">She<text:s/></text:span><text:span text:style-name="T161">did</text:span><text:span text:style-name="T162"><text:s/>not realise her<text:s/></text:span><text:span text:style-name="T163">mistake</text:span><text:span text:style-name="T164">.</text:span></text:p>
            <text:p text:style-name="P165"/>
            <text:p text:style-name="P166">→ LIST WITH_MAKE = "cake" "mistake";</text:p>
            <text:soft-page-break/>
            <text:p text:style-name="P167">→ ADD(@DO-MISTAKE) TARGET ("do" V) IF (*1 WITH_MAKE BARRIER (V));</text:p>
            <text:p text:style-name="P168"/>
            <text:p text:style-name="P169"><text:span text:style-name="T170">This rule Adds the tag “O-MISTAKE” in the TARGET “do V” if</text:span><text:span text:style-name="T171"><text:s/>any cohort to the right is an element<text:s/></text:span><text:span text:style-name="T172">of</text:span><text:span text:style-name="T173"><text:s/>“with_make” and stop when<text:s/></text:span><text:span text:style-name="T174">a verb</text:span><text:span text:style-name="T175"><text:s/>is found</text:span><text:span text:style-name="T176">.</text:span></text:p>
            <text:p text:style-name="P177"/>
            <text:p text:style-name="P178"/>
          </table:table-cell>
        </table:table-row>
        <table:table-row table:style-name="TableRow179">
          <table:table-cell table:style-name="TableCell180">
            <text:p text:style-name="P181"/>
            <text:p text:style-name="P182"><text:span text:style-name="T183">I like<text:s/></text:span><text:span text:style-name="T184">making</text:span><text:span text:style-name="T185"><text:s/>extreme<text:s/></text:span><text:span text:style-name="T186">sports</text:span><text:span text:style-name="T187">.</text:span></text:p>
            <text:p text:style-name="P188"><text:span text:style-name="T189">We were going to<text:s/></text:span><text:span text:style-name="T190">make</text:span><text:span text:style-name="T191"><text:s/>up a<text:s/></text:span><text:span text:style-name="T192">sport</text:span><text:span text:style-name="T193"><text:s/>to see what he said.</text:span></text:p>
            <text:p text:style-name="P194"><text:span text:style-name="T195">Competitors could<text:s/></text:span><text:span text:style-name="T196">make</text:span><text:span text:style-name="T197"><text:s/>use of all the excellent<text:s/></text:span><text:span text:style-name="T198">sports</text:span><text:span text:style-name="T199"><text:s/>facilities through</text:span><text:span text:style-name="T200">out the Academy.</text:span></text:p>
            <text:p text:style-name="P201"/>
            <text:p text:style-name="P202"><text:span text:style-name="T203"><text:s/>LIST<text:s/></text:span><text:span text:style-name="T204">AJJ_</text:span><text:span text:style-name="T205">N = ADJ N;</text:span></text:p>
            <text:p text:style-name="P206"><text:span text:style-name="T207">ADD(@MAKE-MISTAKE) TARGET ("make" V) IF (1 A/N LINK 1 (&lt;sport&gt;));</text:span></text:p>
            <text:p text:style-name="P208"/>
            <text:p text:style-name="P209"><text:span text:style-name="T210">This rule Adds the tag “@SINCE-MISTAKE” in the TARGET “Make V” if there is an element from the list “</text:span><text:span text:style-name="T211">AJJ_N</text:span><text:span text:style-name="T212">” followed by</text:span><text:span text:style-name="T213"><text:s/>the word</text:span><text:span text:style-name="T214"><text:s/></text:span><text:span text:style-name="T215">“</text:span><text:span text:style-name="T216">sport” or “sports”</text:span><text:span text:style-name="T217">.</text:span></text:p>
          </table:table-cell>
        </table:table-row>
        <table:table-row table:style-name="TableRow218">
          <table:table-cell table:style-name="TableCell219">
            <text:p text:style-name="P220"/>
            <text:p text:style-name="P221"><text:span text:style-name="T222">I am here<text:s/></text:span><text:span text:style-name="T223">since</text:span><text:span text:style-name="T224"><text:s/>an hour<text:s/></text:span><text:span text:style-name="T225">ago</text:span><text:span text:style-name="T226">.</text:span></text:p>
            <text:p text:style-name="P227"><text:span text:style-name="T228">E</text:span><text:span text:style-name="T229">uro Disney has been losing money<text:s/></text:span><text:span text:style-name="T230">since</text:span><text:span text:style-name="T231"><text:s/>it opened eighteen months<text:s/></text:span><text:span text:style-name="T232">ago</text:span><text:span text:style-name="T233">.</text:span></text:p>
            <text:p text:style-name="P234"/>
            <text:p text:style-name="P235"><text:span text:style-name="T236">ADD(@SINCE-MISTAKE) TARGET ("since") IF (*1 ("ago") BARRIER (v));</text:span></text:p>
            <text:p text:style-name="P237"/>
            <text:p text:style-name="P238"><text:span text:style-name="T239">This rule Adds</text:span><text:span text:style-name="T240"><text:s/>the tag “@SINCE-MISTAKE” in the TARGET “since” if any cohort to the right ha</text:span><text:span text:style-name="T241">s</text:span><text:span text:style-name="T242"><text:s/>the adverb</text:span><text:span text:style-name="T243"><text:s/>“</text:span><text:span text:style-name="T244">ago</text:span><text:span text:style-name="T245">” and stop</text:span><text:span text:style-name="T246">s<text:s/></text:span><text:span text:style-name="T247">if<text:s/></text:span><text:span text:style-name="T248">it f</text:span><text:span text:style-name="T249">i</text:span><text:span text:style-name="T250">nds</text:span><text:span text:style-name="T251"><text:s/>a verb.</text:span></text:p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Can you<text:s/></text:span><text:span text:style-name="T257">explain me</text:span><text:span text:style-name="T258"><text:s/>again, please?</text:span></text:p>
            <text:p text:style-name="P259"><text:span text:style-name="T260">Will you<text:s/></text:span><text:span text:style-name="T261">listen mum</text:span><text:span text:style-name="T262">, please?</text:span></text:p>
            <text:p text:style-name="P263"><text:span text:style-name="T264">She didn't<text:s/></text:span><text:span text:style-name="T265">say me</text:span><text:span text:style-name="T266"><text:s/>anything.</text:span></text:p>
            <text:p text:style-name="P267"/>
            <text:p text:style-name="P268"><text:span text:style-name="T269">LIST N</text:span><text:span text:style-name="T270">_</text:span><text:span text:style-name="T271">PERS = N PERS;</text:span></text:p>
            <text:p text:style-name="P272"><text:span text:style-name="T273">LIST TO_VERB = "explain" "listen" "say" ;</text:span></text:p>
            <text:p text:style-name="P274"><text:span text:style-name="T275">ADD(@MISSING-MISTAKE) TARGET TO_VERB IF (1 N</text:span><text:span text:style-name="T276">_</text:span><text:span text:style-name="T277">PERS);</text:span></text:p>
            <text:p text:style-name="P278"/>
            <text:p text:style-name="P279"><text:span text:style-name="T280">This rule Adds the tag “@MISSING-MISTAKE” in the TARGET <text:s/>list “TO_VERB” if the next cohort to the right ha</text:span><text:span text:style-name="T281">s</text:span><text:span text:style-name="T282"><text:s/>any element f</text:span><text:span text:style-name="T283">rom the list “N</text:span><text:span text:style-name="T284">_</text:span><text:span text:style-name="T285">PERS”</text:span></text:p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Helen<text:s/></text:span><text:span text:style-name="T291">has</text:span><text:span text:style-name="T292"><text:s/>18<text:s/></text:span><text:span text:style-name="T293">years old</text:span><text:span text:style-name="T294">.</text:span></text:p>
            <text:p text:style-name="P295"><text:span text:style-name="T296">How many<text:s/></text:span><text:span text:style-name="T297">years</text:span><text:span text:style-name="T298"><text:s/>do you<text:s/></text:span><text:span text:style-name="T299">have</text:span><text:span text:style-name="T300">?</text:span></text:p>
            <text:p text:style-name="P301"><text:span text:style-name="T302">Its success<text:s/></text:span><text:span text:style-name="T303">has</text:span><text:span text:style-name="T304"><text:s/>taken<text:s/></text:span><text:span text:style-name="T305">years</text:span><text:span text:style-name="T306"><text:s/>of dedication to achieve.</text:span></text:p>
            <text:p text:style-name="P307"><text:span text:style-name="T308">How many<text:s/></text:span><text:span text:style-name="T309">years</text:span><text:span text:style-name="T310"><text:s/>of experience do you<text:s/></text:span><text:span text:style-name="T311">have</text:span><text:span text:style-name="T312">?</text:span></text:p>
            <text:p text:style-name="P313"/>
            <text:p text:style-name="P314"><text:span text:style-name="T315">ADD(@</text:span><text:span text:style-name="T316">1</text:span><text:span text:style-name="T317">YEAR-MISTAKE) TARGET ("have") IF (*1 ("year") BARRIER (V));</text:span></text:p>
            <text:p text:style-name="P318"/>
            <text:p text:style-name="P319"><text:span text:style-name="T320">This rule Adds the tag “@YEAR-MISTAKE” in the<text:s/></text:span><text:span text:style-name="T321">TARGET “have”</text:span><text:span text:style-name="T322"><text:s/>if any cohort to th</text:span><text:span text:style-name="T323">e right ha</text:span><text:span text:style-name="T324">s</text:span><text:span text:style-name="T325"><text:s/>“year” and stop scanning if<text:s/></text:span><text:span text:style-name="T326">it finds</text:span><text:span text:style-name="T327"><text:s/>a verb.</text:span></text:p>
            <text:p text:style-name="P328"/>
            <text:p text:style-name="P329"><text:span text:style-name="T330">ADD(@2YEAR-MISTAKE) TARGET ("have") IF (-*1 ("year") BARRIER (N));</text:span></text:p>
            <text:p text:style-name="P331"/>
            <text:soft-page-break/>
            <text:p text:style-name="P332">This rule Adds the tag “@2YEAR-MISTAKE” in the TARGET<text:s/>”have” if the next cohort to the left has<text:s/>“year” and stop scanning if<text:s/>it finds<text:s/>a noun.</text:p>
            <text:p text:style-name="P333"/>
          </table:table-cell>
        </table:table-row>
        <table:table-row table:style-name="TableRow334">
          <table:table-cell table:style-name="TableCell335">
            <text:p text:style-name="P336"/>
            <text:p text:style-name="P337"><text:span text:style-name="T338">I<text:s/></text:span><text:span text:style-name="T339">didn't went</text:span><text:span text:style-name="T340"><text:s/>out yesterday.</text:span></text:p>
            <text:p text:style-name="P341"><text:span text:style-name="T342">She<text:s/></text:span><text:span text:style-name="T343">doesn't go</text:span><text:span text:style-name="T344">es</text:span><text:span text:style-name="T345"><text:s/>to church.</text:span></text:p>
            <text:p text:style-name="P346"><text:span text:style-name="T347">What<text:s/></text:span><text:span text:style-name="T348">did</text:span><text:span text:style-name="T349"><text:s/>you<text:s/></text:span><text:span text:style-name="T350">ate</text:span><text:span text:style-name="T351"><text:s/>for dinner?</text:span></text:p>
            <text:p text:style-name="P352"/>
            <text:p text:style-name="P353">ADD (@DID_MISTAKE) TARGET ("&lt;did&gt;") IF (*1 (V IMPF)) ;</text:p>
            <text:p text:style-name="P354">ADD (@DID_MISTAKE) TARGET ("&lt;did_&gt;") IF (*1 (V IMPF)) ;</text:p>
            <text:p text:style-name="P355"/>
            <text:p text:style-name="P356">This rules Adds the Tag “@DID_MISTAKE” in the TARGET “did” if any cohort to the right has<text:s/>a verb in past tense.</text:p>
            <text:p text:style-name="P357"/>
            <text:p text:style-name="P358"><text:span text:style-name="T359">ADD (@DID_MISTAKE) TARGET</text:span><text:span text:style-name="T360"><text:s/>("&lt;does_&gt;") IF (*1 (V PR 3S));</text:span></text:p>
            <text:p text:style-name="P361"/>
            <text:p text:style-name="P362">This rule Adds the Tag “@DID_MISTAKE” in the TARGET “does” if any<text:s/>cohort to the<text:s/>right<text:s/>has<text:s/>a present verb in 3s.</text:p>
            <text:p text:style-name="P363"/>
            <text:p text:style-name="P364"/>
            <text:p text:style-name="P365"/>
            <text:p text:style-name="P366"/>
          </table:table-cell>
        </table:table-row>
      </table:table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soft-page-break/>
      <text:p text:style-name="P383"><text:span text:style-name="T384">Develop a grammar to MAP the mistakes in parsed text</text:span><text:span text:style-name="T385">. Of course, the grammar should not mark the<text:s/></text:span><text:span text:style-name="T386">mistakes in the correct sentences.</text:span><text:span text:style-name="T387">2</text:span></text:p>
      <text:list text:style-name="WWNum2">
        <text:list-item>
          <text:p text:style-name="P388"><text:span text:style-name="T389">A</text:span><text:span text:style-name="T390">dd here both the<text:s/></text:span><text:span text:style-name="T391">grammar</text:span><text:span text:style-name="T392"><text:s/>and the<text:s/></text:span><text:span text:style-name="T393">output text</text:span><text:span text:style-name="T394">.</text:span></text:p>
        </text:list-item>
        <text:list-item>
          <text:p text:style-name="P395"><text:span text:style-name="T396">#<text:s/></text:span><text:span text:style-name="T397">Comment</text:span><text:span text:style-name="T398"><text:s/>the grammar rules, describing them, giving examples if needed...</text:span></text:p>
        </text:list-item>
      </text:list>
      <text:p text:style-name="P399"/>
      <text:p text:style-name="P400"/>
      <table:table table:style-name="Table401">
        <table:table-columns>
          <table:table-column table:style-name="TableColumn402"/>
        </table:table-columns>
        <table:table-row table:style-name="TableRow403">
          <table:table-cell table:style-name="TableCell404">
            <text:p text:style-name="P405">1 DELIMITERS = "&lt;$.&gt;" "&lt;$!&gt;" "&lt;$?&gt;" "&lt;$\;&gt;" "&lt;$:&gt;" "&lt;$--&gt;" "&lt;$&gt;" "&lt;$start&gt;" "&lt;$START&gt;" ;</text:p>
            <text:p text:style-name="P406">2 MAPPING-PREFIX = @ ;</text:p>
            <text:p text:style-name="P407">3<text:s/></text:p>
            <text:p text:style-name="P408">4 SETS</text:p>
            <text:p text:style-name="P409">5<text:s/></text:p>
            <text:p text:style-name="P410">6 LIST WITH_MAKE = "cake" "mistake";</text:p>
            <text:p text:style-name="P411">7 LIST AJJ_N = ADJ N;</text:p>
            <text:p text:style-name="P412">8 LIST N_PERS = N PERS;</text:p>
            <text:p text:style-name="P413">9 LIST TO_VERB = "explain" "listen" "say" ;</text:p>
            <text:p text:style-name="P414">10<text:s/></text:p>
            <text:p text:style-name="P415">11 CORRECTIONS</text:p>
            <text:p text:style-name="P416">12<text:s/></text:p>
            <text:p text:style-name="P417">13 MAPPINGS</text:p>
            <text:p text:style-name="P418">14<text:s/></text:p>
            <text:p text:style-name="P419">15 CONSTRAINTS</text:p>
            <text:p text:style-name="P420">16 ADD (@DID_MISTAKE) TARGET ("&lt;did&gt;") IF (*1 (V IMPF)) ;</text:p>
            <text:p text:style-name="P421">17 ADD (@DID_MISTAKE) TARGET ("&lt;did_&gt;") IF (*1 (V IMPF)) ;</text:p>
            <text:p text:style-name="P422">18 ADD (@DID_MISTAKE) TARGET ("&lt;does_&gt;") IF (*1 (V PR 3S));</text:p>
            <text:p text:style-name="P423">19 ADD(@MISSING-MISTAKE) TARGET TO_VERB IF (1 N_PERS);</text:p>
            <text:p text:style-name="P424">20 ADD(@1YEAR-MISTAKE) TARGET ("have") IF (*1 ("year") BARRIER (V));<text:tab/></text:p>
            <text:p text:style-name="P425">21 ADD(@2YEAR-MISTAKE) TARGET ("have") IF (-*1 ("year") BARRIER (N));</text:p>
            <text:p text:style-name="P426">22 ADD(@AGREEMENT-MISTAKE) TARGET ("be" V) IF (*1 ("&lt;agree&gt;") BARRIER (V));</text:p>
            <text:p text:style-name="P427">23 ADD(@TAKE-MISTAKE) TARGET ("take" V) IF (1 (ART) LINK 1 (&lt;drink&gt;)) ;</text:p>
            <text:p text:style-name="P428">24 ADD(@TAKE-MISTAKE) TARGET ("take" V) IF (1 (ART) LINK 1 (&lt;amount&gt;) LINK 1 (PRP) LINK 1 (&lt;drink&gt;));</text:p>
            <text:p text:style-name="P429">25 ADD(@DO-MISTAKE) TARGET ("do" V) IF (*1 WITH_MAKE BARRIER (V));</text:p>
            <text:p text:style-name="P430">26 ADD(@MAKE-MISTAKE) TARGET ("make" V) IF (1 AJJ_N LINK 1 (&lt;sport&gt;));</text:p>
            <text:p text:style-name="P431">27 ADD(@SINCE-MISTAKE) TARGET ("since") IF (*1 ("ago") BARRIER (v));</text:p>
          </table:table-cell>
        </table:table-row>
      </table:table>
      <text:p text:style-name="P432"/>
      <text:p text:style-name="P433"/>
      <text:p text:style-name="Normal"><text:span text:style-name="T434">Compiled succesfully:</text:span></text:p>
      <text:p text:style-name="P435">[Mon Jan 10 10:10:54 2022] cglab.cgi: CGI::param called in list context from /home/httpd/cgi-bin/cglab.cgi line 47, this can lead to vulnerabilities. See the warning in "Fetching the value or values of a single named parameter" at /usr/share/perl5/CGI.pm line 412.</text:p>
      <text:p text:style-name="Normal"><text:span text:style-name="T436"><text:line-break/></text:span></text:p>
      <text:p text:style-name="P437">"&lt;are&gt;"</text:p>
      <text:p text:style-name="P438"><text:tab/>"be" &lt;*&gt; &lt;nosubj&gt; V PR -1/3S @AGREEMENT-MISTAKE ADD:22</text:p>
      <text:p text:style-name="P439">"&lt;you&gt;"</text:p>
      <text:p text:style-name="P440"><text:tab/>"you" PERS 2S/P NOM</text:p>
      <text:p text:style-name="P441">"&lt;agree&gt;"</text:p>
      <text:p text:style-name="P442"><text:tab/>"agree" &lt;vq&gt; &lt;v-cog&gt; V PR -3S</text:p>
      <text:p text:style-name="P443">"&lt;with&gt;"</text:p>
      <text:p text:style-name="P444"><text:tab/>"with" PRP</text:p>
      <text:p text:style-name="P445">"&lt;me&gt;"</text:p>
      <text:p text:style-name="P446"><text:tab/>"I" PERS 1S ACC</text:p>
      <text:p text:style-name="P447">"&lt;$?&gt;"</text:p>
      <text:p text:style-name="P448"><text:tab/>"?" PU &lt;&lt;&lt; @PU</text:p>
      <text:p text:style-name="P449"/>
      <text:p text:style-name="P450">"&lt;i&gt;"</text:p>
      <text:p text:style-name="P451"><text:tab/>"I" &lt;*&gt; PERS 1S NOM</text:p>
      <text:p text:style-name="P452">"&lt;am&gt;"</text:p>
      <text:p text:style-name="P453"><text:tab/>"be" V PR 1S @AGREEMENT-MISTAKE ADD:22</text:p>
      <text:p text:style-name="P454">"&lt;completely&gt;"</text:p>
      <text:p text:style-name="P455"><text:tab/>"completely" &lt;ly&gt; &lt;ADJ:complete+ly&gt; ADV</text:p>
      <text:soft-page-break/>
      <text:p text:style-name="P456">"&lt;agree&gt;"</text:p>
      <text:p text:style-name="P457"><text:tab/>"agree" &lt;vq&gt; &lt;v-cog&gt; V INF</text:p>
      <text:p text:style-name="P458">"&lt;with&gt;"</text:p>
      <text:p text:style-name="P459"><text:tab/>"with" PRP</text:p>
      <text:p text:style-name="P460">"&lt;you&gt;"</text:p>
      <text:p text:style-name="P461"><text:tab/>"you" PERS 2S/P ACC</text:p>
      <text:p text:style-name="P462">"&lt;$.&gt;"</text:p>
      <text:p text:style-name="P463"><text:tab/>"." PU &lt;&lt;&lt; @PU</text:p>
      <text:p text:style-name="P464"/>
      <text:p text:style-name="P465">"&lt;they&gt;"</text:p>
      <text:p text:style-name="P466"><text:tab/>"they" &lt;*&gt; PERS 3P NOM</text:p>
      <text:p text:style-name="P467">"&lt;are_&gt;"</text:p>
      <text:p text:style-name="P468"><text:tab/>"be" &lt;sam-&gt; V PR -1/3S @AGREEMENT-MISTAKE ADD:22</text:p>
      <text:p text:style-name="P469">"&lt;_n't&gt;"</text:p>
      <text:p text:style-name="P470"><text:tab/>"not" &lt;-sam&gt; ADV</text:p>
      <text:p text:style-name="P471">"&lt;agree&gt;"</text:p>
      <text:p text:style-name="P472"><text:tab/>"agree" &lt;vq&gt; &lt;v-cog&gt; V INF</text:p>
      <text:p text:style-name="P473">"&lt;with&gt;"</text:p>
      <text:p text:style-name="P474"><text:tab/>"with" PRP</text:p>
      <text:p text:style-name="P475">"&lt;your&gt;"</text:p>
      <text:p text:style-name="P476"><text:tab/>"you" &lt;poss&gt; &lt;det&gt; PERS 2S/P GEN</text:p>
      <text:p text:style-name="P477">"&lt;theory&gt;"</text:p>
      <text:p text:style-name="P478"><text:tab/>"theory" &lt;sem-c&gt; &lt;ac-cat&gt; &lt;def&gt; N S NOM</text:p>
      <text:p text:style-name="P479">"&lt;$.&gt;"</text:p>
      <text:p text:style-name="P480"><text:tab/>"." PU &lt;&lt;&lt; @PU</text:p>
      <text:p text:style-name="P481"/>
      <text:p text:style-name="P482">"&lt;it&gt;"</text:p>
      <text:p text:style-name="P483"><text:tab/>"it" &lt;*&gt; PERS NEU 3S NOM</text:p>
      <text:p text:style-name="P484">"&lt;is&gt;"</text:p>
      <text:p text:style-name="P485"><text:tab/>"be" V PR 3S @AGREEMENT-MISTAKE ADD:22</text:p>
      <text:p text:style-name="P486">"&lt;the&gt;"</text:p>
      <text:p text:style-name="P487"><text:tab/>"the" &lt;def&gt; ART S/P</text:p>
      <text:p text:style-name="P488">"&lt;first&gt;"</text:p>
      <text:p text:style-name="P489"><text:tab/>"first" &lt;num-ord&gt; NUM</text:p>
      <text:p text:style-name="P490">"&lt;time&gt;"</text:p>
      <text:p text:style-name="P491"><text:tab/>"time" &lt;ac-cat&gt; &lt;temp&gt; &lt;per&gt; &lt;num+&gt; &lt;def&gt; N S NOM</text:p>
      <text:p text:style-name="P492">"&lt;you&gt;"</text:p>
      <text:p text:style-name="P493"><text:tab/>"you" PERS 2S/P NOM</text:p>
      <text:p text:style-name="P494">"&lt;agree&gt;"</text:p>
      <text:p text:style-name="P495"><text:tab/>"agree" &lt;vq&gt; &lt;v-cog&gt; V PR -3S</text:p>
      <text:p text:style-name="P496">"&lt;with&gt;"</text:p>
      <text:p text:style-name="P497"><text:tab/>"with" PRP</text:p>
      <text:p text:style-name="P498">"&lt;me&gt;"</text:p>
      <text:p text:style-name="P499"><text:tab/>"I" PERS 1S ACC</text:p>
      <text:p text:style-name="P500">"&lt;$.&gt;"</text:p>
      <text:p text:style-name="P501"><text:tab/>"." PU &lt;&lt;&lt; @PU</text:p>
      <text:p text:style-name="P502"/>
      <text:p text:style-name="P503">"&lt;your&gt;"</text:p>
      <text:p text:style-name="P504"><text:tab/>"you" &lt;*&gt; &lt;poss&gt; &lt;det&gt; PERS 2S/P GEN</text:p>
      <text:p text:style-name="P505">"&lt;father&gt;"</text:p>
      <text:p text:style-name="P506"><text:tab/>"father" &lt;Hfam&gt; &lt;def&gt; &lt;nhead&gt; N S NOM</text:p>
      <text:p text:style-name="P507">"&lt;is_&gt;"</text:p>
      <text:p text:style-name="P508"><text:tab/>"be" &lt;sam-&gt; V PR 3S</text:p>
      <text:p text:style-name="P509">"&lt;_n't&gt;"</text:p>
      <text:p text:style-name="P510"><text:tab/>"not" &lt;-sam&gt; ADV</text:p>
      <text:p text:style-name="P511">"&lt;going&gt;"</text:p>
      <text:p text:style-name="P512"><text:tab/>"go" &lt;va+DIR&gt; V PCP1</text:p>
      <text:p text:style-name="P513">"&lt;to&gt;"</text:p>
      <text:p text:style-name="P514"><text:tab/>"to" INFM</text:p>
      <text:p text:style-name="P515">"&lt;agree&gt;"</text:p>
      <text:p text:style-name="P516"><text:tab/>"agree" &lt;vq&gt; &lt;v-cog&gt; V INF</text:p>
      <text:p text:style-name="P517">"&lt;to&gt;"</text:p>
      <text:p text:style-name="P518"><text:tab/>"to" PRP</text:p>
      <text:p text:style-name="P519">"&lt;what&gt;"</text:p>
      <text:p text:style-name="P520"><text:tab/>"what" &lt;rel&gt; INDP S/P</text:p>
      <text:p text:style-name="P521">"&lt;they&gt;"</text:p>
      <text:p text:style-name="P522"><text:tab/>"they" PERS 3P NOM</text:p>
      <text:p text:style-name="P523">"&lt;are&gt;"</text:p>
      <text:p text:style-name="P524"><text:tab/>"be" V PR -1/3S</text:p>
      <text:p text:style-name="P525">"&lt;saying&gt;"</text:p>
      <text:p text:style-name="P526"><text:tab/>"say" &lt;vq&gt; &lt;v-cog&gt; &lt;speak&gt; V PCP1</text:p>
      <text:p text:style-name="P527">"&lt;$.&gt;"</text:p>
      <text:p text:style-name="P528"><text:tab/>"." PU &lt;&lt;&lt; @PU</text:p>
      <text:p text:style-name="P529"/>
      <text:p text:style-name="P530">"&lt;i&gt;"</text:p>
      <text:p text:style-name="P531"><text:tab/>"I" &lt;*&gt; PERS 1S NOM</text:p>
      <text:p text:style-name="P532">"&lt;am&gt;"</text:p>
      <text:p text:style-name="P533"><text:tab/>"be" V PR 1S</text:p>
      <text:p text:style-name="P534">"&lt;sure&gt;"</text:p>
      <text:p text:style-name="P535"><text:tab/>"sure" &lt;jpsych&gt; ADJ POS</text:p>
      <text:p text:style-name="P536">"&lt;you&gt;"</text:p>
      <text:p text:style-name="P537"><text:tab/>"you" PERS 2S/P NOM</text:p>
      <text:p text:style-name="P538">"&lt;will&gt;"</text:p>
      <text:p text:style-name="P539"><text:tab/>"will" V PR</text:p>
      <text:p text:style-name="P540">"&lt;agree&gt;"</text:p>
      <text:soft-page-break/>
      <text:p text:style-name="P541"><text:tab/>"agree" &lt;vq&gt; &lt;v-cog&gt; V INF</text:p>
      <text:p text:style-name="P542">"&lt;once&gt;"</text:p>
      <text:p text:style-name="P543"><text:tab/>"once" KS</text:p>
      <text:p text:style-name="P544">"&lt;i&gt;"</text:p>
      <text:p text:style-name="P545"><text:tab/>"I" &lt;*&gt; PERS 1S NOM</text:p>
      <text:p text:style-name="P546">"&lt;have&gt;"</text:p>
      <text:p text:style-name="P547"><text:tab/>"have" V PR -3S</text:p>
      <text:p text:style-name="P548">"&lt;explained&gt;"</text:p>
      <text:p text:style-name="P549"><text:tab/>"explain" &lt;vq&gt; &lt;v-cog&gt; V PCP2 AKT</text:p>
      <text:p text:style-name="P550">"&lt;the&gt;"</text:p>
      <text:p text:style-name="P551"><text:tab/>"the" &lt;def&gt; ART S/P</text:p>
      <text:p text:style-name="P552">"&lt;full&gt;"</text:p>
      <text:p text:style-name="P553"><text:tab/>"full" ADJ POS</text:p>
      <text:p text:style-name="P554">"&lt;context&gt;"</text:p>
      <text:p text:style-name="P555"><text:tab/>"context" &lt;sem-r&gt; &lt;sit&gt; &lt;def&gt; N S NOM</text:p>
      <text:p text:style-name="P556">"&lt;$.&gt;"</text:p>
      <text:p text:style-name="P557"><text:tab/>"." PU &lt;&lt;&lt; @PU</text:p>
      <text:p text:style-name="P558"/>
      <text:p text:style-name="P559">"&lt;i&gt;"</text:p>
      <text:p text:style-name="P560"><text:tab/>"I" &lt;*&gt; PERS 1S NOM</text:p>
      <text:p text:style-name="P561">"&lt;am&gt;"</text:p>
      <text:p text:style-name="P562"><text:tab/>"be" V PR 1S</text:p>
      <text:p text:style-name="P563">"&lt;taking&gt;"</text:p>
      <text:p text:style-name="P564"><text:tab/>"take" &lt;v.contact&gt; &lt;v.contact&gt; V PCP1 @TAKE-MISTAKE ADD:23</text:p>
      <text:p text:style-name="P565">"&lt;a&gt;"</text:p>
      <text:p text:style-name="P566"><text:tab/>"a" &lt;indef&gt; ART S</text:p>
      <text:p text:style-name="P567">"&lt;coffee&gt;"</text:p>
      <text:p text:style-name="P568"><text:tab/>"coffee" &lt;col&gt; &lt;drink&gt; &lt;idf&gt; N S NOM</text:p>
      <text:p text:style-name="P569">"&lt;$.&gt;"</text:p>
      <text:p text:style-name="P570"><text:tab/>"." PU &lt;&lt;&lt; @PU</text:p>
      <text:p text:style-name="P571"/>
      <text:p text:style-name="P572">"&lt;i&gt;"</text:p>
      <text:p text:style-name="P573"><text:tab/>"I" &lt;*&gt; PERS 1S NOM</text:p>
      <text:p text:style-name="P574">"&lt;took&gt;"</text:p>
      <text:p text:style-name="P575"><text:tab/>"take" &lt;v.contact&gt; &lt;v.contact&gt; V IMPF @TAKE-MISTAKE ADD:24</text:p>
      <text:p text:style-name="P576">"&lt;a&gt;"</text:p>
      <text:p text:style-name="P577"><text:tab/>"a" &lt;indef&gt; ART S</text:p>
      <text:p text:style-name="P578">"&lt;couple&gt;"</text:p>
      <text:p text:style-name="P579"><text:tab/>"couple" &lt;HH&gt; &lt;amount&gt; &lt;idf&gt; &lt;nhead&gt; N S NOM</text:p>
      <text:p text:style-name="P580">"&lt;of&gt;"</text:p>
      <text:p text:style-name="P581"><text:tab/>"of" PRP</text:p>
      <text:p text:style-name="P582">"&lt;beers&gt;"</text:p>
      <text:p text:style-name="P583"><text:tab/>"beer" &lt;drink&gt; &lt;idf&gt; N P NOM</text:p>
      <text:p text:style-name="P584">"&lt;yesterday&gt;"</text:p>
      <text:p text:style-name="P585"><text:tab/>"yesterday" &lt;atemp&gt; ADV</text:p>
      <text:p text:style-name="P586">"&lt;$.&gt;"</text:p>
      <text:p text:style-name="P587"><text:tab/>"." PU &lt;&lt;&lt; @PU</text:p>
      <text:p text:style-name="P588"/>
      <text:p text:style-name="P589">"&lt;let_&gt;"</text:p>
      <text:p text:style-name="P590"><text:tab/>"let" &lt;sam-&gt; &lt;*&gt; V IMP</text:p>
      <text:p text:style-name="P591">"&lt;_s&gt;"</text:p>
      <text:p text:style-name="P592"><text:tab/>"we" &lt;-sam&gt; PERS 1P ACC</text:p>
      <text:p text:style-name="P593">"&lt;go&gt;"</text:p>
      <text:p text:style-name="P594"><text:tab/>"go" &lt;move&gt; V INF</text:p>
      <text:p text:style-name="P595">"&lt;out&gt;"</text:p>
      <text:p text:style-name="P596"><text:tab/>"out" &lt;adir&gt; ADV</text:p>
      <text:p text:style-name="P597">"&lt;and&gt;"</text:p>
      <text:p text:style-name="P598"><text:tab/>"and" KC</text:p>
      <text:p text:style-name="P599">"&lt;take&gt;"</text:p>
      <text:p text:style-name="P600"><text:tab/>"take" &lt;v.contact&gt; &lt;v.contact&gt; V INF @TAKE-MISTAKE ADD:23</text:p>
      <text:p text:style-name="P601">"&lt;a&gt;"</text:p>
      <text:p text:style-name="P602"><text:tab/>"a" &lt;indef&gt; ART S</text:p>
      <text:p text:style-name="P603">"&lt;drink&gt;"</text:p>
      <text:p text:style-name="P604"><text:tab/>"drink" &lt;drink&gt; &lt;idf&gt; N S NOM</text:p>
      <text:p text:style-name="P605">"&lt;$.&gt;"</text:p>
      <text:p text:style-name="P606"><text:tab/>"." PU &lt;&lt;&lt; @PU</text:p>
      <text:p text:style-name="P607"/>
      <text:p text:style-name="P608">"&lt;i&gt;"</text:p>
      <text:p text:style-name="P609"><text:tab/>"I" &lt;*&gt; PERS 1S NOM</text:p>
      <text:p text:style-name="P610">"&lt;took&gt;"</text:p>
      <text:p text:style-name="P611"><text:tab/>"take" &lt;v.contact&gt; &lt;v.contact&gt; V IMPF</text:p>
      <text:p text:style-name="P612">"&lt;the&gt;"</text:p>
      <text:p text:style-name="P613"><text:tab/>"the" &lt;def&gt; ART S/P</text:p>
      <text:p text:style-name="P614">"&lt;decision&gt;"</text:p>
      <text:p text:style-name="P615"><text:tab/>"decision" &lt;act-c&gt; &lt;def&gt; N S NOM</text:p>
      <text:p text:style-name="P616">"&lt;not&gt;"</text:p>
      <text:p text:style-name="P617"><text:tab/>"not" ADV</text:p>
      <text:p text:style-name="P618">"&lt;to&gt;"</text:p>
      <text:p text:style-name="P619"><text:tab/>"to" INFM</text:p>
      <text:p text:style-name="P620">"&lt;drink&gt;"</text:p>
      <text:p text:style-name="P621"><text:tab/>"drink" &lt;vtk+ADJ&gt; V INF</text:p>
      <text:p text:style-name="P622">"&lt;anymore&gt;"</text:p>
      <text:p text:style-name="P623"><text:tab/>"anymore" ADV</text:p>
      <text:p text:style-name="P624">"&lt;$.&gt;"</text:p>
      <text:p text:style-name="P625"><text:tab/>"." PU &lt;&lt;&lt; @PU</text:p>
      <text:p text:style-name="P626"/>
      <text:p text:style-name="P627">"&lt;do&gt;"</text:p>
      <text:p text:style-name="P628"><text:tab/>"do" &lt;*&gt; &lt;v.contact&gt; V PR -3S</text:p>
      <text:p text:style-name="P629">"&lt;you&gt;"</text:p>
      <text:p text:style-name="P630"><text:tab/>"you" PERS 2S/P NOM</text:p>
      <text:p text:style-name="P631">"&lt;take&gt;"</text:p>
      <text:p text:style-name="P632"><text:tab/>"take" &lt;v.contact&gt; &lt;v.contact&gt; V INF</text:p>
      <text:p text:style-name="P633">"&lt;sugar&gt;"</text:p>
      <text:p text:style-name="P634"><text:tab/>"sugar" &lt;food&gt; &lt;cm-chem&gt; &lt;second&gt; &lt;idf&gt; N S NOM</text:p>
      <text:p text:style-name="P635">"&lt;in&gt;"</text:p>
      <text:p text:style-name="P636"><text:tab/>"in" PRP</text:p>
      <text:p text:style-name="P637">"&lt;your&gt;"</text:p>
      <text:p text:style-name="P638"><text:tab/>"you" &lt;poss&gt; &lt;det&gt; PERS 2S/P GEN</text:p>
      <text:p text:style-name="P639">"&lt;coffee&gt;"</text:p>
      <text:p text:style-name="P640"><text:tab/>"coffee" &lt;col&gt; &lt;drink&gt; &lt;def&gt; N S NOM</text:p>
      <text:p text:style-name="P641">"&lt;$?&gt;"</text:p>
      <text:p text:style-name="P642"><text:tab/>"?" PU &lt;&lt;&lt; @PU</text:p>
      <text:p text:style-name="P643"/>
      <text:p text:style-name="P644">"&lt;she&gt;"</text:p>
      <text:p text:style-name="P645"><text:tab/>"she" &lt;*&gt; &lt;fem&gt; PERS FEM 3S NOM</text:p>
      <text:p text:style-name="P646">"&lt;took&gt;"</text:p>
      <text:p text:style-name="P647"><text:tab/>"take" &lt;v.contact&gt; &lt;v.contact&gt; V IMPF</text:p>
      <text:p text:style-name="P648">"&lt;a&gt;"</text:p>
      <text:p text:style-name="P649"><text:tab/>"a" &lt;indef&gt; ART S</text:p>
      <text:p text:style-name="P650">"&lt;sip&gt;"</text:p>
      <text:p text:style-name="P651"><text:tab/>"sip" &lt;act-d&gt; &lt;idf&gt; &lt;nhead&gt; N S NOM</text:p>
      <text:p text:style-name="P652">"&lt;of&gt;"</text:p>
      <text:p text:style-name="P653"><text:tab/>"of" PRP</text:p>
      <text:p text:style-name="P654">"&lt;whisky&gt;"</text:p>
      <text:p text:style-name="P655"><text:tab/>"whisky" &lt;drink&gt; &lt;idf&gt; N S NOM</text:p>
      <text:p text:style-name="P656">"&lt;$.&gt;"</text:p>
      <text:p text:style-name="P657"><text:tab/>"." PU &lt;&lt;&lt; @PU</text:p>
      <text:p text:style-name="P658"/>
      <text:p text:style-name="P659">"&lt;we&gt;"</text:p>
      <text:p text:style-name="P660"><text:tab/>"we" &lt;*&gt; PERS 1P NOM</text:p>
      <text:p text:style-name="P661">"&lt;were&gt;"</text:p>
      <text:p text:style-name="P662"><text:tab/>"be" V IMPF -1/3S</text:p>
      <text:p text:style-name="P663">"&lt;taken&gt;"</text:p>
      <text:p text:style-name="P664"><text:tab/>"take" &lt;v.contact&gt; &lt;v.contact&gt; V PCP2 PAS</text:p>
      <text:p text:style-name="P665">"&lt;to&gt;"</text:p>
      <text:p text:style-name="P666"><text:tab/>"to" INFM</text:p>
      <text:p text:style-name="P667">"&lt;have&gt;"</text:p>
      <text:p text:style-name="P668"><text:tab/>"have" V INF</text:p>
      <text:p text:style-name="P669">"&lt;a&gt;"</text:p>
      <text:p text:style-name="P670"><text:tab/>"a" &lt;indef&gt; ART S</text:p>
      <text:p text:style-name="P671">"&lt;drink&gt;"</text:p>
      <text:p text:style-name="P672"><text:tab/>"drink" &lt;drink&gt; &lt;idf&gt; N S NOM</text:p>
      <text:p text:style-name="P673">"&lt;$.&gt;"</text:p>
      <text:p text:style-name="P674"><text:tab/>"." PU &lt;&lt;&lt; @PU</text:p>
      <text:p text:style-name="P675"/>
      <text:p text:style-name="P676">"&lt;she&gt;"</text:p>
      <text:p text:style-name="P677"><text:tab/>"she" &lt;*&gt; &lt;fem&gt; PERS FEM 3S NOM</text:p>
      <text:p text:style-name="P678">"&lt;was&gt;"</text:p>
      <text:p text:style-name="P679"><text:tab/>"be" V IMPF 1/3S</text:p>
      <text:p text:style-name="P680">"&lt;finally&gt;"</text:p>
      <text:p text:style-name="P681"><text:tab/>"finally" &lt;ly&gt; &lt;ADJ:final+ly&gt; ADV</text:p>
      <text:p text:style-name="P682">"&lt;free&gt;"</text:p>
      <text:p text:style-name="P683"><text:tab/>"free" ADJ POS</text:p>
      <text:p text:style-name="P684">"&lt;to&gt;"</text:p>
      <text:p text:style-name="P685"><text:tab/>"to" INFM</text:p>
      <text:p text:style-name="P686">"&lt;take&gt;"</text:p>
      <text:p text:style-name="P687"><text:tab/>"take" &lt;v.contact&gt; &lt;v.contact&gt; V INF</text:p>
      <text:p text:style-name="P688">"&lt;an&gt;"</text:p>
      <text:p text:style-name="P689"><text:tab/>"a" &lt;indef&gt; ART S</text:p>
      <text:p text:style-name="P690">"&lt;official&gt;"</text:p>
      <text:p text:style-name="P691"><text:tab/>"official" &lt;jpert&gt; ADJ POS</text:p>
      <text:p text:style-name="P692">"&lt;coffee&gt;"</text:p>
      <text:p text:style-name="P693"><text:tab/>"coffee" &lt;col&gt; &lt;drink&gt; &lt;comp1&gt; &lt;idf&gt; N S NOM</text:p>
      <text:p text:style-name="P694">"&lt;break&gt;"</text:p>
      <text:p text:style-name="P695"><text:tab/>"break" &lt;food&gt; &lt;comp2&gt; &lt;idf&gt; N S NOM</text:p>
      <text:p text:style-name="P696">"&lt;$.&gt;"</text:p>
      <text:p text:style-name="P697"><text:tab/>"." PU &lt;&lt;&lt; @PU</text:p>
      <text:p text:style-name="P698"/>
      <text:p text:style-name="P699">"&lt;will&gt;"</text:p>
      <text:p text:style-name="P700"><text:tab/>"will" &lt;*&gt; V PR</text:p>
      <text:p text:style-name="P701">"&lt;you&gt;"</text:p>
      <text:p text:style-name="P702"><text:tab/>"you" PERS 2S/P NOM</text:p>
      <text:p text:style-name="P703">"&lt;help&gt;"</text:p>
      <text:p text:style-name="P704"><text:tab/>"help" V INF</text:p>
      <text:p text:style-name="P705">"&lt;me&gt;"</text:p>
      <text:p text:style-name="P706"><text:tab/>"I" PERS 1S ACC</text:p>
      <text:p text:style-name="P707">"&lt;do&gt;"</text:p>
      <text:p text:style-name="P708"><text:tab/>"do" &lt;v.contact&gt; &lt;DL:bio&gt; V INF @DO-MISTAKE ADD:25</text:p>
      <text:p text:style-name="P709">"&lt;a&gt;"</text:p>
      <text:p text:style-name="P710"><text:tab/>"a" &lt;indef&gt; ART S</text:p>
      <text:soft-page-break/>
      <text:p text:style-name="P711">"&lt;cake&gt;"</text:p>
      <text:p text:style-name="P712"><text:tab/>"cake" &lt;food-c&gt; &lt;DL:bio&gt; &lt;idf&gt; N S NOM</text:p>
      <text:p text:style-name="P713">"&lt;$?&gt;"</text:p>
      <text:p text:style-name="P714"><text:tab/>"?" PU &lt;&lt;&lt; @PU</text:p>
      <text:p text:style-name="P715"/>
      <text:p text:style-name="P716">"&lt;i&gt;"</text:p>
      <text:p text:style-name="P717"><text:tab/>"I" &lt;*&gt; PERS 1S NOM</text:p>
      <text:p text:style-name="P718">"&lt;have&gt;"</text:p>
      <text:p text:style-name="P719"><text:tab/>"have" &lt;DL:bio&gt; V PR -3S</text:p>
      <text:p text:style-name="P720">"&lt;done&gt;"</text:p>
      <text:p text:style-name="P721"><text:tab/>"do" &lt;v.contact&gt; &lt;DL:bio&gt; V PCP2 AKT @DO-MISTAKE ADD:25</text:p>
      <text:p text:style-name="P722">"&lt;a=lot=of&gt;"</text:p>
      <text:p text:style-name="P723"><text:tab/>"a=lot=of" &lt;quant&gt; DET S/P</text:p>
      <text:p text:style-name="P724">"&lt;mistakes&gt;"</text:p>
      <text:p text:style-name="P725"><text:tab/>"mistake" &lt;act-d&gt; &lt;sem-c&gt; &lt;DL:bio&gt; &lt;idf&gt; N P NOM</text:p>
      <text:p text:style-name="P726">"&lt;in&gt;"</text:p>
      <text:p text:style-name="P727"><text:tab/>"in" PRP</text:p>
      <text:p text:style-name="P728">"&lt;my&gt;"</text:p>
      <text:p text:style-name="P729"><text:tab/>"I" &lt;poss&gt; &lt;det&gt; PERS 1S GEN</text:p>
      <text:p text:style-name="P730">"&lt;essay&gt;"</text:p>
      <text:p text:style-name="P731"><text:tab/>"essay" &lt;sem-r&gt; &lt;act&gt; &lt;DL:bio&gt; &lt;def&gt; N S NOM</text:p>
      <text:p text:style-name="P732">"&lt;$.&gt;"</text:p>
      <text:p text:style-name="P733"><text:tab/>"." PU &lt;&lt;&lt; @PU</text:p>
      <text:p text:style-name="P734"/>
      <text:p text:style-name="P735">"&lt;now&gt;"</text:p>
      <text:p text:style-name="P736"><text:tab/>"now" &lt;*&gt; &lt;atemp&gt; ADV</text:p>
      <text:p text:style-name="P737">"&lt;do&gt;"</text:p>
      <text:p text:style-name="P738"><text:tab/>"do" &lt;v.contact&gt; &lt;DL:bio&gt; V PR -3S</text:p>
      <text:p text:style-name="P739">"&lt;you&gt;"</text:p>
      <text:p text:style-name="P740"><text:tab/>"you" PERS 2S/P NOM</text:p>
      <text:p text:style-name="P741">"&lt;want&gt;"</text:p>
      <text:p text:style-name="P742"><text:tab/>"want" &lt;v.contact&gt; &lt;vtk+ADJ&gt; &lt;vtk+PCP2&gt; V INF</text:p>
      <text:p text:style-name="P743">"&lt;any&gt;"</text:p>
      <text:p text:style-name="P744"><text:tab/>"any" &lt;quant&gt; DET S/P</text:p>
      <text:p text:style-name="P745">"&lt;cake&gt;"</text:p>
      <text:p text:style-name="P746"><text:tab/>"cake" &lt;food-c&gt; &lt;DL:bio&gt; &lt;idf&gt; &lt;nhead&gt; N S NOM</text:p>
      <text:p text:style-name="P747">"&lt;with&gt;"</text:p>
      <text:p text:style-name="P748"><text:tab/>"with" PRP</text:p>
      <text:p text:style-name="P749">"&lt;that&gt;"</text:p>
      <text:p text:style-name="P750"><text:tab/>"that" &lt;dem&gt; DET S</text:p>
      <text:p text:style-name="P751">"&lt;second&gt;"</text:p>
      <text:p text:style-name="P752"><text:tab/>"second" &lt;num-ord&gt; NUM</text:p>
      <text:p text:style-name="P753">"&lt;cup&gt;"</text:p>
      <text:p text:style-name="P754"><text:tab/>"cup" &lt;con&gt; &lt;occ&gt; &lt;DL:bio&gt; &lt;def&gt; &lt;nhead&gt; N S NOM</text:p>
      <text:p text:style-name="P755">"&lt;of&gt;"</text:p>
      <text:p text:style-name="P756"><text:tab/>"of" PRP</text:p>
      <text:p text:style-name="P757">"&lt;tea&gt;"</text:p>
      <text:p text:style-name="P758"><text:tab/>"tea" &lt;drink&gt; &lt;Bbush&gt; &lt;DL:bio&gt; &lt;idf&gt; N S NOM</text:p>
      <text:p text:style-name="P759">"&lt;$?&gt;"</text:p>
      <text:p text:style-name="P760"><text:tab/>"?" PU &lt;&lt;&lt; @PU</text:p>
      <text:p text:style-name="P761"/>
      <text:p text:style-name="P762">"&lt;it&gt;"</text:p>
      <text:p text:style-name="P763"><text:tab/>"it" &lt;*&gt; PERS NEU 3S NOM</text:p>
      <text:p text:style-name="P764">"&lt;does&gt;"</text:p>
      <text:p text:style-name="P765"><text:tab/>"do" &lt;v.contact&gt; V PR 3S</text:p>
      <text:p text:style-name="P766">"&lt;not&gt;"</text:p>
      <text:p text:style-name="P767"><text:tab/>"not" ADV</text:p>
      <text:p text:style-name="P768">"&lt;include&gt;"</text:p>
      <text:p text:style-name="P769"><text:tab/>"include" &lt;DL:bio&gt; V INF</text:p>
      <text:p text:style-name="P770">"&lt;mistakes&gt;"</text:p>
      <text:p text:style-name="P771"><text:tab/>"mistake" &lt;act-d&gt; &lt;sem-c&gt; &lt;DL:bio&gt; &lt;idf&gt; &lt;nhead&gt; N P NOM</text:p>
      <text:p text:style-name="P772">"&lt;other=than&gt;"</text:p>
      <text:p text:style-name="P773"><text:tab/>"other=than" PRP</text:p>
      <text:p text:style-name="P774">"&lt;those&gt;"</text:p>
      <text:p text:style-name="P775"><text:tab/>"that" &lt;dem&gt; INDP P</text:p>
      <text:p text:style-name="P776">"&lt;occasioned&gt;"</text:p>
      <text:p text:style-name="P777"><text:tab/>"occasion" &lt;DL:bio&gt; V PCP2 PAS</text:p>
      <text:p text:style-name="P778">"&lt;by&gt;"</text:p>
      <text:p text:style-name="P779"><text:tab/>"by" PRP</text:p>
      <text:p text:style-name="P780">"&lt;fraud&gt;"</text:p>
      <text:p text:style-name="P781"><text:tab/>"fraud" &lt;act&gt; &lt;H&gt; &lt;DL:bio&gt; &lt;idf&gt; N S NOM</text:p>
      <text:p text:style-name="P782">"&lt;$.&gt;"</text:p>
      <text:p text:style-name="P783"><text:tab/>"." PU &lt;&lt;&lt; @PU</text:p>
      <text:p text:style-name="P784"/>
      <text:p text:style-name="P785">"&lt;she&gt;"</text:p>
      <text:p text:style-name="P786"><text:tab/>"she" &lt;*&gt; &lt;fem&gt; PERS FEM 3S NOM</text:p>
      <text:p text:style-name="P787">"&lt;did&gt;"</text:p>
      <text:p text:style-name="P788"><text:tab/>"do" &lt;v.contact&gt; V IMPF</text:p>
      <text:p text:style-name="P789">"&lt;not&gt;"</text:p>
      <text:p text:style-name="P790"><text:tab/>"not" ADV</text:p>
      <text:p text:style-name="P791">"&lt;realise&gt;"</text:p>
      <text:p text:style-name="P792"><text:tab/>"realise" &lt;v-cog&gt; V INF</text:p>
      <text:p text:style-name="P793">"&lt;her&gt;"</text:p>
      <text:p text:style-name="P794"><text:tab/>"she" &lt;fem&gt; &lt;poss&gt; &lt;det&gt; PERS FEM 3S GEN</text:p>
      <text:p text:style-name="P795">"&lt;mistake&gt;"</text:p>
      <text:soft-page-break/>
      <text:p text:style-name="P796"><text:tab/>"mistake" &lt;act-d&gt; &lt;sem-c&gt; &lt;def&gt; N S NOM</text:p>
      <text:p text:style-name="P797">"&lt;$.&gt;"</text:p>
      <text:p text:style-name="P798"><text:tab/>"." PU &lt;&lt;&lt; @PU</text:p>
      <text:p text:style-name="P799"/>
      <text:p text:style-name="P800">"&lt;i&gt;"</text:p>
      <text:p text:style-name="P801"><text:tab/>"I" &lt;*&gt; PERS 1S NOM</text:p>
      <text:p text:style-name="P802">"&lt;like&gt;"</text:p>
      <text:p text:style-name="P803"><text:tab/>"like" &lt;vtk+ADJ&gt; &lt;DL:sport&gt; V PR -3S</text:p>
      <text:p text:style-name="P804">"&lt;making&gt;"</text:p>
      <text:p text:style-name="P805"><text:tab/>"make" &lt;v.contact&gt; &lt;vtk+N&gt; &lt;vtk+ADJ&gt; &lt;v.contact&gt; &lt;DL:sport&gt; V PCP1 @MAKE-MISTAKE ADD:26</text:p>
      <text:p text:style-name="P806">"&lt;extreme&gt;"</text:p>
      <text:p text:style-name="P807"><text:tab/>"extreme" &lt;Labs&gt; &lt;DL:sport&gt; &lt;idf&gt; &lt;nhead&gt; N S NOM</text:p>
      <text:p text:style-name="P808">"&lt;sports&gt;"</text:p>
      <text:p text:style-name="P809"><text:tab/>"sport" &lt;sport&gt; &lt;domain&gt; &lt;M:H&gt; &lt;DL:sport&gt; &lt;idf&gt; N P NOM</text:p>
      <text:p text:style-name="P810">"&lt;$.&gt;"</text:p>
      <text:p text:style-name="P811"><text:tab/>"." PU &lt;&lt;&lt; @PU</text:p>
      <text:p text:style-name="P812"/>
      <text:p text:style-name="P813">"&lt;we&gt;"</text:p>
      <text:p text:style-name="P814"><text:tab/>"we" &lt;*&gt; PERS 1P NOM</text:p>
      <text:p text:style-name="P815">"&lt;were&gt;"</text:p>
      <text:p text:style-name="P816"><text:tab/>"be" &lt;DL:sport&gt; V IMPF -1/3S</text:p>
      <text:p text:style-name="P817">"&lt;going&gt;"</text:p>
      <text:p text:style-name="P818"><text:tab/>"go" &lt;va+DIR&gt; &lt;DL:sport&gt; V PCP1</text:p>
      <text:p text:style-name="P819">"&lt;to&gt;"</text:p>
      <text:p text:style-name="P820"><text:tab/>"to" INFM</text:p>
      <text:p text:style-name="P821">"&lt;make&gt;"</text:p>
      <text:p text:style-name="P822"><text:tab/>"make" &lt;DL:sport&gt; V INF</text:p>
      <text:p text:style-name="P823">"&lt;up&gt;"</text:p>
      <text:p text:style-name="P824"><text:tab/>"up" ADV</text:p>
      <text:p text:style-name="P825">"&lt;a&gt;"</text:p>
      <text:p text:style-name="P826"><text:tab/>"a" &lt;indef&gt; ART S</text:p>
      <text:p text:style-name="P827">"&lt;sport&gt;"</text:p>
      <text:p text:style-name="P828"><text:tab/>"sport" &lt;sport&gt; &lt;domain&gt; &lt;M:H&gt; &lt;DL:sport&gt; &lt;idf&gt; N S NOM</text:p>
      <text:p text:style-name="P829">"&lt;to&gt;"</text:p>
      <text:p text:style-name="P830"><text:tab/>"to" INFM</text:p>
      <text:p text:style-name="P831">"&lt;see&gt;"</text:p>
      <text:p text:style-name="P832"><text:tab/>"see" &lt;vq&gt; &lt;v.contact&gt; &lt;vtk+ADJ&gt; &lt;DL:sport&gt; V INF</text:p>
      <text:p text:style-name="P833">"&lt;what&gt;"</text:p>
      <text:p text:style-name="P834"><text:tab/>"what" &lt;interr&gt; INDP S/P</text:p>
      <text:p text:style-name="P835">"&lt;he&gt;"</text:p>
      <text:p text:style-name="P836"><text:tab/>"he" &lt;masc&gt; PERS MASC 3S NOM</text:p>
      <text:p text:style-name="P837">"&lt;said&gt;"</text:p>
      <text:p text:style-name="P838"><text:tab/>"say" &lt;vq&gt; &lt;v-cog&gt; &lt;speak&gt; &lt;DL:sport&gt; V IMPF</text:p>
      <text:p text:style-name="P839">"&lt;$.&gt;"</text:p>
      <text:p text:style-name="P840"><text:tab/>"." PU &lt;&lt;&lt; @PU</text:p>
      <text:p text:style-name="P841"/>
      <text:p text:style-name="P842">"&lt;competitors&gt;"</text:p>
      <text:p text:style-name="P843"><text:tab/>"competitor" &lt;*&gt; &lt;H&gt; &lt;DL:sport&gt; &lt;idf&gt; &lt;nhead&gt; N P NOM</text:p>
      <text:p text:style-name="P844">"&lt;could&gt;"</text:p>
      <text:p text:style-name="P845"><text:tab/>"can" &lt;DL:sport&gt; V IMPF</text:p>
      <text:p text:style-name="P846">"&lt;make&gt;"</text:p>
      <text:p text:style-name="P847"><text:tab/>"make" &lt;v.contact&gt; &lt;vtk+N&gt; &lt;vtk+ADJ&gt; &lt;v.contact&gt; &lt;DL:sport&gt; V INF</text:p>
      <text:p text:style-name="P848">"&lt;use&gt;"</text:p>
      <text:p text:style-name="P849"><text:tab/>"use" &lt;act&gt; &lt;P:f&gt; &lt;second&gt; &lt;DL:sport&gt; &lt;idf&gt; &lt;nhead&gt; N S NOM</text:p>
      <text:p text:style-name="P850">"&lt;of&gt;"</text:p>
      <text:p text:style-name="P851"><text:tab/>"of" PRP</text:p>
      <text:p text:style-name="P852">"&lt;all&gt;"</text:p>
      <text:p text:style-name="P853"><text:tab/>"all" &lt;quant&gt; &lt;nhead&gt; DET S/P</text:p>
      <text:p text:style-name="P854">"&lt;the&gt;"</text:p>
      <text:p text:style-name="P855"><text:tab/>"the" &lt;def&gt; ART S/P</text:p>
      <text:p text:style-name="P856">"&lt;excellent&gt;"</text:p>
      <text:p text:style-name="P857"><text:tab/>"excellent" &lt;Q:good&gt; &lt;DL:sport&gt; ADJ POS</text:p>
      <text:p text:style-name="P858">"&lt;sports&gt;"</text:p>
      <text:p text:style-name="P859"><text:tab/>"sport" &lt;sport&gt; &lt;domain&gt; &lt;M:H&gt; &lt;DL:sport&gt; &lt;comp1&gt; &lt;first&gt; &lt;def&gt; N P NOM</text:p>
      <text:p text:style-name="P860">"&lt;facilities&gt;"</text:p>
      <text:p text:style-name="P861"><text:tab/>"facility" &lt;Lh&gt; &lt;f-psych&gt; &lt;second&gt; &lt;comp2&gt; &lt;DL:sport&gt; &lt;def&gt; N P NOM</text:p>
      <text:p text:style-name="P862">"&lt;throughout&gt;"</text:p>
      <text:p text:style-name="P863"><text:tab/>"throughout" PRP</text:p>
      <text:p text:style-name="P864">"&lt;the&gt;"</text:p>
      <text:p text:style-name="P865"><text:tab/>"the" &lt;def&gt; ART S/P</text:p>
      <text:p text:style-name="P866">"&lt;academy&gt;"</text:p>
      <text:p text:style-name="P867"><text:tab/>"academy" &lt;*&gt; &lt;inst&gt; &lt;DL:sport&gt; &lt;def&gt; N S NOM</text:p>
      <text:p text:style-name="P868">"&lt;$.&gt;"</text:p>
      <text:p text:style-name="P869"><text:tab/>"." PU &lt;&lt;&lt; @PU</text:p>
      <text:p text:style-name="P870"/>
      <text:p text:style-name="P871">"&lt;i&gt;"</text:p>
      <text:p text:style-name="P872"><text:tab/>"I" &lt;*&gt; PERS 1S NOM</text:p>
      <text:p text:style-name="P873">"&lt;am&gt;"</text:p>
      <text:p text:style-name="P874"><text:tab/>"be" V PR 1S</text:p>
      <text:p text:style-name="P875">"&lt;here&gt;"</text:p>
      <text:p text:style-name="P876"><text:tab/>"here" &lt;aloc&gt; ADV</text:p>
      <text:p text:style-name="P877">"&lt;since&gt;"</text:p>
      <text:p text:style-name="P878"><text:tab/>"since" PRP @SINCE-MISTAKE ADD:27</text:p>
      <text:p text:style-name="P879">"&lt;an&gt;"</text:p>
      <text:p text:style-name="P880"><text:tab/>"a" &lt;indef&gt; ART S</text:p>
      <text:soft-page-break/>
      <text:p text:style-name="P881">"&lt;hour&gt;"</text:p>
      <text:p text:style-name="P882"><text:tab/>"hour" &lt;dur&gt; &lt;per&gt; &lt;idf&gt; N S NOM</text:p>
      <text:p text:style-name="P883">"&lt;ago&gt;"</text:p>
      <text:p text:style-name="P884"><text:tab/>"ago" ADV</text:p>
      <text:p text:style-name="P885">"&lt;$.&gt;"</text:p>
      <text:p text:style-name="P886"><text:tab/>"." PU &lt;&lt;&lt; @PU</text:p>
      <text:p text:style-name="P887"/>
      <text:p text:style-name="P888">"&lt;euro=Disne&gt;"</text:p>
      <text:p text:style-name="P889"><text:tab/>"Euro=Disne" &lt;*&gt; &lt;Proper&gt; &lt;heur&gt; N S NOM</text:p>
      <text:p text:style-name="P890">"&lt;$¶&gt;"</text:p>
      <text:p text:style-name="P891"/>
      <text:p text:style-name="P892"><text:s/></text:p>
      <text:p text:style-name="P8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ystem" style:font-pitch="variable" svg:panose-1="2 11 5 2 4 2 4 2 2 3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FreeSerif" svg:font-family="FreeSerif" style:font-family-generic="roman" style:font-pitch="variable" svg:panose-1="2 11 6 4 2 2 2 2 2 4"/>
    <style:font-face style:name="-webkit-standard" svg:font-family="-webkit-standard" style:font-family-generic="roman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Normal" style:display-name="Normal" style:family="paragraph">
      <style:paragraph-properties fo:widows="2" fo:orphans="2" style:vertical-align="auto"/>
      <style:text-properties style:font-name-asian="Times New Roman" fo:font-size="12pt" style:font-size-asian="12pt" style:font-size-complex="12pt" fo:language="en" fo:country="ES" style:language-asian="en" style:country-asian="GB"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zenburuaKar" style:display-name="1. izenburua Kar" style:family="text" style:parent-style-name="DefaultParagraphFont">
      <style:text-properties style:font-name="Calibri Light" style:font-name-asian="Calibri" style:font-name-complex="Times New Roman" fo:color="#2E74B5" fo:font-size="16pt" style:font-size-asian="16pt" style:font-size-complex="16pt"/>
    </style:style>
    <style:style style:name="BunbuiloarentestuaKar" style:display-name="Bunbuiloaren testua K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HTMLPreformatted" style:display-name="HTML Preformatted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language="en" fo:country="ES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UBEN URIZAR</meta:initial-creator>
    <dc:creator>David Cabestany Manen</dc:creator>
    <meta:creation-date>2020-12-16T10:17:00Z</meta:creation-date>
    <dc:date>2022-01-10T09:15:00Z</dc:date>
    <meta:print-date>2020-12-17T15:19:00Z</meta:print-date>
    <meta:template xlink:href="Normal.dotm" xlink:type="simple"/>
    <meta:editing-cycles>2</meta:editing-cycles>
    <meta:editing-duration>PT129120S</meta:editing-duration>
    <meta:user-defined meta:name="AppVersion">16.0000</meta:user-defined>
    <meta:user-defined meta:name="Company">UPV/E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27" meta:word-count="2044" meta:character-count="13668" meta:row-count="97" meta:non-whitespace-character-count="11651"/>
  </office:meta>
</office:document-meta>
</file>